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llipsoid_tolerance" table:style-name="ta1">
        <table:shapes>
          <draw:frame draw:z-index="0" draw:style-name="gr1" draw:text-style-name="P1" svg:width="262.2mm" svg:height="147.48mm" svg:x="108.12mm" svg:y="18.79mm">
            <loext:p draw:notify-on-update-of-ranges="ellipsoid_tolerance.A2:ellipsoid_tolerance.A101 ellipsoid_tolerance.B1:ellipsoid_tolerance.B1 ellipsoid_tolerance.B2:ellipsoid_tolerance.B101 ellipsoid_tolerance.C1:ellipsoid_tolerance.C1 ellipsoid_tolerance.C2:ellipsoid_tolerance.C101 ellipsoid_tolerance.D1:ellipsoid_tolerance.D1 ellipsoid_tolerance.D2:ellipsoid_tolerance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tolerance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identification</text:p>
          </table:table-cell>
          <table:table-cell table:style-name="Default" office:value-type="string" calcext:value-type="string">
            <text:p>rejection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9291" calcext:value-type="float">
            <text:p>0.93</text:p>
          </table:table-cell>
          <table:table-cell office:value-type="float" office:value="0.9995" calcext:value-type="float">
            <text:p>1.00</text:p>
          </table:table-cell>
          <table:table-cell office:value-type="float" office:value="0.496418" calcext:value-type="float">
            <text:p>0.5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289" calcext:value-type="float">
            <text:p>0.93</text:p>
          </table:table-cell>
          <table:table-cell office:value-type="float" office:value="0.9993" calcext:value-type="float">
            <text:p>1.00</text:p>
          </table:table-cell>
          <table:table-cell office:value-type="float" office:value="0.501459" calcext:value-type="float">
            <text:p>0.5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289" calcext:value-type="float">
            <text:p>0.93</text:p>
          </table:table-cell>
          <table:table-cell office:value-type="float" office:value="0.9993" calcext:value-type="float">
            <text:p>1.00</text:p>
          </table:table-cell>
          <table:table-cell office:value-type="float" office:value="0.510367" calcext:value-type="float">
            <text:p>0.5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289" calcext:value-type="float">
            <text:p>0.93</text:p>
          </table:table-cell>
          <table:table-cell office:value-type="float" office:value="0.9993" calcext:value-type="float">
            <text:p>1.00</text:p>
          </table:table-cell>
          <table:table-cell office:value-type="float" office:value="0.517606" calcext:value-type="float">
            <text:p>0.5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289" calcext:value-type="float">
            <text:p>0.93</text:p>
          </table:table-cell>
          <table:table-cell office:value-type="float" office:value="0.9993" calcext:value-type="float">
            <text:p>1.00</text:p>
          </table:table-cell>
          <table:table-cell office:value-type="float" office:value="0.524315" calcext:value-type="float">
            <text:p>0.52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0.9289" calcext:value-type="float">
            <text:p>0.93</text:p>
          </table:table-cell>
          <table:table-cell office:value-type="float" office:value="0.9993" calcext:value-type="float">
            <text:p>1.00</text:p>
          </table:table-cell>
          <table:table-cell office:value-type="float" office:value="0.531175" calcext:value-type="float">
            <text:p>0.5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288" calcext:value-type="float">
            <text:p>0.93</text:p>
          </table:table-cell>
          <table:table-cell office:value-type="float" office:value="0.9992" calcext:value-type="float">
            <text:p>1.00</text:p>
          </table:table-cell>
          <table:table-cell office:value-type="float" office:value="0.539779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288" calcext:value-type="float">
            <text:p>0.93</text:p>
          </table:table-cell>
          <table:table-cell office:value-type="float" office:value="0.9992" calcext:value-type="float">
            <text:p>1.00</text:p>
          </table:table-cell>
          <table:table-cell office:value-type="float" office:value="0.548156" calcext:value-type="float">
            <text:p>0.5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288" calcext:value-type="float">
            <text:p>0.93</text:p>
          </table:table-cell>
          <table:table-cell office:value-type="float" office:value="0.9992" calcext:value-type="float">
            <text:p>1.00</text:p>
          </table:table-cell>
          <table:table-cell office:value-type="float" office:value="0.556571" calcext:value-type="float">
            <text:p>0.5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288" calcext:value-type="float">
            <text:p>0.93</text:p>
          </table:table-cell>
          <table:table-cell office:value-type="float" office:value="0.9992" calcext:value-type="float">
            <text:p>1.00</text:p>
          </table:table-cell>
          <table:table-cell office:value-type="float" office:value="0.564341" calcext:value-type="float">
            <text:p>0.56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9287" calcext:value-type="float">
            <text:p>0.93</text:p>
          </table:table-cell>
          <table:table-cell office:value-type="float" office:value="0.9991" calcext:value-type="float">
            <text:p>1.00</text:p>
          </table:table-cell>
          <table:table-cell office:value-type="float" office:value="0.570974" calcext:value-type="float">
            <text:p>0.5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287" calcext:value-type="float">
            <text:p>0.93</text:p>
          </table:table-cell>
          <table:table-cell office:value-type="float" office:value="0.9989" calcext:value-type="float">
            <text:p>1.00</text:p>
          </table:table-cell>
          <table:table-cell office:value-type="float" office:value="0.576356" calcext:value-type="float">
            <text:p>0.5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287" calcext:value-type="float">
            <text:p>0.93</text:p>
          </table:table-cell>
          <table:table-cell office:value-type="float" office:value="0.9989" calcext:value-type="float">
            <text:p>1.00</text:p>
          </table:table-cell>
          <table:table-cell office:value-type="float" office:value="0.584354" calcext:value-type="float">
            <text:p>0.5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286" calcext:value-type="float">
            <text:p>0.93</text:p>
          </table:table-cell>
          <table:table-cell office:value-type="float" office:value="0.9988" calcext:value-type="float">
            <text:p>1.00</text:p>
          </table:table-cell>
          <table:table-cell office:value-type="float" office:value="0.593375" calcext:value-type="float">
            <text:p>0.5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286" calcext:value-type="float">
            <text:p>0.93</text:p>
          </table:table-cell>
          <table:table-cell office:value-type="float" office:value="0.9988" calcext:value-type="float">
            <text:p>1.00</text:p>
          </table:table-cell>
          <table:table-cell office:value-type="float" office:value="0.601637" calcext:value-type="float">
            <text:p>0.60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0.9285" calcext:value-type="float">
            <text:p>0.93</text:p>
          </table:table-cell>
          <table:table-cell office:value-type="float" office:value="0.9987" calcext:value-type="float">
            <text:p>1.00</text:p>
          </table:table-cell>
          <table:table-cell office:value-type="float" office:value="0.608536" calcext:value-type="float">
            <text:p>0.6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9284" calcext:value-type="float">
            <text:p>0.93</text:p>
          </table:table-cell>
          <table:table-cell office:value-type="float" office:value="0.9986" calcext:value-type="float">
            <text:p>1.00</text:p>
          </table:table-cell>
          <table:table-cell office:value-type="float" office:value="0.616116" calcext:value-type="float">
            <text:p>0.6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284" calcext:value-type="float">
            <text:p>0.93</text:p>
          </table:table-cell>
          <table:table-cell office:value-type="float" office:value="0.9986" calcext:value-type="float">
            <text:p>1.00</text:p>
          </table:table-cell>
          <table:table-cell office:value-type="float" office:value="0.624379" calcext:value-type="float">
            <text:p>0.6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281" calcext:value-type="float">
            <text:p>0.93</text:p>
          </table:table-cell>
          <table:table-cell office:value-type="float" office:value="0.9983" calcext:value-type="float">
            <text:p>1.00</text:p>
          </table:table-cell>
          <table:table-cell office:value-type="float" office:value="0.6334" calcext:value-type="float">
            <text:p>0.6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9279" calcext:value-type="float">
            <text:p>0.93</text:p>
          </table:table-cell>
          <table:table-cell office:value-type="float" office:value="0.9981" calcext:value-type="float">
            <text:p>1.00</text:p>
          </table:table-cell>
          <table:table-cell office:value-type="float" office:value="0.642724" calcext:value-type="float">
            <text:p>0.64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9279" calcext:value-type="float">
            <text:p>0.93</text:p>
          </table:table-cell>
          <table:table-cell office:value-type="float" office:value="0.9979" calcext:value-type="float">
            <text:p>1.00</text:p>
          </table:table-cell>
          <table:table-cell office:value-type="float" office:value="0.651101" calcext:value-type="float">
            <text:p>0.6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9279" calcext:value-type="float">
            <text:p>0.93</text:p>
          </table:table-cell>
          <table:table-cell office:value-type="float" office:value="0.9979" calcext:value-type="float">
            <text:p>1.00</text:p>
          </table:table-cell>
          <table:table-cell office:value-type="float" office:value="0.659023" calcext:value-type="float">
            <text:p>0.6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9277" calcext:value-type="float">
            <text:p>0.93</text:p>
          </table:table-cell>
          <table:table-cell office:value-type="float" office:value="0.9977" calcext:value-type="float">
            <text:p>1.00</text:p>
          </table:table-cell>
          <table:table-cell office:value-type="float" office:value="0.666679" calcext:value-type="float">
            <text:p>0.6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9277" calcext:value-type="float">
            <text:p>0.93</text:p>
          </table:table-cell>
          <table:table-cell office:value-type="float" office:value="0.9975" calcext:value-type="float">
            <text:p>1.00</text:p>
          </table:table-cell>
          <table:table-cell office:value-type="float" office:value="0.674791" calcext:value-type="float">
            <text:p>0.67</text:p>
          </table:table-cell>
        </table:table-row>
        <table:table-row table:style-name="ro1">
          <table:table-cell office:value-type="float" office:value="0.519999999999999" calcext:value-type="float">
            <text:p>0.52</text:p>
          </table:table-cell>
          <table:table-cell office:value-type="float" office:value="0.9275" calcext:value-type="float">
            <text:p>0.93</text:p>
          </table:table-cell>
          <table:table-cell office:value-type="float" office:value="0.9969" calcext:value-type="float">
            <text:p>1.00</text:p>
          </table:table-cell>
          <table:table-cell office:value-type="float" office:value="0.683546" calcext:value-type="float">
            <text:p>0.68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.9274" calcext:value-type="float">
            <text:p>0.93</text:p>
          </table:table-cell>
          <table:table-cell office:value-type="float" office:value="0.9968" calcext:value-type="float">
            <text:p>1.00</text:p>
          </table:table-cell>
          <table:table-cell office:value-type="float" office:value="0.691771" calcext:value-type="float">
            <text:p>0.69</text:p>
          </table:table-cell>
        </table:table-row>
        <table:table-row table:style-name="ro1">
          <table:table-cell office:value-type="float" office:value="0.479999999999999" calcext:value-type="float">
            <text:p>0.48</text:p>
          </table:table-cell>
          <table:table-cell office:value-type="float" office:value="0.9271" calcext:value-type="float">
            <text:p>0.93</text:p>
          </table:table-cell>
          <table:table-cell office:value-type="float" office:value="0.9964" calcext:value-type="float">
            <text:p>1.00</text:p>
          </table:table-cell>
          <table:table-cell office:value-type="float" office:value="0.700148" calcext:value-type="float">
            <text:p>0.70</text:p>
          </table:table-cell>
        </table:table-row>
        <table:table-row table:style-name="ro1">
          <table:table-cell office:value-type="float" office:value="0.459999999999999" calcext:value-type="float">
            <text:p>0.46</text:p>
          </table:table-cell>
          <table:table-cell office:value-type="float" office:value="0.9269" calcext:value-type="float">
            <text:p>0.93</text:p>
          </table:table-cell>
          <table:table-cell office:value-type="float" office:value="0.9961" calcext:value-type="float">
            <text:p>1.00</text:p>
          </table:table-cell>
          <table:table-cell office:value-type="float" office:value="0.708373" calcext:value-type="float">
            <text:p>0.71</text:p>
          </table:table-cell>
        </table:table-row>
        <table:table-row table:style-name="ro1">
          <table:table-cell office:value-type="float" office:value="0.439999999999999" calcext:value-type="float">
            <text:p>0.44</text:p>
          </table:table-cell>
          <table:table-cell office:value-type="float" office:value="0.9267" calcext:value-type="float">
            <text:p>0.93</text:p>
          </table:table-cell>
          <table:table-cell office:value-type="float" office:value="0.9958" calcext:value-type="float">
            <text:p>1.00</text:p>
          </table:table-cell>
          <table:table-cell office:value-type="float" office:value="0.71891" calcext:value-type="float">
            <text:p>0.72</text:p>
          </table:table-cell>
        </table:table-row>
        <table:table-row table:style-name="ro1">
          <table:table-cell office:value-type="float" office:value="0.419999999999999" calcext:value-type="float">
            <text:p>0.42</text:p>
          </table:table-cell>
          <table:table-cell office:value-type="float" office:value="0.9264" calcext:value-type="float">
            <text:p>0.93</text:p>
          </table:table-cell>
          <table:table-cell office:value-type="float" office:value="0.9954" calcext:value-type="float">
            <text:p>1.00</text:p>
          </table:table-cell>
          <table:table-cell office:value-type="float" office:value="0.726945" calcext:value-type="float">
            <text:p>0.73</text:p>
          </table:table-cell>
        </table:table-row>
        <table:table-row table:style-name="ro1">
          <table:table-cell office:value-type="float" office:value="0.399999999999999" calcext:value-type="float">
            <text:p>0.40</text:p>
          </table:table-cell>
          <table:table-cell office:value-type="float" office:value="0.9262" calcext:value-type="float">
            <text:p>0.93</text:p>
          </table:table-cell>
          <table:table-cell office:value-type="float" office:value="0.9952" calcext:value-type="float">
            <text:p>1.00</text:p>
          </table:table-cell>
          <table:table-cell office:value-type="float" office:value="0.733957" calcext:value-type="float">
            <text:p>0.73</text:p>
          </table:table-cell>
        </table:table-row>
        <table:table-row table:style-name="ro1">
          <table:table-cell office:value-type="float" office:value="0.379999999999999" calcext:value-type="float">
            <text:p>0.38</text:p>
          </table:table-cell>
          <table:table-cell office:value-type="float" office:value="0.9258" calcext:value-type="float">
            <text:p>0.93</text:p>
          </table:table-cell>
          <table:table-cell office:value-type="float" office:value="0.9943" calcext:value-type="float">
            <text:p>0.99</text:p>
          </table:table-cell>
          <table:table-cell office:value-type="float" office:value="0.741235" calcext:value-type="float">
            <text:p>0.74</text:p>
          </table:table-cell>
        </table:table-row>
        <table:table-row table:style-name="ro1">
          <table:table-cell office:value-type="float" office:value="0.359999999999999" calcext:value-type="float">
            <text:p>0.36</text:p>
          </table:table-cell>
          <table:table-cell office:value-type="float" office:value="0.9255" calcext:value-type="float">
            <text:p>0.93</text:p>
          </table:table-cell>
          <table:table-cell office:value-type="float" office:value="0.9938" calcext:value-type="float">
            <text:p>0.99</text:p>
          </table:table-cell>
          <table:table-cell office:value-type="float" office:value="0.748512" calcext:value-type="float">
            <text:p>0.75</text:p>
          </table:table-cell>
        </table:table-row>
        <table:table-row table:style-name="ro1">
          <table:table-cell office:value-type="float" office:value="0.339999999999999" calcext:value-type="float">
            <text:p>0.34</text:p>
          </table:table-cell>
          <table:table-cell office:value-type="float" office:value="0.925" calcext:value-type="float">
            <text:p>0.93</text:p>
          </table:table-cell>
          <table:table-cell office:value-type="float" office:value="0.9929" calcext:value-type="float">
            <text:p>0.99</text:p>
          </table:table-cell>
          <table:table-cell office:value-type="float" office:value="0.757495" calcext:value-type="float">
            <text:p>0.76</text:p>
          </table:table-cell>
        </table:table-row>
        <table:table-row table:style-name="ro1">
          <table:table-cell office:value-type="float" office:value="0.319999999999999" calcext:value-type="float">
            <text:p>0.32</text:p>
          </table:table-cell>
          <table:table-cell office:value-type="float" office:value="0.9245" calcext:value-type="float">
            <text:p>0.92</text:p>
          </table:table-cell>
          <table:table-cell office:value-type="float" office:value="0.9923" calcext:value-type="float">
            <text:p>0.99</text:p>
          </table:table-cell>
          <table:table-cell office:value-type="float" office:value="0.76735" calcext:value-type="float">
            <text:p>0.77</text:p>
          </table:table-cell>
        </table:table-row>
        <table:table-row table:style-name="ro1">
          <table:table-cell office:value-type="float" office:value="0.299999999999999" calcext:value-type="float">
            <text:p>0.30</text:p>
          </table:table-cell>
          <table:table-cell office:value-type="float" office:value="0.9241" calcext:value-type="float">
            <text:p>0.92</text:p>
          </table:table-cell>
          <table:table-cell office:value-type="float" office:value="0.9917" calcext:value-type="float">
            <text:p>0.99</text:p>
          </table:table-cell>
          <table:table-cell office:value-type="float" office:value="0.77622" calcext:value-type="float">
            <text:p>0.78</text:p>
          </table:table-cell>
        </table:table-row>
        <table:table-row table:style-name="ro1">
          <table:table-cell office:value-type="float" office:value="0.279999999999999" calcext:value-type="float">
            <text:p>0.28</text:p>
          </table:table-cell>
          <table:table-cell office:value-type="float" office:value="0.9234" calcext:value-type="float">
            <text:p>0.92</text:p>
          </table:table-cell>
          <table:table-cell office:value-type="float" office:value="0.9906" calcext:value-type="float">
            <text:p>0.99</text:p>
          </table:table-cell>
          <table:table-cell office:value-type="float" office:value="0.787249" calcext:value-type="float">
            <text:p>0.79</text:p>
          </table:table-cell>
        </table:table-row>
        <table:table-row table:style-name="ro1">
          <table:table-cell office:value-type="float" office:value="0.259999999999999" calcext:value-type="float">
            <text:p>0.26</text:p>
          </table:table-cell>
          <table:table-cell office:value-type="float" office:value="0.9228" calcext:value-type="float">
            <text:p>0.92</text:p>
          </table:table-cell>
          <table:table-cell office:value-type="float" office:value="0.9897" calcext:value-type="float">
            <text:p>0.99</text:p>
          </table:table-cell>
          <table:table-cell office:value-type="float" office:value="0.795399" calcext:value-type="float">
            <text:p>0.80</text:p>
          </table:table-cell>
        </table:table-row>
        <table:table-row table:style-name="ro1">
          <table:table-cell office:value-type="float" office:value="0.239999999999999" calcext:value-type="float">
            <text:p>0.24</text:p>
          </table:table-cell>
          <table:table-cell office:value-type="float" office:value="0.9226" calcext:value-type="float">
            <text:p>0.92</text:p>
          </table:table-cell>
          <table:table-cell office:value-type="float" office:value="0.9893" calcext:value-type="float">
            <text:p>0.99</text:p>
          </table:table-cell>
          <table:table-cell office:value-type="float" office:value="0.80442" calcext:value-type="float">
            <text:p>0.80</text:p>
          </table:table-cell>
        </table:table-row>
        <table:table-row table:style-name="ro1">
          <table:table-cell office:value-type="float" office:value="0.219999999999999" calcext:value-type="float">
            <text:p>0.22</text:p>
          </table:table-cell>
          <table:table-cell office:value-type="float" office:value="0.922" calcext:value-type="float">
            <text:p>0.92</text:p>
          </table:table-cell>
          <table:table-cell office:value-type="float" office:value="0.9885" calcext:value-type="float">
            <text:p>0.99</text:p>
          </table:table-cell>
          <table:table-cell office:value-type="float" office:value="0.812758" calcext:value-type="float">
            <text:p>0.81</text:p>
          </table:table-cell>
        </table:table-row>
        <table:table-row table:style-name="ro1">
          <table:table-cell office:value-type="float" office:value="0.199999999999999" calcext:value-type="float">
            <text:p>0.20</text:p>
          </table:table-cell>
          <table:table-cell office:value-type="float" office:value="0.9215" calcext:value-type="float">
            <text:p>0.92</text:p>
          </table:table-cell>
          <table:table-cell office:value-type="float" office:value="0.9879" calcext:value-type="float">
            <text:p>0.99</text:p>
          </table:table-cell>
          <table:table-cell office:value-type="float" office:value="0.82159" calcext:value-type="float">
            <text:p>0.82</text:p>
          </table:table-cell>
        </table:table-row>
        <table:table-row table:style-name="ro1">
          <table:table-cell office:value-type="float" office:value="0.179999999999999" calcext:value-type="float">
            <text:p>0.18</text:p>
          </table:table-cell>
          <table:table-cell office:value-type="float" office:value="0.9203" calcext:value-type="float">
            <text:p>0.92</text:p>
          </table:table-cell>
          <table:table-cell office:value-type="float" office:value="0.9862" calcext:value-type="float">
            <text:p>0.99</text:p>
          </table:table-cell>
          <table:table-cell office:value-type="float" office:value="0.83008" calcext:value-type="float">
            <text:p>0.83</text:p>
          </table:table-cell>
        </table:table-row>
        <table:table-row table:style-name="ro1">
          <table:table-cell office:value-type="float" office:value="0.159999999999999" calcext:value-type="float">
            <text:p>0.16</text:p>
          </table:table-cell>
          <table:table-cell office:value-type="float" office:value="0.9197" calcext:value-type="float">
            <text:p>0.92</text:p>
          </table:table-cell>
          <table:table-cell office:value-type="float" office:value="0.9853" calcext:value-type="float">
            <text:p>0.99</text:p>
          </table:table-cell>
          <table:table-cell office:value-type="float" office:value="0.837699" calcext:value-type="float">
            <text:p>0.84</text:p>
          </table:table-cell>
        </table:table-row>
        <table:table-row table:style-name="ro1">
          <table:table-cell office:value-type="float" office:value="0.139999999999999" calcext:value-type="float">
            <text:p>0.14</text:p>
          </table:table-cell>
          <table:table-cell office:value-type="float" office:value="0.9189" calcext:value-type="float">
            <text:p>0.92</text:p>
          </table:table-cell>
          <table:table-cell office:value-type="float" office:value="0.9839" calcext:value-type="float">
            <text:p>0.98</text:p>
          </table:table-cell>
          <table:table-cell office:value-type="float" office:value="0.846644" calcext:value-type="float">
            <text:p>0.85</text:p>
          </table:table-cell>
        </table:table-row>
        <table:table-row table:style-name="ro1">
          <table:table-cell office:value-type="float" office:value="0.119999999999999" calcext:value-type="float">
            <text:p>0.12</text:p>
          </table:table-cell>
          <table:table-cell office:value-type="float" office:value="0.9177" calcext:value-type="float">
            <text:p>0.92</text:p>
          </table:table-cell>
          <table:table-cell office:value-type="float" office:value="0.9822" calcext:value-type="float">
            <text:p>0.98</text:p>
          </table:table-cell>
          <table:table-cell office:value-type="float" office:value="0.855551" calcext:value-type="float">
            <text:p>0.86</text:p>
          </table:table-cell>
        </table:table-row>
        <table:table-row table:style-name="ro1">
          <table:table-cell office:value-type="float" office:value="0.0999999999999991" calcext:value-type="float">
            <text:p>0.10</text:p>
          </table:table-cell>
          <table:table-cell office:value-type="float" office:value="0.9158" calcext:value-type="float">
            <text:p>0.92</text:p>
          </table:table-cell>
          <table:table-cell office:value-type="float" office:value="0.9801" calcext:value-type="float">
            <text:p>0.98</text:p>
          </table:table-cell>
          <table:table-cell office:value-type="float" office:value="0.865444" calcext:value-type="float">
            <text:p>0.87</text:p>
          </table:table-cell>
        </table:table-row>
        <table:table-row table:style-name="ro1">
          <table:table-cell office:value-type="float" office:value="0.0799999999999991" calcext:value-type="float">
            <text:p>0.08</text:p>
          </table:table-cell>
          <table:table-cell office:value-type="float" office:value="0.9144" calcext:value-type="float">
            <text:p>0.91</text:p>
          </table:table-cell>
          <table:table-cell office:value-type="float" office:value="0.9782" calcext:value-type="float">
            <text:p>0.98</text:p>
          </table:table-cell>
          <table:table-cell office:value-type="float" office:value="0.872948" calcext:value-type="float">
            <text:p>0.87</text:p>
          </table:table-cell>
        </table:table-row>
        <table:table-row table:style-name="ro1">
          <table:table-cell office:value-type="float" office:value="0.0599999999999991" calcext:value-type="float">
            <text:p>0.06</text:p>
          </table:table-cell>
          <table:table-cell office:value-type="float" office:value="0.9125" calcext:value-type="float">
            <text:p>0.91</text:p>
          </table:table-cell>
          <table:table-cell office:value-type="float" office:value="0.9758" calcext:value-type="float">
            <text:p>0.98</text:p>
          </table:table-cell>
          <table:table-cell office:value-type="float" office:value="0.879582" calcext:value-type="float">
            <text:p>0.88</text:p>
          </table:table-cell>
        </table:table-row>
        <table:table-row table:style-name="ro1">
          <table:table-cell office:value-type="float" office:value="0.0399999999999989" calcext:value-type="float">
            <text:p>0.04</text:p>
          </table:table-cell>
          <table:table-cell office:value-type="float" office:value="0.9108" calcext:value-type="float">
            <text:p>0.91</text:p>
          </table:table-cell>
          <table:table-cell office:value-type="float" office:value="0.9738" calcext:value-type="float">
            <text:p>0.97</text:p>
          </table:table-cell>
          <table:table-cell office:value-type="float" office:value="0.885115" calcext:value-type="float">
            <text:p>0.89</text:p>
          </table:table-cell>
        </table:table-row>
        <table:table-row table:style-name="ro1">
          <table:table-cell office:value-type="float" office:value="0.0199999999999989" calcext:value-type="float">
            <text:p>0.02</text:p>
          </table:table-cell>
          <table:table-cell office:value-type="float" office:value="0.8946" calcext:value-type="float">
            <text:p>0.89</text:p>
          </table:table-cell>
          <table:table-cell office:value-type="float" office:value="0.9572" calcext:value-type="float">
            <text:p>0.96</text:p>
          </table:table-cell>
          <table:table-cell office:value-type="float" office:value="0.892431" calcext:value-type="float">
            <text:p>0.89</text:p>
          </table:table-cell>
        </table:table-row>
        <table:table-row table:style-name="ro1">
          <table:table-cell office:value-type="float" office:value="-1.11022302462516E-015" calcext:value-type="float">
            <text:p>0.00</text:p>
          </table:table-cell>
          <table:table-cell office:value-type="float" office:value="0.8368" calcext:value-type="float">
            <text:p>0.84</text:p>
          </table:table-cell>
          <table:table-cell office:value-type="float" office:value="0.8985" calcext:value-type="float">
            <text:p>0.90</text:p>
          </table:table-cell>
          <table:table-cell office:value-type="float" office:value="0.899557" calcext:value-type="float">
            <text:p>0.90</text:p>
          </table:table-cell>
        </table:table-row>
        <table:table-row table:style-name="ro1">
          <table:table-cell office:value-type="float" office:value="-0.0200000000000011" calcext:value-type="float">
            <text:p>-0.02</text:p>
          </table:table-cell>
          <table:table-cell office:value-type="float" office:value="0.827" calcext:value-type="float">
            <text:p>0.83</text:p>
          </table:table-cell>
          <table:table-cell office:value-type="float" office:value="0.8873" calcext:value-type="float">
            <text:p>0.89</text:p>
          </table:table-cell>
          <table:table-cell office:value-type="float" office:value="0.904863" calcext:value-type="float">
            <text:p>0.90</text:p>
          </table:table-cell>
        </table:table-row>
        <table:table-row table:style-name="ro1">
          <table:table-cell office:value-type="float" office:value="-0.0400000000000011" calcext:value-type="float">
            <text:p>-0.04</text:p>
          </table:table-cell>
          <table:table-cell office:value-type="float" office:value="0.8174" calcext:value-type="float">
            <text:p>0.82</text:p>
          </table:table-cell>
          <table:table-cell office:value-type="float" office:value="0.8754" calcext:value-type="float">
            <text:p>0.88</text:p>
          </table:table-cell>
          <table:table-cell office:value-type="float" office:value="0.913505" calcext:value-type="float">
            <text:p>0.91</text:p>
          </table:table-cell>
        </table:table-row>
        <table:table-row table:style-name="ro1">
          <table:table-cell office:value-type="float" office:value="-0.0600000000000012" calcext:value-type="float">
            <text:p>-0.06</text:p>
          </table:table-cell>
          <table:table-cell office:value-type="float" office:value="0.8057" calcext:value-type="float">
            <text:p>0.81</text:p>
          </table:table-cell>
          <table:table-cell office:value-type="float" office:value="0.861" calcext:value-type="float">
            <text:p>0.86</text:p>
          </table:table-cell>
          <table:table-cell office:value-type="float" office:value="0.919911" calcext:value-type="float">
            <text:p>0.92</text:p>
          </table:table-cell>
        </table:table-row>
        <table:table-row table:style-name="ro1">
          <table:table-cell office:value-type="float" office:value="-0.0800000000000012" calcext:value-type="float">
            <text:p>-0.08</text:p>
          </table:table-cell>
          <table:table-cell office:value-type="float" office:value="0.7934" calcext:value-type="float">
            <text:p>0.79</text:p>
          </table:table-cell>
          <table:table-cell office:value-type="float" office:value="0.8463" calcext:value-type="float">
            <text:p>0.85</text:p>
          </table:table-cell>
          <table:table-cell office:value-type="float" office:value="0.926202" calcext:value-type="float">
            <text:p>0.93</text:p>
          </table:table-cell>
        </table:table-row>
        <table:table-row table:style-name="ro1">
          <table:table-cell office:value-type="float" office:value="-0.100000000000001" calcext:value-type="float">
            <text:p>-0.10</text:p>
          </table:table-cell>
          <table:table-cell office:value-type="float" office:value="0.7811" calcext:value-type="float">
            <text:p>0.78</text:p>
          </table:table-cell>
          <table:table-cell office:value-type="float" office:value="0.8323" calcext:value-type="float">
            <text:p>0.83</text:p>
          </table:table-cell>
          <table:table-cell office:value-type="float" office:value="0.932494" calcext:value-type="float">
            <text:p>0.93</text:p>
          </table:table-cell>
        </table:table-row>
        <table:table-row table:style-name="ro1">
          <table:table-cell office:value-type="float" office:value="-0.120000000000001" calcext:value-type="float">
            <text:p>-0.12</text:p>
          </table:table-cell>
          <table:table-cell office:value-type="float" office:value="0.7705" calcext:value-type="float">
            <text:p>0.77</text:p>
          </table:table-cell>
          <table:table-cell office:value-type="float" office:value="0.8192" calcext:value-type="float">
            <text:p>0.82</text:p>
          </table:table-cell>
          <table:table-cell office:value-type="float" office:value="0.939393" calcext:value-type="float">
            <text:p>0.94</text:p>
          </table:table-cell>
        </table:table-row>
        <table:table-row table:style-name="ro1">
          <table:table-cell office:value-type="float" office:value="-0.140000000000001" calcext:value-type="float">
            <text:p>-0.14</text:p>
          </table:table-cell>
          <table:table-cell office:value-type="float" office:value="0.7542" calcext:value-type="float">
            <text:p>0.75</text:p>
          </table:table-cell>
          <table:table-cell office:value-type="float" office:value="0.8008" calcext:value-type="float">
            <text:p>0.80</text:p>
          </table:table-cell>
          <table:table-cell office:value-type="float" office:value="0.943979" calcext:value-type="float">
            <text:p>0.94</text:p>
          </table:table-cell>
        </table:table-row>
        <table:table-row table:style-name="ro1">
          <table:table-cell office:value-type="float" office:value="-0.160000000000001" calcext:value-type="float">
            <text:p>-0.16</text:p>
          </table:table-cell>
          <table:table-cell office:value-type="float" office:value="0.7361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0.951143" calcext:value-type="float">
            <text:p>0.95</text:p>
          </table:table-cell>
        </table:table-row>
        <table:table-row table:style-name="ro1">
          <table:table-cell office:value-type="float" office:value="-0.180000000000001" calcext:value-type="float">
            <text:p>-0.18</text:p>
          </table:table-cell>
          <table:table-cell office:value-type="float" office:value="0.7164" calcext:value-type="float">
            <text:p>0.72</text:p>
          </table:table-cell>
          <table:table-cell office:value-type="float" office:value="0.7564" calcext:value-type="float">
            <text:p>0.76</text:p>
          </table:table-cell>
          <table:table-cell office:value-type="float" office:value="0.955729" calcext:value-type="float">
            <text:p>0.96</text:p>
          </table:table-cell>
        </table:table-row>
        <table:table-row table:style-name="ro1">
          <table:table-cell office:value-type="float" office:value="-0.200000000000001" calcext:value-type="float">
            <text:p>-0.20</text:p>
          </table:table-cell>
          <table:table-cell office:value-type="float" office:value="0.6962" calcext:value-type="float">
            <text:p>0.70</text:p>
          </table:table-cell>
          <table:table-cell office:value-type="float" office:value="0.7336" calcext:value-type="float">
            <text:p>0.73</text:p>
          </table:table-cell>
          <table:table-cell office:value-type="float" office:value="0.960846" calcext:value-type="float">
            <text:p>0.96</text:p>
          </table:table-cell>
        </table:table-row>
        <table:table-row table:style-name="ro1">
          <table:table-cell office:value-type="float" office:value="-0.220000000000001" calcext:value-type="float">
            <text:p>-0.22</text:p>
          </table:table-cell>
          <table:table-cell office:value-type="float" office:value="0.6751" calcext:value-type="float">
            <text:p>0.68</text:p>
          </table:table-cell>
          <table:table-cell office:value-type="float" office:value="0.7093" calcext:value-type="float">
            <text:p>0.71</text:p>
          </table:table-cell>
          <table:table-cell office:value-type="float" office:value="0.965773" calcext:value-type="float">
            <text:p>0.97</text:p>
          </table:table-cell>
        </table:table-row>
        <table:table-row table:style-name="ro1">
          <table:table-cell office:value-type="float" office:value="-0.240000000000001" calcext:value-type="float">
            <text:p>-0.24</text:p>
          </table:table-cell>
          <table:table-cell office:value-type="float" office:value="0.6513" calcext:value-type="float">
            <text:p>0.65</text:p>
          </table:table-cell>
          <table:table-cell office:value-type="float" office:value="0.6827" calcext:value-type="float">
            <text:p>0.68</text:p>
          </table:table-cell>
          <table:table-cell office:value-type="float" office:value="0.969829" calcext:value-type="float">
            <text:p>0.97</text:p>
          </table:table-cell>
        </table:table-row>
        <table:table-row table:style-name="ro1">
          <table:table-cell office:value-type="float" office:value="-0.260000000000001" calcext:value-type="float">
            <text:p>-0.26</text:p>
          </table:table-cell>
          <table:table-cell office:value-type="float" office:value="0.6267" calcext:value-type="float">
            <text:p>0.63</text:p>
          </table:table-cell>
          <table:table-cell office:value-type="float" office:value="0.6553" calcext:value-type="float">
            <text:p>0.66</text:p>
          </table:table-cell>
          <table:table-cell office:value-type="float" office:value="0.973581" calcext:value-type="float">
            <text:p>0.97</text:p>
          </table:table-cell>
        </table:table-row>
        <table:table-row table:style-name="ro1">
          <table:table-cell office:value-type="float" office:value="-0.280000000000001" calcext:value-type="float">
            <text:p>-0.28</text:p>
          </table:table-cell>
          <table:table-cell office:value-type="float" office:value="0.5995" calcext:value-type="float">
            <text:p>0.60</text:p>
          </table:table-cell>
          <table:table-cell office:value-type="float" office:value="0.6258" calcext:value-type="float">
            <text:p>0.63</text:p>
          </table:table-cell>
          <table:table-cell office:value-type="float" office:value="0.9765" calcext:value-type="float">
            <text:p>0.98</text:p>
          </table:table-cell>
        </table:table-row>
        <table:table-row table:style-name="ro1">
          <table:table-cell office:value-type="float" office:value="-0.300000000000001" calcext:value-type="float">
            <text:p>-0.30</text:p>
          </table:table-cell>
          <table:table-cell office:value-type="float" office:value="0.5711" calcext:value-type="float">
            <text:p>0.57</text:p>
          </table:table-cell>
          <table:table-cell office:value-type="float" office:value="0.594" calcext:value-type="float">
            <text:p>0.59</text:p>
          </table:table-cell>
          <table:table-cell office:value-type="float" office:value="0.979608" calcext:value-type="float">
            <text:p>0.98</text:p>
          </table:table-cell>
        </table:table-row>
        <table:table-row table:style-name="ro1">
          <table:table-cell office:value-type="float" office:value="-0.320000000000001" calcext:value-type="float">
            <text:p>-0.32</text:p>
          </table:table-cell>
          <table:table-cell office:value-type="float" office:value="0.5387" calcext:value-type="float">
            <text:p>0.54</text:p>
          </table:table-cell>
          <table:table-cell office:value-type="float" office:value="0.5585" calcext:value-type="float">
            <text:p>0.56</text:p>
          </table:table-cell>
          <table:table-cell office:value-type="float" office:value="0.982868" calcext:value-type="float">
            <text:p>0.98</text:p>
          </table:table-cell>
        </table:table-row>
        <table:table-row table:style-name="ro1">
          <table:table-cell office:value-type="float" office:value="-0.340000000000001" calcext:value-type="float">
            <text:p>-0.34</text:p>
          </table:table-cell>
          <table:table-cell office:value-type="float" office:value="0.5025" calcext:value-type="float">
            <text:p>0.50</text:p>
          </table:table-cell>
          <table:table-cell office:value-type="float" office:value="0.5201" calcext:value-type="float">
            <text:p>0.52</text:p>
          </table:table-cell>
          <table:table-cell office:value-type="float" office:value="0.986393" calcext:value-type="float">
            <text:p>0.99</text:p>
          </table:table-cell>
        </table:table-row>
        <table:table-row table:style-name="ro1">
          <table:table-cell office:value-type="float" office:value="-0.360000000000001" calcext:value-type="float">
            <text:p>-0.36</text:p>
          </table:table-cell>
          <table:table-cell office:value-type="float" office:value="0.4666" calcext:value-type="float">
            <text:p>0.47</text:p>
          </table:table-cell>
          <table:table-cell office:value-type="float" office:value="0.4819" calcext:value-type="float">
            <text:p>0.48</text:p>
          </table:table-cell>
          <table:table-cell office:value-type="float" office:value="0.988402" calcext:value-type="float">
            <text:p>0.99</text:p>
          </table:table-cell>
        </table:table-row>
        <table:table-row table:style-name="ro1">
          <table:table-cell office:value-type="float" office:value="-0.380000000000001" calcext:value-type="float">
            <text:p>-0.38</text:p>
          </table:table-cell>
          <table:table-cell office:value-type="float" office:value="0.4306" calcext:value-type="float">
            <text:p>0.43</text:p>
          </table:table-cell>
          <table:table-cell office:value-type="float" office:value="0.4436" calcext:value-type="float">
            <text:p>0.44</text:p>
          </table:table-cell>
          <table:table-cell office:value-type="float" office:value="0.990486" calcext:value-type="float">
            <text:p>0.99</text:p>
          </table:table-cell>
        </table:table-row>
        <table:table-row table:style-name="ro1">
          <table:table-cell office:value-type="float" office:value="-0.400000000000001" calcext:value-type="float">
            <text:p>-0.40</text:p>
          </table:table-cell>
          <table:table-cell office:value-type="float" office:value="0.3919" calcext:value-type="float">
            <text:p>0.39</text:p>
          </table:table-cell>
          <table:table-cell office:value-type="float" office:value="0.4022" calcext:value-type="float">
            <text:p>0.40</text:p>
          </table:table-cell>
          <table:table-cell office:value-type="float" office:value="0.992419" calcext:value-type="float">
            <text:p>0.99</text:p>
          </table:table-cell>
        </table:table-row>
        <table:table-row table:style-name="ro1">
          <table:table-cell office:value-type="float" office:value="-0.420000000000001" calcext:value-type="float">
            <text:p>-0.42</text:p>
          </table:table-cell>
          <table:table-cell office:value-type="float" office:value="0.3521" calcext:value-type="float">
            <text:p>0.35</text:p>
          </table:table-cell>
          <table:table-cell office:value-type="float" office:value="0.3611" calcext:value-type="float">
            <text:p>0.36</text:p>
          </table:table-cell>
          <table:table-cell office:value-type="float" office:value="0.994125" calcext:value-type="float">
            <text:p>0.99</text:p>
          </table:table-cell>
        </table:table-row>
        <table:table-row table:style-name="ro1">
          <table:table-cell office:value-type="float" office:value="-0.440000000000001" calcext:value-type="float">
            <text:p>-0.44</text:p>
          </table:table-cell>
          <table:table-cell office:value-type="float" office:value="0.3161" calcext:value-type="float">
            <text:p>0.32</text:p>
          </table:table-cell>
          <table:table-cell office:value-type="float" office:value="0.3238" calcext:value-type="float">
            <text:p>0.32</text:p>
          </table:table-cell>
          <table:table-cell office:value-type="float" office:value="0.995073" calcext:value-type="float">
            <text:p>1.00</text:p>
          </table:table-cell>
        </table:table-row>
        <table:table-row table:style-name="ro1">
          <table:table-cell office:value-type="float" office:value="-0.460000000000002" calcext:value-type="float">
            <text:p>-0.46</text:p>
          </table:table-cell>
          <table:table-cell office:value-type="float" office:value="0.2791" calcext:value-type="float">
            <text:p>0.28</text:p>
          </table:table-cell>
          <table:table-cell office:value-type="float" office:value="0.2849" calcext:value-type="float">
            <text:p>0.28</text:p>
          </table:table-cell>
          <table:table-cell office:value-type="float" office:value="0.996058" calcext:value-type="float">
            <text:p>1.00</text:p>
          </table:table-cell>
        </table:table-row>
        <table:table-row table:style-name="ro1">
          <table:table-cell office:value-type="float" office:value="-0.480000000000002" calcext:value-type="float">
            <text:p>-0.48</text:p>
          </table:table-cell>
          <table:table-cell office:value-type="float" office:value="0.2438" calcext:value-type="float">
            <text:p>0.24</text:p>
          </table:table-cell>
          <table:table-cell office:value-type="float" office:value="0.2483" calcext:value-type="float">
            <text:p>0.25</text:p>
          </table:table-cell>
          <table:table-cell office:value-type="float" office:value="0.99674" calcext:value-type="float">
            <text:p>1.00</text:p>
          </table:table-cell>
        </table:table-row>
        <table:table-row table:style-name="ro1">
          <table:table-cell office:value-type="float" office:value="-0.500000000000002" calcext:value-type="float">
            <text:p>-0.50</text:p>
          </table:table-cell>
          <table:table-cell office:value-type="float" office:value="0.2092" calcext:value-type="float">
            <text:p>0.21</text:p>
          </table:table-cell>
          <table:table-cell office:value-type="float" office:value="0.213" calcext:value-type="float">
            <text:p>0.21</text:p>
          </table:table-cell>
          <table:table-cell office:value-type="float" office:value="0.997612" calcext:value-type="float">
            <text:p>1.00</text:p>
          </table:table-cell>
        </table:table-row>
        <table:table-row table:style-name="ro1">
          <table:table-cell office:value-type="float" office:value="-0.520000000000002" calcext:value-type="float">
            <text:p>-0.52</text:p>
          </table:table-cell>
          <table:table-cell office:value-type="float" office:value="0.1742" calcext:value-type="float">
            <text:p>0.17</text:p>
          </table:table-cell>
          <table:table-cell office:value-type="float" office:value="0.1764" calcext:value-type="float">
            <text:p>0.18</text:p>
          </table:table-cell>
          <table:table-cell office:value-type="float" office:value="0.998332" calcext:value-type="float">
            <text:p>1.00</text:p>
          </table:table-cell>
        </table:table-row>
        <table:table-row table:style-name="ro1">
          <table:table-cell office:value-type="float" office:value="-0.540000000000002" calcext:value-type="float">
            <text:p>-0.54</text:p>
          </table:table-cell>
          <table:table-cell office:value-type="float" office:value="0.1459" calcext:value-type="float">
            <text:p>0.15</text:p>
          </table:table-cell>
          <table:table-cell office:value-type="float" office:value="0.1473" calcext:value-type="float">
            <text:p>0.15</text:p>
          </table:table-cell>
          <table:table-cell office:value-type="float" office:value="0.998787" calcext:value-type="float">
            <text:p>1.00</text:p>
          </table:table-cell>
        </table:table-row>
        <table:table-row table:style-name="ro1">
          <table:table-cell office:value-type="float" office:value="-0.560000000000002" calcext:value-type="float">
            <text:p>-0.56</text:p>
          </table:table-cell>
          <table:table-cell office:value-type="float" office:value="0.116" calcext:value-type="float">
            <text:p>0.12</text:p>
          </table:table-cell>
          <table:table-cell office:value-type="float" office:value="0.1172" calcext:value-type="float">
            <text:p>0.12</text:p>
          </table:table-cell>
          <table:table-cell office:value-type="float" office:value="0.999128" calcext:value-type="float">
            <text:p>1.00</text:p>
          </table:table-cell>
        </table:table-row>
        <table:table-row table:style-name="ro1">
          <table:table-cell office:value-type="float" office:value="-0.580000000000002" calcext:value-type="float">
            <text:p>-0.58</text:p>
          </table:table-cell>
          <table:table-cell office:value-type="float" office:value="0.0905" calcext:value-type="float">
            <text:p>0.09</text:p>
          </table:table-cell>
          <table:table-cell office:value-type="float" office:value="0.0912" calcext:value-type="float">
            <text:p>0.09</text:p>
          </table:table-cell>
          <table:table-cell office:value-type="float" office:value="0.999394" calcext:value-type="float">
            <text:p>1.00</text:p>
          </table:table-cell>
        </table:table-row>
        <table:table-row table:style-name="ro1">
          <table:table-cell office:value-type="float" office:value="-0.600000000000002" calcext:value-type="float">
            <text:p>-0.60</text:p>
          </table:table-cell>
          <table:table-cell office:value-type="float" office:value="0.0677" calcext:value-type="float">
            <text:p>0.07</text:p>
          </table:table-cell>
          <table:table-cell office:value-type="float" office:value="0.068" calcext:value-type="float">
            <text:p>0.07</text:p>
          </table:table-cell>
          <table:table-cell office:value-type="float" office:value="0.999545" calcext:value-type="float">
            <text:p>1.00</text:p>
          </table:table-cell>
        </table:table-row>
        <table:table-row table:style-name="ro1">
          <table:table-cell office:value-type="float" office:value="-0.620000000000002" calcext:value-type="float">
            <text:p>-0.62</text:p>
          </table:table-cell>
          <table:table-cell office:value-type="float" office:value="0.0507" calcext:value-type="float">
            <text:p>0.05</text:p>
          </table:table-cell>
          <table:table-cell office:value-type="float" office:value="0.0509" calcext:value-type="float">
            <text:p>0.05</text:p>
          </table:table-cell>
          <table:table-cell office:value-type="float" office:value="0.999697" calcext:value-type="float">
            <text:p>1.00</text:p>
          </table:table-cell>
        </table:table-row>
        <table:table-row table:style-name="ro1">
          <table:table-cell office:value-type="float" office:value="-0.640000000000002" calcext:value-type="float">
            <text:p>-0.64</text:p>
          </table:table-cell>
          <table:table-cell office:value-type="float" office:value="0.0366" calcext:value-type="float">
            <text:p>0.04</text:p>
          </table:table-cell>
          <table:table-cell office:value-type="float" office:value="0.0367" calcext:value-type="float">
            <text:p>0.04</text:p>
          </table:table-cell>
          <table:table-cell office:value-type="float" office:value="0.99981" calcext:value-type="float">
            <text:p>1.00</text:p>
          </table:table-cell>
        </table:table-row>
        <table:table-row table:style-name="ro1">
          <table:table-cell office:value-type="float" office:value="-0.660000000000002" calcext:value-type="float">
            <text:p>-0.66</text:p>
          </table:table-cell>
          <table:table-cell table:number-columns-repeated="2" office:value-type="float" office:value="0.025" calcext:value-type="float">
            <text:p>0.03</text:p>
          </table:table-cell>
          <table:table-cell office:value-type="float" office:value="0.999848" calcext:value-type="float">
            <text:p>1.00</text:p>
          </table:table-cell>
        </table:table-row>
        <table:table-row table:style-name="ro1">
          <table:table-cell office:value-type="float" office:value="-0.680000000000002" calcext:value-type="float">
            <text:p>-0.68</text:p>
          </table:table-cell>
          <table:table-cell table:number-columns-repeated="2" office:value-type="float" office:value="0.0164" calcext:value-type="float">
            <text:p>0.02</text:p>
          </table:table-cell>
          <table:table-cell office:value-type="float" office:value="0.999886" calcext:value-type="float">
            <text:p>1.00</text:p>
          </table:table-cell>
        </table:table-row>
        <table:table-row table:style-name="ro1">
          <table:table-cell office:value-type="float" office:value="-0.700000000000002" calcext:value-type="float">
            <text:p>-0.70</text:p>
          </table:table-cell>
          <table:table-cell table:number-columns-repeated="2" office:value-type="float" office:value="0.0092" calcext:value-type="float">
            <text:p>0.01</text:p>
          </table:table-cell>
          <table:table-cell office:value-type="float" office:value="0.999886" calcext:value-type="float">
            <text:p>1.00</text:p>
          </table:table-cell>
        </table:table-row>
        <table:table-row table:style-name="ro1">
          <table:table-cell office:value-type="float" office:value="-0.720000000000002" calcext:value-type="float">
            <text:p>-0.72</text:p>
          </table:table-cell>
          <table:table-cell table:number-columns-repeated="2" office:value-type="float" office:value="0.0049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40000000000002" calcext:value-type="float">
            <text:p>-0.74</text:p>
          </table:table-cell>
          <table:table-cell table:number-columns-repeated="2" office:value-type="float" office:value="0.0028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60000000000002" calcext:value-type="float">
            <text:p>-0.76</text:p>
          </table:table-cell>
          <table:table-cell table:number-columns-repeated="2" office:value-type="float" office:value="0.0014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80000000000002" calcext:value-type="float">
            <text:p>-0.78</text:p>
          </table:table-cell>
          <table:table-cell table:number-columns-repeated="2" office:value-type="float" office:value="0.0006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00000000000002" calcext:value-type="float">
            <text:p>-0.80</text:p>
          </table:table-cell>
          <table:table-cell table:number-columns-repeated="2" office:value-type="float" office:value="0.0001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20000000000002" calcext:value-type="float">
            <text:p>-0.82</text:p>
          </table:table-cell>
          <table:table-cell table:number-columns-repeated="2" office:value-type="float" office:value="0.0001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40000000000002" calcext:value-type="float">
            <text:p>-0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60000000000002" calcext:value-type="float">
            <text:p>-0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80000000000002" calcext:value-type="float">
            <text:p>-0.8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00000000000002" calcext:value-type="float">
            <text:p>-0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20000000000002" calcext:value-type="float">
            <text:p>-0.9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40000000000002" calcext:value-type="float">
            <text:p>-0.9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60000000000002" calcext:value-type="float">
            <text:p>-0.9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80000000000002" calcext:value-type="float">
            <text:p>-0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</table:table>
      <table:table table:name="rectangle_tolerance" table:style-name="ta1">
        <table:shapes>
          <draw:frame draw:z-index="0" draw:style-name="gr1" draw:text-style-name="P1" svg:width="262.2mm" svg:height="147.48mm" svg:x="108.12mm" svg:y="18.79mm">
            <loext:p draw:notify-on-update-of-ranges="rectangle_tolerance.A2:rectangle_tolerance.A101 rectangle_tolerance.B1:rectangle_tolerance.B1 rectangle_tolerance.B2:rectangle_tolerance.B101 rectangle_tolerance.C1:rectangle_tolerance.C1 rectangle_tolerance.C2:rectangle_tolerance.C101 rectangle_tolerance.D1:rectangle_tolerance.D1 rectangle_tolerance.D2:rectangle_tolerance.D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tolerance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identification</text:p>
          </table:table-cell>
          <table:table-cell table:style-name="Default" office:value-type="string" calcext:value-type="string">
            <text:p>rejection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22401" calcext:value-type="float">
            <text:p>0.0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30171" calcext:value-type="float">
            <text:p>0.0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30891" calcext:value-type="float">
            <text:p>0.0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34644" calcext:value-type="float">
            <text:p>0.0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35553" calcext:value-type="float">
            <text:p>0.04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36463" calcext:value-type="float">
            <text:p>0.0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41087" calcext:value-type="float">
            <text:p>0.0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44119" calcext:value-type="float">
            <text:p>0.0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51359" calcext:value-type="float">
            <text:p>0.0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56324" calcext:value-type="float">
            <text:p>0.06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57954" calcext:value-type="float">
            <text:p>0.0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6201" calcext:value-type="float">
            <text:p>0.0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66255" calcext:value-type="float">
            <text:p>0.0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68529" calcext:value-type="float">
            <text:p>0.0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72206" calcext:value-type="float">
            <text:p>0.07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78118" calcext:value-type="float">
            <text:p>0.0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80848" calcext:value-type="float">
            <text:p>0.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9381" calcext:value-type="float">
            <text:p>0.0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096312" calcext:value-type="float">
            <text:p>0.1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01012" calcext:value-type="float">
            <text:p>0.10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0412" calcext:value-type="float">
            <text:p>0.1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12042" calcext:value-type="float">
            <text:p>0.1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24512" calcext:value-type="float">
            <text:p>0.1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35201" calcext:value-type="float">
            <text:p>0.14</text:p>
          </table:table-cell>
        </table:table-row>
        <table:table-row table:style-name="ro1">
          <table:table-cell office:value-type="float" office:value="0.519999999999999" calcext:value-type="float">
            <text:p>0.52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3956" calcext:value-type="float">
            <text:p>0.14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52181" calcext:value-type="float">
            <text:p>0.15</text:p>
          </table:table-cell>
        </table:table-row>
        <table:table-row table:style-name="ro1">
          <table:table-cell office:value-type="float" office:value="0.479999999999999" calcext:value-type="float">
            <text:p>0.48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73142" calcext:value-type="float">
            <text:p>0.17</text:p>
          </table:table-cell>
        </table:table-row>
        <table:table-row table:style-name="ro1">
          <table:table-cell office:value-type="float" office:value="0.459999999999999" calcext:value-type="float">
            <text:p>0.46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83451" calcext:value-type="float">
            <text:p>0.18</text:p>
          </table:table-cell>
        </table:table-row>
        <table:table-row table:style-name="ro1">
          <table:table-cell office:value-type="float" office:value="0.439999999999999" calcext:value-type="float">
            <text:p>0.44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92018" calcext:value-type="float">
            <text:p>0.19</text:p>
          </table:table-cell>
        </table:table-row>
        <table:table-row table:style-name="ro1">
          <table:table-cell office:value-type="float" office:value="0.419999999999999" calcext:value-type="float">
            <text:p>0.42</text:p>
          </table:table-cell>
          <table:table-cell office:value-type="float" office:value="0.396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99977" calcext:value-type="float">
            <text:p>0.20</text:p>
          </table:table-cell>
        </table:table-row>
        <table:table-row table:style-name="ro1">
          <table:table-cell office:value-type="float" office:value="0.399999999999999" calcext:value-type="float">
            <text:p>0.40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11841" calcext:value-type="float">
            <text:p>0.21</text:p>
          </table:table-cell>
        </table:table-row>
        <table:table-row table:style-name="ro1">
          <table:table-cell office:value-type="float" office:value="0.379999999999999" calcext:value-type="float">
            <text:p>0.38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23174" calcext:value-type="float">
            <text:p>0.22</text:p>
          </table:table-cell>
        </table:table-row>
        <table:table-row table:style-name="ro1">
          <table:table-cell office:value-type="float" office:value="0.359999999999999" calcext:value-type="float">
            <text:p>0.36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32422" calcext:value-type="float">
            <text:p>0.23</text:p>
          </table:table-cell>
        </table:table-row>
        <table:table-row table:style-name="ro1">
          <table:table-cell office:value-type="float" office:value="0.339999999999999" calcext:value-type="float">
            <text:p>0.34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40685" calcext:value-type="float">
            <text:p>0.24</text:p>
          </table:table-cell>
        </table:table-row>
        <table:table-row table:style-name="ro1">
          <table:table-cell office:value-type="float" office:value="0.319999999999999" calcext:value-type="float">
            <text:p>0.32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54899" calcext:value-type="float">
            <text:p>0.25</text:p>
          </table:table-cell>
        </table:table-row>
        <table:table-row table:style-name="ro1">
          <table:table-cell office:value-type="float" office:value="0.299999999999999" calcext:value-type="float">
            <text:p>0.30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65929" calcext:value-type="float">
            <text:p>0.27</text:p>
          </table:table-cell>
        </table:table-row>
        <table:table-row table:style-name="ro1">
          <table:table-cell office:value-type="float" office:value="0.279999999999999" calcext:value-type="float">
            <text:p>0.28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83971" calcext:value-type="float">
            <text:p>0.28</text:p>
          </table:table-cell>
        </table:table-row>
        <table:table-row table:style-name="ro1">
          <table:table-cell office:value-type="float" office:value="0.259999999999999" calcext:value-type="float">
            <text:p>0.26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290793" calcext:value-type="float">
            <text:p>0.29</text:p>
          </table:table-cell>
        </table:table-row>
        <table:table-row table:style-name="ro1">
          <table:table-cell office:value-type="float" office:value="0.239999999999999" calcext:value-type="float">
            <text:p>0.24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302392" calcext:value-type="float">
            <text:p>0.30</text:p>
          </table:table-cell>
        </table:table-row>
        <table:table-row table:style-name="ro1">
          <table:table-cell office:value-type="float" office:value="0.219999999999999" calcext:value-type="float">
            <text:p>0.22</text:p>
          </table:table-cell>
          <table:table-cell office:value-type="float" office:value="0.3959" calcext:value-type="float">
            <text:p>0.40</text:p>
          </table:table-cell>
          <table:table-cell office:value-type="float" office:value="0.9999" calcext:value-type="float">
            <text:p>1.00</text:p>
          </table:table-cell>
          <table:table-cell office:value-type="float" office:value="0.318576" calcext:value-type="float">
            <text:p>0.32</text:p>
          </table:table-cell>
        </table:table-row>
        <table:table-row table:style-name="ro1">
          <table:table-cell office:value-type="float" office:value="0.199999999999999" calcext:value-type="float">
            <text:p>0.20</text:p>
          </table:table-cell>
          <table:table-cell office:value-type="float" office:value="0.3958" calcext:value-type="float">
            <text:p>0.40</text:p>
          </table:table-cell>
          <table:table-cell office:value-type="float" office:value="0.9997" calcext:value-type="float">
            <text:p>1.00</text:p>
          </table:table-cell>
          <table:table-cell office:value-type="float" office:value="0.335595" calcext:value-type="float">
            <text:p>0.34</text:p>
          </table:table-cell>
        </table:table-row>
        <table:table-row table:style-name="ro1">
          <table:table-cell office:value-type="float" office:value="0.179999999999999" calcext:value-type="float">
            <text:p>0.18</text:p>
          </table:table-cell>
          <table:table-cell office:value-type="float" office:value="0.3957" calcext:value-type="float">
            <text:p>0.40</text:p>
          </table:table-cell>
          <table:table-cell office:value-type="float" office:value="0.9996" calcext:value-type="float">
            <text:p>1.00</text:p>
          </table:table-cell>
          <table:table-cell office:value-type="float" office:value="0.34708" calcext:value-type="float">
            <text:p>0.35</text:p>
          </table:table-cell>
        </table:table-row>
        <table:table-row table:style-name="ro1">
          <table:table-cell office:value-type="float" office:value="0.159999999999999" calcext:value-type="float">
            <text:p>0.16</text:p>
          </table:table-cell>
          <table:table-cell office:value-type="float" office:value="0.3956" calcext:value-type="float">
            <text:p>0.40</text:p>
          </table:table-cell>
          <table:table-cell office:value-type="float" office:value="0.9995" calcext:value-type="float">
            <text:p>1.00</text:p>
          </table:table-cell>
          <table:table-cell office:value-type="float" office:value="0.368874" calcext:value-type="float">
            <text:p>0.37</text:p>
          </table:table-cell>
        </table:table-row>
        <table:table-row table:style-name="ro1">
          <table:table-cell office:value-type="float" office:value="0.139999999999999" calcext:value-type="float">
            <text:p>0.14</text:p>
          </table:table-cell>
          <table:table-cell office:value-type="float" office:value="0.3955" calcext:value-type="float">
            <text:p>0.40</text:p>
          </table:table-cell>
          <table:table-cell office:value-type="float" office:value="0.9994" calcext:value-type="float">
            <text:p>1.00</text:p>
          </table:table-cell>
          <table:table-cell office:value-type="float" office:value="0.385627" calcext:value-type="float">
            <text:p>0.39</text:p>
          </table:table-cell>
        </table:table-row>
        <table:table-row table:style-name="ro1">
          <table:table-cell office:value-type="float" office:value="0.119999999999999" calcext:value-type="float">
            <text:p>0.12</text:p>
          </table:table-cell>
          <table:table-cell office:value-type="float" office:value="0.3954" calcext:value-type="float">
            <text:p>0.40</text:p>
          </table:table-cell>
          <table:table-cell office:value-type="float" office:value="0.9992" calcext:value-type="float">
            <text:p>1.00</text:p>
          </table:table-cell>
          <table:table-cell office:value-type="float" office:value="0.399045" calcext:value-type="float">
            <text:p>0.40</text:p>
          </table:table-cell>
        </table:table-row>
        <table:table-row table:style-name="ro1">
          <table:table-cell office:value-type="float" office:value="0.0999999999999991" calcext:value-type="float">
            <text:p>0.10</text:p>
          </table:table-cell>
          <table:table-cell office:value-type="float" office:value="0.3952" calcext:value-type="float">
            <text:p>0.40</text:p>
          </table:table-cell>
          <table:table-cell office:value-type="float" office:value="0.9988" calcext:value-type="float">
            <text:p>1.00</text:p>
          </table:table-cell>
          <table:table-cell office:value-type="float" office:value="0.420801" calcext:value-type="float">
            <text:p>0.42</text:p>
          </table:table-cell>
        </table:table-row>
        <table:table-row table:style-name="ro1">
          <table:table-cell office:value-type="float" office:value="0.0799999999999991" calcext:value-type="float">
            <text:p>0.08</text:p>
          </table:table-cell>
          <table:table-cell office:value-type="float" office:value="0.3945" calcext:value-type="float">
            <text:p>0.39</text:p>
          </table:table-cell>
          <table:table-cell office:value-type="float" office:value="0.9977" calcext:value-type="float">
            <text:p>1.00</text:p>
          </table:table-cell>
          <table:table-cell office:value-type="float" office:value="0.452981" calcext:value-type="float">
            <text:p>0.45</text:p>
          </table:table-cell>
        </table:table-row>
        <table:table-row table:style-name="ro1">
          <table:table-cell office:value-type="float" office:value="0.0599999999999991" calcext:value-type="float">
            <text:p>0.06</text:p>
          </table:table-cell>
          <table:table-cell office:value-type="float" office:value="0.3943" calcext:value-type="float">
            <text:p>0.39</text:p>
          </table:table-cell>
          <table:table-cell office:value-type="float" office:value="0.9974" calcext:value-type="float">
            <text:p>1.00</text:p>
          </table:table-cell>
          <table:table-cell office:value-type="float" office:value="0.578213" calcext:value-type="float">
            <text:p>0.58</text:p>
          </table:table-cell>
        </table:table-row>
        <table:table-row table:style-name="ro1">
          <table:table-cell office:value-type="float" office:value="0.0399999999999989" calcext:value-type="float">
            <text:p>0.04</text:p>
          </table:table-cell>
          <table:table-cell office:value-type="float" office:value="0.3943" calcext:value-type="float">
            <text:p>0.39</text:p>
          </table:table-cell>
          <table:table-cell office:value-type="float" office:value="0.9972" calcext:value-type="float">
            <text:p>1.00</text:p>
          </table:table-cell>
          <table:table-cell office:value-type="float" office:value="0.586097" calcext:value-type="float">
            <text:p>0.59</text:p>
          </table:table-cell>
        </table:table-row>
        <table:table-row table:style-name="ro1">
          <table:table-cell office:value-type="float" office:value="0.0199999999999989" calcext:value-type="float">
            <text:p>0.02</text:p>
          </table:table-cell>
          <table:table-cell office:value-type="float" office:value="0.3943" calcext:value-type="float">
            <text:p>0.39</text:p>
          </table:table-cell>
          <table:table-cell office:value-type="float" office:value="0.9967" calcext:value-type="float">
            <text:p>1.00</text:p>
          </table:table-cell>
          <table:table-cell office:value-type="float" office:value="0.597658" calcext:value-type="float">
            <text:p>0.60</text:p>
          </table:table-cell>
        </table:table-row>
        <table:table-row table:style-name="ro1">
          <table:table-cell office:value-type="float" office:value="-1.11022302462516E-015" calcext:value-type="float">
            <text:p>0.00</text:p>
          </table:table-cell>
          <table:table-cell office:value-type="float" office:value="0.1156" calcext:value-type="float">
            <text:p>0.12</text:p>
          </table:table-cell>
          <table:table-cell office:value-type="float" office:value="0.2968" calcext:value-type="float">
            <text:p>0.30</text:p>
          </table:table-cell>
          <table:table-cell office:value-type="float" office:value="0.899178" calcext:value-type="float">
            <text:p>0.90</text:p>
          </table:table-cell>
        </table:table-row>
        <table:table-row table:style-name="ro1">
          <table:table-cell office:value-type="float" office:value="-0.0200000000000011" calcext:value-type="float">
            <text:p>-0.02</text:p>
          </table:table-cell>
          <table:table-cell office:value-type="float" office:value="0.1154" calcext:value-type="float">
            <text:p>0.12</text:p>
          </table:table-cell>
          <table:table-cell office:value-type="float" office:value="0.2958" calcext:value-type="float">
            <text:p>0.30</text:p>
          </table:table-cell>
          <table:table-cell office:value-type="float" office:value="0.902702" calcext:value-type="float">
            <text:p>0.90</text:p>
          </table:table-cell>
        </table:table-row>
        <table:table-row table:style-name="ro1">
          <table:table-cell office:value-type="float" office:value="-0.0400000000000011" calcext:value-type="float">
            <text:p>-0.04</text:p>
          </table:table-cell>
          <table:table-cell office:value-type="float" office:value="0.1148" calcext:value-type="float">
            <text:p>0.11</text:p>
          </table:table-cell>
          <table:table-cell office:value-type="float" office:value="0.295" calcext:value-type="float">
            <text:p>0.30</text:p>
          </table:table-cell>
          <table:table-cell office:value-type="float" office:value="0.905204" calcext:value-type="float">
            <text:p>0.91</text:p>
          </table:table-cell>
        </table:table-row>
        <table:table-row table:style-name="ro1">
          <table:table-cell office:value-type="float" office:value="-0.0600000000000012" calcext:value-type="float">
            <text:p>-0.06</text:p>
          </table:table-cell>
          <table:table-cell office:value-type="float" office:value="0.1143" calcext:value-type="float">
            <text:p>0.11</text:p>
          </table:table-cell>
          <table:table-cell office:value-type="float" office:value="0.2939" calcext:value-type="float">
            <text:p>0.29</text:p>
          </table:table-cell>
          <table:table-cell office:value-type="float" office:value="0.908464" calcext:value-type="float">
            <text:p>0.91</text:p>
          </table:table-cell>
        </table:table-row>
        <table:table-row table:style-name="ro1">
          <table:table-cell office:value-type="float" office:value="-0.0800000000000012" calcext:value-type="float">
            <text:p>-0.08</text:p>
          </table:table-cell>
          <table:table-cell office:value-type="float" office:value="0.0497" calcext:value-type="float">
            <text:p>0.05</text:p>
          </table:table-cell>
          <table:table-cell office:value-type="float" office:value="0.1201" calcext:value-type="float">
            <text:p>0.12</text:p>
          </table:table-cell>
          <table:table-cell office:value-type="float" office:value="0.959254" calcext:value-type="float">
            <text:p>0.96</text:p>
          </table:table-cell>
        </table:table-row>
        <table:table-row table:style-name="ro1">
          <table:table-cell office:value-type="float" office:value="-0.100000000000001" calcext:value-type="float">
            <text:p>-0.10</text:p>
          </table:table-cell>
          <table:table-cell office:value-type="float" office:value="0.0435" calcext:value-type="float">
            <text:p>0.04</text:p>
          </table:table-cell>
          <table:table-cell office:value-type="float" office:value="0.1023" calcext:value-type="float">
            <text:p>0.10</text:p>
          </table:table-cell>
          <table:table-cell office:value-type="float" office:value="0.969829" calcext:value-type="float">
            <text:p>0.97</text:p>
          </table:table-cell>
        </table:table-row>
        <table:table-row table:style-name="ro1">
          <table:table-cell office:value-type="float" office:value="-0.120000000000001" calcext:value-type="float">
            <text:p>-0.12</text:p>
          </table:table-cell>
          <table:table-cell office:value-type="float" office:value="0.0375" calcext:value-type="float">
            <text:p>0.04</text:p>
          </table:table-cell>
          <table:table-cell office:value-type="float" office:value="0.0915" calcext:value-type="float">
            <text:p>0.09</text:p>
          </table:table-cell>
          <table:table-cell office:value-type="float" office:value="0.97252" calcext:value-type="float">
            <text:p>0.97</text:p>
          </table:table-cell>
        </table:table-row>
        <table:table-row table:style-name="ro1">
          <table:table-cell office:value-type="float" office:value="-0.140000000000001" calcext:value-type="float">
            <text:p>-0.14</text:p>
          </table:table-cell>
          <table:table-cell office:value-type="float" office:value="0.0228" calcext:value-type="float">
            <text:p>0.02</text:p>
          </table:table-cell>
          <table:table-cell office:value-type="float" office:value="0.0579" calcext:value-type="float">
            <text:p>0.06</text:p>
          </table:table-cell>
          <table:table-cell office:value-type="float" office:value="0.983777" calcext:value-type="float">
            <text:p>0.98</text:p>
          </table:table-cell>
        </table:table-row>
        <table:table-row table:style-name="ro1">
          <table:table-cell office:value-type="float" office:value="-0.160000000000001" calcext:value-type="float">
            <text:p>-0.16</text:p>
          </table:table-cell>
          <table:table-cell office:value-type="float" office:value="0.0151" calcext:value-type="float">
            <text:p>0.02</text:p>
          </table:table-cell>
          <table:table-cell office:value-type="float" office:value="0.0339" calcext:value-type="float">
            <text:p>0.03</text:p>
          </table:table-cell>
          <table:table-cell office:value-type="float" office:value="0.990562" calcext:value-type="float">
            <text:p>0.99</text:p>
          </table:table-cell>
        </table:table-row>
        <table:table-row table:style-name="ro1">
          <table:table-cell office:value-type="float" office:value="-0.180000000000001" calcext:value-type="float">
            <text:p>-0.18</text:p>
          </table:table-cell>
          <table:table-cell office:value-type="float" office:value="0.0115" calcext:value-type="float">
            <text:p>0.01</text:p>
          </table:table-cell>
          <table:table-cell office:value-type="float" office:value="0.0283" calcext:value-type="float">
            <text:p>0.03</text:p>
          </table:table-cell>
          <table:table-cell office:value-type="float" office:value="0.993367" calcext:value-type="float">
            <text:p>0.99</text:p>
          </table:table-cell>
        </table:table-row>
        <table:table-row table:style-name="ro1">
          <table:table-cell office:value-type="float" office:value="-0.200000000000001" calcext:value-type="float">
            <text:p>-0.20</text:p>
          </table:table-cell>
          <table:table-cell office:value-type="float" office:value="0.0079" calcext:value-type="float">
            <text:p>0.01</text:p>
          </table:table-cell>
          <table:table-cell office:value-type="float" office:value="0.0217" calcext:value-type="float">
            <text:p>0.02</text:p>
          </table:table-cell>
          <table:table-cell office:value-type="float" office:value="0.995414" calcext:value-type="float">
            <text:p>1.00</text:p>
          </table:table-cell>
        </table:table-row>
        <table:table-row table:style-name="ro1">
          <table:table-cell office:value-type="float" office:value="-0.220000000000001" calcext:value-type="float">
            <text:p>-0.22</text:p>
          </table:table-cell>
          <table:table-cell office:value-type="float" office:value="0.0053" calcext:value-type="float">
            <text:p>0.01</text:p>
          </table:table-cell>
          <table:table-cell office:value-type="float" office:value="0.0114" calcext:value-type="float">
            <text:p>0.01</text:p>
          </table:table-cell>
          <table:table-cell office:value-type="float" office:value="0.997233" calcext:value-type="float">
            <text:p>1.00</text:p>
          </table:table-cell>
        </table:table-row>
        <table:table-row table:style-name="ro1">
          <table:table-cell office:value-type="float" office:value="-0.240000000000001" calcext:value-type="float">
            <text:p>-0.24</text:p>
          </table:table-cell>
          <table:table-cell office:value-type="float" office:value="0.0042" calcext:value-type="float">
            <text:p>0.00</text:p>
          </table:table-cell>
          <table:table-cell office:value-type="float" office:value="0.0082" calcext:value-type="float">
            <text:p>0.01</text:p>
          </table:table-cell>
          <table:table-cell office:value-type="float" office:value="0.998598" calcext:value-type="float">
            <text:p>1.00</text:p>
          </table:table-cell>
        </table:table-row>
        <table:table-row table:style-name="ro1">
          <table:table-cell office:value-type="float" office:value="-0.260000000000001" calcext:value-type="float">
            <text:p>-0.26</text:p>
          </table:table-cell>
          <table:table-cell office:value-type="float" office:value="0.0036" calcext:value-type="float">
            <text:p>0.00</text:p>
          </table:table-cell>
          <table:table-cell office:value-type="float" office:value="0.0061" calcext:value-type="float">
            <text:p>0.01</text:p>
          </table:table-cell>
          <table:table-cell office:value-type="float" office:value="0.998749" calcext:value-type="float">
            <text:p>1.00</text:p>
          </table:table-cell>
        </table:table-row>
        <table:table-row table:style-name="ro1">
          <table:table-cell office:value-type="float" office:value="-0.280000000000001" calcext:value-type="float">
            <text:p>-0.28</text:p>
          </table:table-cell>
          <table:table-cell office:value-type="float" office:value="0.0024" calcext:value-type="float">
            <text:p>0.00</text:p>
          </table:table-cell>
          <table:table-cell office:value-type="float" office:value="0.0039" calcext:value-type="float">
            <text:p>0.00</text:p>
          </table:table-cell>
          <table:table-cell office:value-type="float" office:value="0.999242" calcext:value-type="float">
            <text:p>1.00</text:p>
          </table:table-cell>
        </table:table-row>
        <table:table-row table:style-name="ro1">
          <table:table-cell office:value-type="float" office:value="-0.300000000000001" calcext:value-type="float">
            <text:p>-0.30</text:p>
          </table:table-cell>
          <table:table-cell office:value-type="float" office:value="0.002" calcext:value-type="float">
            <text:p>0.00</text:p>
          </table:table-cell>
          <table:table-cell office:value-type="float" office:value="0.0031" calcext:value-type="float">
            <text:p>0.00</text:p>
          </table:table-cell>
          <table:table-cell office:value-type="float" office:value="0.99981" calcext:value-type="float">
            <text:p>1.00</text:p>
          </table:table-cell>
        </table:table-row>
        <table:table-row table:style-name="ro1">
          <table:table-cell office:value-type="float" office:value="-0.320000000000001" calcext:value-type="float">
            <text:p>-0.32</text:p>
          </table:table-cell>
          <table:table-cell office:value-type="float" office:value="0.0017" calcext:value-type="float">
            <text:p>0.00</text:p>
          </table:table-cell>
          <table:table-cell office:value-type="float" office:value="0.0027" calcext:value-type="float">
            <text:p>0.00</text:p>
          </table:table-cell>
          <table:table-cell office:value-type="float" office:value="0.999924" calcext:value-type="float">
            <text:p>1.00</text:p>
          </table:table-cell>
        </table:table-row>
        <table:table-row table:style-name="ro1">
          <table:table-cell office:value-type="float" office:value="-0.340000000000001" calcext:value-type="float">
            <text:p>-0.34</text:p>
          </table:table-cell>
          <table:table-cell office:value-type="float" office:value="0.0012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office:value-type="float" office:value="0.999962" calcext:value-type="float">
            <text:p>1.00</text:p>
          </table:table-cell>
        </table:table-row>
        <table:table-row table:style-name="ro1">
          <table:table-cell office:value-type="float" office:value="-0.360000000000001" calcext:value-type="float">
            <text:p>-0.36</text:p>
          </table:table-cell>
          <table:table-cell table:number-columns-repeated="2" office:value-type="float" office:value="0.0007" calcext:value-type="float">
            <text:p>0.00</text:p>
          </table:table-cell>
          <table:table-cell office:value-type="float" office:value="0.999962" calcext:value-type="float">
            <text:p>1.00</text:p>
          </table:table-cell>
        </table:table-row>
        <table:table-row table:style-name="ro1">
          <table:table-cell office:value-type="float" office:value="-0.380000000000001" calcext:value-type="float">
            <text:p>-0.38</text:p>
          </table:table-cell>
          <table:table-cell table:number-columns-repeated="2" office:value-type="float" office:value="0.0007" calcext:value-type="float">
            <text:p>0.00</text:p>
          </table:table-cell>
          <table:table-cell office:value-type="float" office:value="0.999962" calcext:value-type="float">
            <text:p>1.00</text:p>
          </table:table-cell>
        </table:table-row>
        <table:table-row table:style-name="ro1">
          <table:table-cell office:value-type="float" office:value="-0.400000000000001" calcext:value-type="float">
            <text:p>-0.40</text:p>
          </table:table-cell>
          <table:table-cell table:number-columns-repeated="2" office:value-type="float" office:value="0.0002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420000000000001" calcext:value-type="float">
            <text:p>-0.42</text:p>
          </table:table-cell>
          <table:table-cell table:number-columns-repeated="2" office:value-type="float" office:value="0.0002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440000000000001" calcext:value-type="float">
            <text:p>-0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460000000000002" calcext:value-type="float">
            <text:p>-0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480000000000002" calcext:value-type="float">
            <text:p>-0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500000000000002" calcext:value-type="float">
            <text:p>-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520000000000002" calcext:value-type="float">
            <text:p>-0.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540000000000002" calcext:value-type="float">
            <text:p>-0.5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560000000000002" calcext:value-type="float">
            <text:p>-0.5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580000000000002" calcext:value-type="float">
            <text:p>-0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600000000000002" calcext:value-type="float">
            <text:p>-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620000000000002" calcext:value-type="float">
            <text:p>-0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640000000000002" calcext:value-type="float">
            <text:p>-0.6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660000000000002" calcext:value-type="float">
            <text:p>-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680000000000002" calcext:value-type="float">
            <text:p>-0.6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00000000000002" calcext:value-type="float">
            <text:p>-0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20000000000002" calcext:value-type="float">
            <text:p>-0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40000000000002" calcext:value-type="float">
            <text:p>-0.7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60000000000002" calcext:value-type="float">
            <text:p>-0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780000000000002" calcext:value-type="float">
            <text:p>-0.7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00000000000002" calcext:value-type="float">
            <text:p>-0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20000000000002" calcext:value-type="float">
            <text:p>-0.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40000000000002" calcext:value-type="float">
            <text:p>-0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60000000000002" calcext:value-type="float">
            <text:p>-0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880000000000002" calcext:value-type="float">
            <text:p>-0.8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00000000000002" calcext:value-type="float">
            <text:p>-0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20000000000002" calcext:value-type="float">
            <text:p>-0.9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40000000000002" calcext:value-type="float">
            <text:p>-0.9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60000000000002" calcext:value-type="float">
            <text:p>-0.9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-0.980000000000002" calcext:value-type="float">
            <text:p>-0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</table:table>
      <table:table table:name="ellipsoid_rejection" table:style-name="ta1">
        <table:shapes>
          <draw:frame draw:z-index="0" draw:style-name="gr1" draw:text-style-name="P1" svg:width="262.2mm" svg:height="147.48mm" svg:x="108.12mm" svg:y="18.79mm">
            <loext:p draw:notify-on-update-of-ranges="ellipsoid_rejection.A2:ellipsoid_rejection.A101 ellipsoid_rejection.B1:ellipsoid_rejection.B1 ellipsoid_rejection.B2:ellipsoid_rejection.B101 ellipsoid_rejection.C1:ellipsoid_rejection.C1 ellipsoid_rejection.C2:ellipsoid_rejection.C101 ellipsoid_rejection.D1:ellipsoid_rejection.D1 ellipsoid_rejection.D2:ellipsoid_rejection.D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rejected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identification</text:p>
          </table:table-cell>
          <table:table-cell table:style-name="Default" office:value-type="string" calcext:value-type="string">
            <text:p>rejection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9291" calcext:value-type="float">
            <text:p>0.93</text:p>
          </table:table-cell>
          <table:table-cell office:value-type="float" office:value="0.9995" calcext:value-type="float">
            <text:p>1.00</text:p>
          </table:table-cell>
          <table:table-cell office:value-type="float" office:value="0.496418" calcext:value-type="float">
            <text:p>0.50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0.9322" calcext:value-type="float">
            <text:p>0.93</text:p>
          </table:table-cell>
          <table:table-cell office:value-type="float" office:value="0.9987" calcext:value-type="float">
            <text:p>1.00</text:p>
          </table:table-cell>
          <table:table-cell office:value-type="float" office:value="0.516696" calcext:value-type="float">
            <text:p>0.52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0.9336" calcext:value-type="float">
            <text:p>0.93</text:p>
          </table:table-cell>
          <table:table-cell office:value-type="float" office:value="0.9977" calcext:value-type="float">
            <text:p>1.00</text:p>
          </table:table-cell>
          <table:table-cell office:value-type="float" office:value="0.544745" calcext:value-type="float">
            <text:p>0.54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0.9349" calcext:value-type="float">
            <text:p>0.93</text:p>
          </table:table-cell>
          <table:table-cell office:value-type="float" office:value="0.997" calcext:value-type="float">
            <text:p>1.00</text:p>
          </table:table-cell>
          <table:table-cell office:value-type="float" office:value="0.566766" calcext:value-type="float">
            <text:p>0.57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0.9367" calcext:value-type="float">
            <text:p>0.94</text:p>
          </table:table-cell>
          <table:table-cell office:value-type="float" office:value="0.9968" calcext:value-type="float">
            <text:p>1.00</text:p>
          </table:table-cell>
          <table:table-cell office:value-type="float" office:value="0.578706" calcext:value-type="float">
            <text:p>0.58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0.9347" calcext:value-type="float">
            <text:p>0.93</text:p>
          </table:table-cell>
          <table:table-cell office:value-type="float" office:value="0.9965" calcext:value-type="float">
            <text:p>1.00</text:p>
          </table:table-cell>
          <table:table-cell office:value-type="float" office:value="0.59762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0.9357" calcext:value-type="float">
            <text:p>0.94</text:p>
          </table:table-cell>
          <table:table-cell office:value-type="float" office:value="0.9953" calcext:value-type="float">
            <text:p>1.00</text:p>
          </table:table-cell>
          <table:table-cell office:value-type="float" office:value="0.617064" calcext:value-type="float">
            <text:p>0.62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0.9367" calcext:value-type="float">
            <text:p>0.94</text:p>
          </table:table-cell>
          <table:table-cell office:value-type="float" office:value="0.9942" calcext:value-type="float">
            <text:p>0.99</text:p>
          </table:table-cell>
          <table:table-cell office:value-type="float" office:value="0.636395" calcext:value-type="float">
            <text:p>0.64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0.9378" calcext:value-type="float">
            <text:p>0.94</text:p>
          </table:table-cell>
          <table:table-cell office:value-type="float" office:value="0.9925" calcext:value-type="float">
            <text:p>0.99</text:p>
          </table:table-cell>
          <table:table-cell office:value-type="float" office:value="0.670924" calcext:value-type="float">
            <text:p>0.67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0.9396" calcext:value-type="float">
            <text:p>0.94</text:p>
          </table:table-cell>
          <table:table-cell office:value-type="float" office:value="0.9906" calcext:value-type="float">
            <text:p>0.99</text:p>
          </table:table-cell>
          <table:table-cell office:value-type="float" office:value="0.690255" calcext:value-type="float">
            <text:p>0.69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0.9377" calcext:value-type="float">
            <text:p>0.94</text:p>
          </table:table-cell>
          <table:table-cell office:value-type="float" office:value="0.9887" calcext:value-type="float">
            <text:p>0.99</text:p>
          </table:table-cell>
          <table:table-cell office:value-type="float" office:value="0.700451" calcext:value-type="float">
            <text:p>0.70</text:p>
          </table:table-cell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float" office:value="0.9359" calcext:value-type="float">
            <text:p>0.94</text:p>
          </table:table-cell>
          <table:table-cell office:value-type="float" office:value="0.9871" calcext:value-type="float">
            <text:p>0.99</text:p>
          </table:table-cell>
          <table:table-cell office:value-type="float" office:value="0.713831" calcext:value-type="float">
            <text:p>0.71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0.9341" calcext:value-type="float">
            <text:p>0.93</text:p>
          </table:table-cell>
          <table:table-cell office:value-type="float" office:value="0.986" calcext:value-type="float">
            <text:p>0.99</text:p>
          </table:table-cell>
          <table:table-cell office:value-type="float" office:value="0.725088" calcext:value-type="float">
            <text:p>0.73</text:p>
          </table:table-cell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float" office:value="0.9359" calcext:value-type="float">
            <text:p>0.94</text:p>
          </table:table-cell>
          <table:table-cell office:value-type="float" office:value="0.9847" calcext:value-type="float">
            <text:p>0.98</text:p>
          </table:table-cell>
          <table:table-cell office:value-type="float" office:value="0.734716" calcext:value-type="float">
            <text:p>0.73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float" office:value="0.9338" calcext:value-type="float">
            <text:p>0.93</text:p>
          </table:table-cell>
          <table:table-cell office:value-type="float" office:value="0.9836" calcext:value-type="float">
            <text:p>0.98</text:p>
          </table:table-cell>
          <table:table-cell office:value-type="float" office:value="0.735739" calcext:value-type="float">
            <text:p>0.74</text:p>
          </table:table-cell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float" office:value="0.9335" calcext:value-type="float">
            <text:p>0.93</text:p>
          </table:table-cell>
          <table:table-cell office:value-type="float" office:value="0.9822" calcext:value-type="float">
            <text:p>0.98</text:p>
          </table:table-cell>
          <table:table-cell office:value-type="float" office:value="0.75416" calcext:value-type="float">
            <text:p>0.75</text:p>
          </table:table-cell>
        </table:table-row>
        <table:table-row table:style-name="ro1">
          <table:table-cell office:value-type="float" office:value="80" calcext:value-type="float">
            <text:p>80.00</text:p>
          </table:table-cell>
          <table:table-cell office:value-type="float" office:value="0.9321" calcext:value-type="float">
            <text:p>0.93</text:p>
          </table:table-cell>
          <table:table-cell office:value-type="float" office:value="0.9811" calcext:value-type="float">
            <text:p>0.98</text:p>
          </table:table-cell>
          <table:table-cell office:value-type="float" office:value="0.762233" calcext:value-type="float">
            <text:p>0.76</text:p>
          </table:table-cell>
        </table:table-row>
        <table:table-row table:style-name="ro1">
          <table:table-cell office:value-type="float" office:value="85" calcext:value-type="float">
            <text:p>85.00</text:p>
          </table:table-cell>
          <table:table-cell office:value-type="float" office:value="0.9306" calcext:value-type="float">
            <text:p>0.93</text:p>
          </table:table-cell>
          <table:table-cell office:value-type="float" office:value="0.9793" calcext:value-type="float">
            <text:p>0.98</text:p>
          </table:table-cell>
          <table:table-cell office:value-type="float" office:value="0.772353" calcext:value-type="float">
            <text:p>0.77</text:p>
          </table:table-cell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float" office:value="0.9279" calcext:value-type="float">
            <text:p>0.93</text:p>
          </table:table-cell>
          <table:table-cell office:value-type="float" office:value="0.9778" calcext:value-type="float">
            <text:p>0.98</text:p>
          </table:table-cell>
          <table:table-cell office:value-type="float" office:value="0.785582" calcext:value-type="float">
            <text:p>0.79</text:p>
          </table:table-cell>
        </table:table-row>
        <table:table-row table:style-name="ro1">
          <table:table-cell office:value-type="float" office:value="95" calcext:value-type="float">
            <text:p>95.00</text:p>
          </table:table-cell>
          <table:table-cell office:value-type="float" office:value="0.9266" calcext:value-type="float">
            <text:p>0.93</text:p>
          </table:table-cell>
          <table:table-cell office:value-type="float" office:value="0.9767" calcext:value-type="float">
            <text:p>0.98</text:p>
          </table:table-cell>
          <table:table-cell office:value-type="float" office:value="0.790547" calcext:value-type="float">
            <text:p>0.79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0.9263" calcext:value-type="float">
            <text:p>0.93</text:p>
          </table:table-cell>
          <table:table-cell office:value-type="float" office:value="0.976" calcext:value-type="float">
            <text:p>0.98</text:p>
          </table:table-cell>
          <table:table-cell office:value-type="float" office:value="0.793845" calcext:value-type="float">
            <text:p>0.79</text:p>
          </table:table-cell>
        </table:table-row>
        <table:table-row table:style-name="ro1">
          <table:table-cell office:value-type="float" office:value="105" calcext:value-type="float">
            <text:p>105.00</text:p>
          </table:table-cell>
          <table:table-cell office:value-type="float" office:value="0.9236" calcext:value-type="float">
            <text:p>0.92</text:p>
          </table:table-cell>
          <table:table-cell office:value-type="float" office:value="0.9741" calcext:value-type="float">
            <text:p>0.97</text:p>
          </table:table-cell>
          <table:table-cell office:value-type="float" office:value="0.804344" calcext:value-type="float">
            <text:p>0.8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0.9215" calcext:value-type="float">
            <text:p>0.92</text:p>
          </table:table-cell>
          <table:table-cell office:value-type="float" office:value="0.9716" calcext:value-type="float">
            <text:p>0.97</text:p>
          </table:table-cell>
          <table:table-cell office:value-type="float" office:value="0.811204" calcext:value-type="float">
            <text:p>0.81</text:p>
          </table:table-cell>
        </table:table-row>
        <table:table-row table:style-name="ro1">
          <table:table-cell office:value-type="float" office:value="115" calcext:value-type="float">
            <text:p>115.00</text:p>
          </table:table-cell>
          <table:table-cell office:value-type="float" office:value="0.9194" calcext:value-type="float">
            <text:p>0.92</text:p>
          </table:table-cell>
          <table:table-cell office:value-type="float" office:value="0.9702" calcext:value-type="float">
            <text:p>0.97</text:p>
          </table:table-cell>
          <table:table-cell office:value-type="float" office:value="0.8167" calcext:value-type="float">
            <text:p>0.82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0.9142" calcext:value-type="float">
            <text:p>0.91</text:p>
          </table:table-cell>
          <table:table-cell office:value-type="float" office:value="0.9662" calcext:value-type="float">
            <text:p>0.97</text:p>
          </table:table-cell>
          <table:table-cell office:value-type="float" office:value="0.82538" calcext:value-type="float">
            <text:p>0.83</text:p>
          </table:table-cell>
        </table:table-row>
        <table:table-row table:style-name="ro1">
          <table:table-cell office:value-type="float" office:value="125" calcext:value-type="float">
            <text:p>125.00</text:p>
          </table:table-cell>
          <table:table-cell office:value-type="float" office:value="0.9166" calcext:value-type="float">
            <text:p>0.92</text:p>
          </table:table-cell>
          <table:table-cell office:value-type="float" office:value="0.9648" calcext:value-type="float">
            <text:p>0.96</text:p>
          </table:table-cell>
          <table:table-cell office:value-type="float" office:value="0.835045" calcext:value-type="float">
            <text:p>0.84</text:p>
          </table:table-cell>
        </table:table-row>
        <table:table-row table:style-name="ro1">
          <table:table-cell office:value-type="float" office:value="130" calcext:value-type="float">
            <text:p>130.00</text:p>
          </table:table-cell>
          <table:table-cell office:value-type="float" office:value="0.9147" calcext:value-type="float">
            <text:p>0.91</text:p>
          </table:table-cell>
          <table:table-cell office:value-type="float" office:value="0.9627" calcext:value-type="float">
            <text:p>0.96</text:p>
          </table:table-cell>
          <table:table-cell office:value-type="float" office:value="0.841186" calcext:value-type="float">
            <text:p>0.84</text:p>
          </table:table-cell>
        </table:table-row>
        <table:table-row table:style-name="ro1">
          <table:table-cell office:value-type="float" office:value="135" calcext:value-type="float">
            <text:p>135.00</text:p>
          </table:table-cell>
          <table:table-cell office:value-type="float" office:value="0.9122" calcext:value-type="float">
            <text:p>0.91</text:p>
          </table:table-cell>
          <table:table-cell office:value-type="float" office:value="0.962" calcext:value-type="float">
            <text:p>0.96</text:p>
          </table:table-cell>
          <table:table-cell office:value-type="float" office:value="0.845886" calcext:value-type="float">
            <text:p>0.85</text:p>
          </table:table-cell>
        </table:table-row>
        <table:table-row table:style-name="ro1">
          <table:table-cell office:value-type="float" office:value="140" calcext:value-type="float">
            <text:p>140.00</text:p>
          </table:table-cell>
          <table:table-cell office:value-type="float" office:value="0.9091" calcext:value-type="float">
            <text:p>0.91</text:p>
          </table:table-cell>
          <table:table-cell office:value-type="float" office:value="0.9592" calcext:value-type="float">
            <text:p>0.96</text:p>
          </table:table-cell>
          <table:table-cell office:value-type="float" office:value="0.850927" calcext:value-type="float">
            <text:p>0.85</text:p>
          </table:table-cell>
        </table:table-row>
        <table:table-row table:style-name="ro1">
          <table:table-cell office:value-type="float" office:value="145" calcext:value-type="float">
            <text:p>145.00</text:p>
          </table:table-cell>
          <table:table-cell office:value-type="float" office:value="0.9065" calcext:value-type="float">
            <text:p>0.91</text:p>
          </table:table-cell>
          <table:table-cell office:value-type="float" office:value="0.9563" calcext:value-type="float">
            <text:p>0.96</text:p>
          </table:table-cell>
          <table:table-cell office:value-type="float" office:value="0.854679" calcext:value-type="float">
            <text:p>0.85</text:p>
          </table:table-cell>
        </table:table-row>
        <table:table-row table:style-name="ro1">
          <table:table-cell office:value-type="float" office:value="150" calcext:value-type="float">
            <text:p>150.00</text:p>
          </table:table-cell>
          <table:table-cell office:value-type="float" office:value="0.9053" calcext:value-type="float">
            <text:p>0.91</text:p>
          </table:table-cell>
          <table:table-cell office:value-type="float" office:value="0.9547" calcext:value-type="float">
            <text:p>0.95</text:p>
          </table:table-cell>
          <table:table-cell office:value-type="float" office:value="0.859986" calcext:value-type="float">
            <text:p>0.86</text:p>
          </table:table-cell>
        </table:table-row>
        <table:table-row table:style-name="ro1">
          <table:table-cell office:value-type="float" office:value="155" calcext:value-type="float">
            <text:p>155.00</text:p>
          </table:table-cell>
          <table:table-cell office:value-type="float" office:value="0.904" calcext:value-type="float">
            <text:p>0.90</text:p>
          </table:table-cell>
          <table:table-cell office:value-type="float" office:value="0.9531" calcext:value-type="float">
            <text:p>0.95</text:p>
          </table:table-cell>
          <table:table-cell office:value-type="float" office:value="0.864989" calcext:value-type="float">
            <text:p>0.86</text:p>
          </table:table-cell>
        </table:table-row>
        <table:table-row table:style-name="ro1">
          <table:table-cell office:value-type="float" office:value="160" calcext:value-type="float">
            <text:p>160.00</text:p>
          </table:table-cell>
          <table:table-cell office:value-type="float" office:value="0.8983" calcext:value-type="float">
            <text:p>0.90</text:p>
          </table:table-cell>
          <table:table-cell office:value-type="float" office:value="0.949" calcext:value-type="float">
            <text:p>0.95</text:p>
          </table:table-cell>
          <table:table-cell office:value-type="float" office:value="0.870447" calcext:value-type="float">
            <text:p>0.87</text:p>
          </table:table-cell>
        </table:table-row>
        <table:table-row table:style-name="ro1">
          <table:table-cell office:value-type="float" office:value="165" calcext:value-type="float">
            <text:p>165.00</text:p>
          </table:table-cell>
          <table:table-cell office:value-type="float" office:value="0.8978" calcext:value-type="float">
            <text:p>0.90</text:p>
          </table:table-cell>
          <table:table-cell office:value-type="float" office:value="0.9467" calcext:value-type="float">
            <text:p>0.95</text:p>
          </table:table-cell>
          <table:table-cell office:value-type="float" office:value="0.87799" calcext:value-type="float">
            <text:p>0.88</text:p>
          </table:table-cell>
        </table:table-row>
        <table:table-row table:style-name="ro1">
          <table:table-cell office:value-type="float" office:value="170" calcext:value-type="float">
            <text:p>170.00</text:p>
          </table:table-cell>
          <table:table-cell office:value-type="float" office:value="0.8948" calcext:value-type="float">
            <text:p>0.89</text:p>
          </table:table-cell>
          <table:table-cell office:value-type="float" office:value="0.9436" calcext:value-type="float">
            <text:p>0.94</text:p>
          </table:table-cell>
          <table:table-cell office:value-type="float" office:value="0.880378" calcext:value-type="float">
            <text:p>0.88</text:p>
          </table:table-cell>
        </table:table-row>
        <table:table-row table:style-name="ro1">
          <table:table-cell office:value-type="float" office:value="175" calcext:value-type="float">
            <text:p>175.00</text:p>
          </table:table-cell>
          <table:table-cell office:value-type="float" office:value="0.8937" calcext:value-type="float">
            <text:p>0.89</text:p>
          </table:table-cell>
          <table:table-cell office:value-type="float" office:value="0.942" calcext:value-type="float">
            <text:p>0.94</text:p>
          </table:table-cell>
          <table:table-cell office:value-type="float" office:value="0.884471" calcext:value-type="float">
            <text:p>0.88</text:p>
          </table:table-cell>
        </table:table-row>
        <table:table-row table:style-name="ro1">
          <table:table-cell office:value-type="float" office:value="180" calcext:value-type="float">
            <text:p>180.00</text:p>
          </table:table-cell>
          <table:table-cell office:value-type="float" office:value="0.891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888944" calcext:value-type="float">
            <text:p>0.89</text:p>
          </table:table-cell>
        </table:table-row>
        <table:table-row table:style-name="ro1">
          <table:table-cell office:value-type="float" office:value="185" calcext:value-type="float">
            <text:p>185.00</text:p>
          </table:table-cell>
          <table:table-cell office:value-type="float" office:value="0.8887" calcext:value-type="float">
            <text:p>0.89</text:p>
          </table:table-cell>
          <table:table-cell office:value-type="float" office:value="0.9379" calcext:value-type="float">
            <text:p>0.94</text:p>
          </table:table-cell>
          <table:table-cell office:value-type="float" office:value="0.892052" calcext:value-type="float">
            <text:p>0.89</text:p>
          </table:table-cell>
        </table:table-row>
        <table:table-row table:style-name="ro1">
          <table:table-cell office:value-type="float" office:value="190" calcext:value-type="float">
            <text:p>190.00</text:p>
          </table:table-cell>
          <table:table-cell office:value-type="float" office:value="0.8842" calcext:value-type="float">
            <text:p>0.88</text:p>
          </table:table-cell>
          <table:table-cell office:value-type="float" office:value="0.9336" calcext:value-type="float">
            <text:p>0.93</text:p>
          </table:table-cell>
          <table:table-cell office:value-type="float" office:value="0.897586" calcext:value-type="float">
            <text:p>0.90</text:p>
          </table:table-cell>
        </table:table-row>
        <table:table-row table:style-name="ro1">
          <table:table-cell office:value-type="float" office:value="195" calcext:value-type="float">
            <text:p>195.00</text:p>
          </table:table-cell>
          <table:table-cell office:value-type="float" office:value="0.8843" calcext:value-type="float">
            <text:p>0.88</text:p>
          </table:table-cell>
          <table:table-cell office:value-type="float" office:value="0.9331" calcext:value-type="float">
            <text:p>0.93</text:p>
          </table:table-cell>
          <table:table-cell office:value-type="float" office:value="0.900504" calcext:value-type="float">
            <text:p>0.90</text:p>
          </table:table-cell>
        </table:table-row>
        <table:table-row table:style-name="ro1">
          <table:table-cell office:value-type="float" office:value="200" calcext:value-type="float">
            <text:p>200.00</text:p>
          </table:table-cell>
          <table:table-cell office:value-type="float" office:value="0.8826" calcext:value-type="float">
            <text:p>0.88</text:p>
          </table:table-cell>
          <table:table-cell office:value-type="float" office:value="0.9298" calcext:value-type="float">
            <text:p>0.93</text:p>
          </table:table-cell>
          <table:table-cell office:value-type="float" office:value="0.903574" calcext:value-type="float">
            <text:p>0.90</text:p>
          </table:table-cell>
        </table:table-row>
        <table:table-row table:style-name="ro1">
          <table:table-cell office:value-type="float" office:value="205" calcext:value-type="float">
            <text:p>205.00</text:p>
          </table:table-cell>
          <table:table-cell office:value-type="float" office:value="0.8774" calcext:value-type="float">
            <text:p>0.88</text:p>
          </table:table-cell>
          <table:table-cell office:value-type="float" office:value="0.9247" calcext:value-type="float">
            <text:p>0.92</text:p>
          </table:table-cell>
          <table:table-cell office:value-type="float" office:value="0.906455" calcext:value-type="float">
            <text:p>0.91</text:p>
          </table:table-cell>
        </table:table-row>
        <table:table-row table:style-name="ro1">
          <table:table-cell office:value-type="float" office:value="210" calcext:value-type="float">
            <text:p>210.00</text:p>
          </table:table-cell>
          <table:table-cell office:value-type="float" office:value="0.8741" calcext:value-type="float">
            <text:p>0.87</text:p>
          </table:table-cell>
          <table:table-cell office:value-type="float" office:value="0.9216" calcext:value-type="float">
            <text:p>0.92</text:p>
          </table:table-cell>
          <table:table-cell office:value-type="float" office:value="0.911003" calcext:value-type="float">
            <text:p>0.91</text:p>
          </table:table-cell>
        </table:table-row>
        <table:table-row table:style-name="ro1">
          <table:table-cell office:value-type="float" office:value="215" calcext:value-type="float">
            <text:p>215.00</text:p>
          </table:table-cell>
          <table:table-cell office:value-type="float" office:value="0.8707" calcext:value-type="float">
            <text:p>0.87</text:p>
          </table:table-cell>
          <table:table-cell office:value-type="float" office:value="0.9165" calcext:value-type="float">
            <text:p>0.92</text:p>
          </table:table-cell>
          <table:table-cell office:value-type="float" office:value="0.91559" calcext:value-type="float">
            <text:p>0.92</text:p>
          </table:table-cell>
        </table:table-row>
        <table:table-row table:style-name="ro1">
          <table:table-cell office:value-type="float" office:value="220" calcext:value-type="float">
            <text:p>220.00</text:p>
          </table:table-cell>
          <table:table-cell office:value-type="float" office:value="0.8656" calcext:value-type="float">
            <text:p>0.87</text:p>
          </table:table-cell>
          <table:table-cell office:value-type="float" office:value="0.9126" calcext:value-type="float">
            <text:p>0.91</text:p>
          </table:table-cell>
          <table:table-cell office:value-type="float" office:value="0.918736" calcext:value-type="float">
            <text:p>0.92</text:p>
          </table:table-cell>
        </table:table-row>
        <table:table-row table:style-name="ro1">
          <table:table-cell office:value-type="float" office:value="225" calcext:value-type="float">
            <text:p>225.00</text:p>
          </table:table-cell>
          <table:table-cell office:value-type="float" office:value="0.8628" calcext:value-type="float">
            <text:p>0.86</text:p>
          </table:table-cell>
          <table:table-cell office:value-type="float" office:value="0.9091" calcext:value-type="float">
            <text:p>0.91</text:p>
          </table:table-cell>
          <table:table-cell office:value-type="float" office:value="0.921957" calcext:value-type="float">
            <text:p>0.92</text:p>
          </table:table-cell>
        </table:table-row>
        <table:table-row table:style-name="ro1">
          <table:table-cell office:value-type="float" office:value="230" calcext:value-type="float">
            <text:p>230.00</text:p>
          </table:table-cell>
          <table:table-cell office:value-type="float" office:value="0.8599" calcext:value-type="float">
            <text:p>0.86</text:p>
          </table:table-cell>
          <table:table-cell office:value-type="float" office:value="0.9058" calcext:value-type="float">
            <text:p>0.91</text:p>
          </table:table-cell>
          <table:table-cell office:value-type="float" office:value="0.925861" calcext:value-type="float">
            <text:p>0.93</text:p>
          </table:table-cell>
        </table:table-row>
        <table:table-row table:style-name="ro1">
          <table:table-cell office:value-type="float" office:value="235" calcext:value-type="float">
            <text:p>235.00</text:p>
          </table:table-cell>
          <table:table-cell office:value-type="float" office:value="0.8553" calcext:value-type="float">
            <text:p>0.86</text:p>
          </table:table-cell>
          <table:table-cell office:value-type="float" office:value="0.9014" calcext:value-type="float">
            <text:p>0.90</text:p>
          </table:table-cell>
          <table:table-cell office:value-type="float" office:value="0.926923" calcext:value-type="float">
            <text:p>0.93</text:p>
          </table:table-cell>
        </table:table-row>
        <table:table-row table:style-name="ro1">
          <table:table-cell office:value-type="float" office:value="240" calcext:value-type="float">
            <text:p>240.00</text:p>
          </table:table-cell>
          <table:table-cell office:value-type="float" office:value="0.8493" calcext:value-type="float">
            <text:p>0.85</text:p>
          </table:table-cell>
          <table:table-cell office:value-type="float" office:value="0.8972" calcext:value-type="float">
            <text:p>0.90</text:p>
          </table:table-cell>
          <table:table-cell office:value-type="float" office:value="0.93022" calcext:value-type="float">
            <text:p>0.93</text:p>
          </table:table-cell>
        </table:table-row>
        <table:table-row table:style-name="ro1">
          <table:table-cell office:value-type="float" office:value="245" calcext:value-type="float">
            <text:p>245.00</text:p>
          </table:table-cell>
          <table:table-cell office:value-type="float" office:value="0.8457" calcext:value-type="float">
            <text:p>0.85</text:p>
          </table:table-cell>
          <table:table-cell office:value-type="float" office:value="0.8936" calcext:value-type="float">
            <text:p>0.89</text:p>
          </table:table-cell>
          <table:table-cell office:value-type="float" office:value="0.930675" calcext:value-type="float">
            <text:p>0.93</text:p>
          </table:table-cell>
        </table:table-row>
        <table:table-row table:style-name="ro1">
          <table:table-cell office:value-type="float" office:value="250" calcext:value-type="float">
            <text:p>250.00</text:p>
          </table:table-cell>
          <table:table-cell office:value-type="float" office:value="0.841" calcext:value-type="float">
            <text:p>0.84</text:p>
          </table:table-cell>
          <table:table-cell office:value-type="float" office:value="0.8884" calcext:value-type="float">
            <text:p>0.89</text:p>
          </table:table-cell>
          <table:table-cell office:value-type="float" office:value="0.933177" calcext:value-type="float">
            <text:p>0.93</text:p>
          </table:table-cell>
        </table:table-row>
        <table:table-row table:style-name="ro1">
          <table:table-cell office:value-type="float" office:value="255" calcext:value-type="float">
            <text:p>255.00</text:p>
          </table:table-cell>
          <table:table-cell office:value-type="float" office:value="0.8339" calcext:value-type="float">
            <text:p>0.83</text:p>
          </table:table-cell>
          <table:table-cell office:value-type="float" office:value="0.8831" calcext:value-type="float">
            <text:p>0.88</text:p>
          </table:table-cell>
          <table:table-cell office:value-type="float" office:value="0.932419" calcext:value-type="float">
            <text:p>0.93</text:p>
          </table:table-cell>
        </table:table-row>
        <table:table-row table:style-name="ro1">
          <table:table-cell office:value-type="float" office:value="260" calcext:value-type="float">
            <text:p>260.00</text:p>
          </table:table-cell>
          <table:table-cell office:value-type="float" office:value="0.831" calcext:value-type="float">
            <text:p>0.83</text:p>
          </table:table-cell>
          <table:table-cell office:value-type="float" office:value="0.8803" calcext:value-type="float">
            <text:p>0.88</text:p>
          </table:table-cell>
          <table:table-cell office:value-type="float" office:value="0.934731" calcext:value-type="float">
            <text:p>0.93</text:p>
          </table:table-cell>
        </table:table-row>
        <table:table-row table:style-name="ro1">
          <table:table-cell office:value-type="float" office:value="265" calcext:value-type="float">
            <text:p>265.00</text:p>
          </table:table-cell>
          <table:table-cell office:value-type="float" office:value="0.8239" calcext:value-type="float">
            <text:p>0.82</text:p>
          </table:table-cell>
          <table:table-cell office:value-type="float" office:value="0.8745" calcext:value-type="float">
            <text:p>0.87</text:p>
          </table:table-cell>
          <table:table-cell office:value-type="float" office:value="0.938711" calcext:value-type="float">
            <text:p>0.94</text:p>
          </table:table-cell>
        </table:table-row>
        <table:table-row table:style-name="ro1">
          <table:table-cell office:value-type="float" office:value="270" calcext:value-type="float">
            <text:p>270.00</text:p>
          </table:table-cell>
          <table:table-cell office:value-type="float" office:value="0.82" calcext:value-type="float">
            <text:p>0.82</text:p>
          </table:table-cell>
          <table:table-cell office:value-type="float" office:value="0.8694" calcext:value-type="float">
            <text:p>0.87</text:p>
          </table:table-cell>
          <table:table-cell office:value-type="float" office:value="0.939355" calcext:value-type="float">
            <text:p>0.94</text:p>
          </table:table-cell>
        </table:table-row>
        <table:table-row table:style-name="ro1">
          <table:table-cell office:value-type="float" office:value="275" calcext:value-type="float">
            <text:p>275.00</text:p>
          </table:table-cell>
          <table:table-cell office:value-type="float" office:value="0.8172" calcext:value-type="float">
            <text:p>0.82</text:p>
          </table:table-cell>
          <table:table-cell office:value-type="float" office:value="0.8642" calcext:value-type="float">
            <text:p>0.86</text:p>
          </table:table-cell>
          <table:table-cell office:value-type="float" office:value="0.943373" calcext:value-type="float">
            <text:p>0.94</text:p>
          </table:table-cell>
        </table:table-row>
        <table:table-row table:style-name="ro1">
          <table:table-cell office:value-type="float" office:value="280" calcext:value-type="float">
            <text:p>280.00</text:p>
          </table:table-cell>
          <table:table-cell office:value-type="float" office:value="0.8154" calcext:value-type="float">
            <text:p>0.82</text:p>
          </table:table-cell>
          <table:table-cell office:value-type="float" office:value="0.8611" calcext:value-type="float">
            <text:p>0.86</text:p>
          </table:table-cell>
          <table:table-cell office:value-type="float" office:value="0.943865" calcext:value-type="float">
            <text:p>0.94</text:p>
          </table:table-cell>
        </table:table-row>
        <table:table-row table:style-name="ro1">
          <table:table-cell office:value-type="float" office:value="285" calcext:value-type="float">
            <text:p>285.00</text:p>
          </table:table-cell>
          <table:table-cell office:value-type="float" office:value="0.8094" calcext:value-type="float">
            <text:p>0.81</text:p>
          </table:table-cell>
          <table:table-cell office:value-type="float" office:value="0.8544" calcext:value-type="float">
            <text:p>0.85</text:p>
          </table:table-cell>
          <table:table-cell office:value-type="float" office:value="0.947125" calcext:value-type="float">
            <text:p>0.95</text:p>
          </table:table-cell>
        </table:table-row>
        <table:table-row table:style-name="ro1">
          <table:table-cell office:value-type="float" office:value="290" calcext:value-type="float">
            <text:p>290.00</text:p>
          </table:table-cell>
          <table:table-cell office:value-type="float" office:value="0.808" calcext:value-type="float">
            <text:p>0.81</text:p>
          </table:table-cell>
          <table:table-cell office:value-type="float" office:value="0.8503" calcext:value-type="float">
            <text:p>0.85</text:p>
          </table:table-cell>
          <table:table-cell office:value-type="float" office:value="0.952659" calcext:value-type="float">
            <text:p>0.95</text:p>
          </table:table-cell>
        </table:table-row>
        <table:table-row table:style-name="ro1">
          <table:table-cell office:value-type="float" office:value="295" calcext:value-type="float">
            <text:p>295.00</text:p>
          </table:table-cell>
          <table:table-cell office:value-type="float" office:value="0.802" calcext:value-type="float">
            <text:p>0.80</text:p>
          </table:table-cell>
          <table:table-cell office:value-type="float" office:value="0.8437" calcext:value-type="float">
            <text:p>0.84</text:p>
          </table:table-cell>
          <table:table-cell office:value-type="float" office:value="0.954251" calcext:value-type="float">
            <text:p>0.95</text:p>
          </table:table-cell>
        </table:table-row>
        <table:table-row table:style-name="ro1">
          <table:table-cell office:value-type="float" office:value="300" calcext:value-type="float">
            <text:p>300.00</text:p>
          </table:table-cell>
          <table:table-cell office:value-type="float" office:value="0.7977" calcext:value-type="float">
            <text:p>0.80</text:p>
          </table:table-cell>
          <table:table-cell office:value-type="float" office:value="0.8399" calcext:value-type="float">
            <text:p>0.84</text:p>
          </table:table-cell>
          <table:table-cell office:value-type="float" office:value="0.958193" calcext:value-type="float">
            <text:p>0.96</text:p>
          </table:table-cell>
        </table:table-row>
        <table:table-row table:style-name="ro1">
          <table:table-cell office:value-type="float" office:value="305" calcext:value-type="float">
            <text:p>305.00</text:p>
          </table:table-cell>
          <table:table-cell office:value-type="float" office:value="0.7952" calcext:value-type="float">
            <text:p>0.80</text:p>
          </table:table-cell>
          <table:table-cell office:value-type="float" office:value="0.8341" calcext:value-type="float">
            <text:p>0.83</text:p>
          </table:table-cell>
          <table:table-cell office:value-type="float" office:value="0.959747" calcext:value-type="float">
            <text:p>0.96</text:p>
          </table:table-cell>
        </table:table-row>
        <table:table-row table:style-name="ro1">
          <table:table-cell office:value-type="float" office:value="310" calcext:value-type="float">
            <text:p>310.00</text:p>
          </table:table-cell>
          <table:table-cell office:value-type="float" office:value="0.7928" calcext:value-type="float">
            <text:p>0.79</text:p>
          </table:table-cell>
          <table:table-cell office:value-type="float" office:value="0.8307" calcext:value-type="float">
            <text:p>0.83</text:p>
          </table:table-cell>
          <table:table-cell office:value-type="float" office:value="0.960315" calcext:value-type="float">
            <text:p>0.96</text:p>
          </table:table-cell>
        </table:table-row>
        <table:table-row table:style-name="ro1">
          <table:table-cell office:value-type="float" office:value="315" calcext:value-type="float">
            <text:p>315.00</text:p>
          </table:table-cell>
          <table:table-cell office:value-type="float" office:value="0.7862" calcext:value-type="float">
            <text:p>0.79</text:p>
          </table:table-cell>
          <table:table-cell office:value-type="float" office:value="0.822" calcext:value-type="float">
            <text:p>0.82</text:p>
          </table:table-cell>
          <table:table-cell office:value-type="float" office:value="0.962627" calcext:value-type="float">
            <text:p>0.96</text:p>
          </table:table-cell>
        </table:table-row>
        <table:table-row table:style-name="ro1">
          <table:table-cell office:value-type="float" office:value="320" calcext:value-type="float">
            <text:p>320.00</text:p>
          </table:table-cell>
          <table:table-cell office:value-type="float" office:value="0.7795" calcext:value-type="float">
            <text:p>0.78</text:p>
          </table:table-cell>
          <table:table-cell office:value-type="float" office:value="0.8149" calcext:value-type="float">
            <text:p>0.81</text:p>
          </table:table-cell>
          <table:table-cell office:value-type="float" office:value="0.964636" calcext:value-type="float">
            <text:p>0.96</text:p>
          </table:table-cell>
        </table:table-row>
        <table:table-row table:style-name="ro1">
          <table:table-cell office:value-type="float" office:value="325" calcext:value-type="float">
            <text:p>325.00</text:p>
          </table:table-cell>
          <table:table-cell office:value-type="float" office:value="0.7735" calcext:value-type="float">
            <text:p>0.77</text:p>
          </table:table-cell>
          <table:table-cell office:value-type="float" office:value="0.8073" calcext:value-type="float">
            <text:p>0.81</text:p>
          </table:table-cell>
          <table:table-cell office:value-type="float" office:value="0.967744" calcext:value-type="float">
            <text:p>0.97</text:p>
          </table:table-cell>
        </table:table-row>
        <table:table-row table:style-name="ro1">
          <table:table-cell office:value-type="float" office:value="330" calcext:value-type="float">
            <text:p>330.00</text:p>
          </table:table-cell>
          <table:table-cell office:value-type="float" office:value="0.7697" calcext:value-type="float">
            <text:p>0.77</text:p>
          </table:table-cell>
          <table:table-cell office:value-type="float" office:value="0.8027" calcext:value-type="float">
            <text:p>0.80</text:p>
          </table:table-cell>
          <table:table-cell office:value-type="float" office:value="0.969602" calcext:value-type="float">
            <text:p>0.97</text:p>
          </table:table-cell>
        </table:table-row>
        <table:table-row table:style-name="ro1">
          <table:table-cell office:value-type="float" office:value="335" calcext:value-type="float">
            <text:p>335.00</text:p>
          </table:table-cell>
          <table:table-cell office:value-type="float" office:value="0.7632" calcext:value-type="float">
            <text:p>0.76</text:p>
          </table:table-cell>
          <table:table-cell office:value-type="float" office:value="0.7955" calcext:value-type="float">
            <text:p>0.80</text:p>
          </table:table-cell>
          <table:table-cell office:value-type="float" office:value="0.970208" calcext:value-type="float">
            <text:p>0.97</text:p>
          </table:table-cell>
        </table:table-row>
        <table:table-row table:style-name="ro1">
          <table:table-cell office:value-type="float" office:value="340" calcext:value-type="float">
            <text:p>340.00</text:p>
          </table:table-cell>
          <table:table-cell office:value-type="float" office:value="0.7583" calcext:value-type="float">
            <text:p>0.76</text:p>
          </table:table-cell>
          <table:table-cell office:value-type="float" office:value="0.7906" calcext:value-type="float">
            <text:p>0.79</text:p>
          </table:table-cell>
          <table:table-cell office:value-type="float" office:value="0.970473" calcext:value-type="float">
            <text:p>0.97</text:p>
          </table:table-cell>
        </table:table-row>
        <table:table-row table:style-name="ro1">
          <table:table-cell office:value-type="float" office:value="345" calcext:value-type="float">
            <text:p>345.00</text:p>
          </table:table-cell>
          <table:table-cell office:value-type="float" office:value="0.7536" calcext:value-type="float">
            <text:p>0.75</text:p>
          </table:table-cell>
          <table:table-cell office:value-type="float" office:value="0.7841" calcext:value-type="float">
            <text:p>0.78</text:p>
          </table:table-cell>
          <table:table-cell office:value-type="float" office:value="0.971724" calcext:value-type="float">
            <text:p>0.97</text:p>
          </table:table-cell>
        </table:table-row>
        <table:table-row table:style-name="ro1">
          <table:table-cell office:value-type="float" office:value="350" calcext:value-type="float">
            <text:p>350.00</text:p>
          </table:table-cell>
          <table:table-cell office:value-type="float" office:value="0.7482" calcext:value-type="float">
            <text:p>0.75</text:p>
          </table:table-cell>
          <table:table-cell office:value-type="float" office:value="0.7786" calcext:value-type="float">
            <text:p>0.78</text:p>
          </table:table-cell>
          <table:table-cell office:value-type="float" office:value="0.972596" calcext:value-type="float">
            <text:p>0.97</text:p>
          </table:table-cell>
        </table:table-row>
        <table:table-row table:style-name="ro1">
          <table:table-cell office:value-type="float" office:value="355" calcext:value-type="float">
            <text:p>355.00</text:p>
          </table:table-cell>
          <table:table-cell office:value-type="float" office:value="0.7432" calcext:value-type="float">
            <text:p>0.74</text:p>
          </table:table-cell>
          <table:table-cell office:value-type="float" office:value="0.7739" calcext:value-type="float">
            <text:p>0.77</text:p>
          </table:table-cell>
          <table:table-cell office:value-type="float" office:value="0.973392" calcext:value-type="float">
            <text:p>0.97</text:p>
          </table:table-cell>
        </table:table-row>
        <table:table-row table:style-name="ro1">
          <table:table-cell office:value-type="float" office:value="360" calcext:value-type="float">
            <text:p>360.00</text:p>
          </table:table-cell>
          <table:table-cell office:value-type="float" office:value="0.7405" calcext:value-type="float">
            <text:p>0.74</text:p>
          </table:table-cell>
          <table:table-cell office:value-type="float" office:value="0.7697" calcext:value-type="float">
            <text:p>0.77</text:p>
          </table:table-cell>
          <table:table-cell office:value-type="float" office:value="0.974832" calcext:value-type="float">
            <text:p>0.97</text:p>
          </table:table-cell>
        </table:table-row>
        <table:table-row table:style-name="ro1">
          <table:table-cell office:value-type="float" office:value="365" calcext:value-type="float">
            <text:p>365.00</text:p>
          </table:table-cell>
          <table:table-cell office:value-type="float" office:value="0.7354" calcext:value-type="float">
            <text:p>0.74</text:p>
          </table:table-cell>
          <table:table-cell office:value-type="float" office:value="0.7651" calcext:value-type="float">
            <text:p>0.77</text:p>
          </table:table-cell>
          <table:table-cell office:value-type="float" office:value="0.975552" calcext:value-type="float">
            <text:p>0.98</text:p>
          </table:table-cell>
        </table:table-row>
        <table:table-row table:style-name="ro1">
          <table:table-cell office:value-type="float" office:value="370" calcext:value-type="float">
            <text:p>370.00</text:p>
          </table:table-cell>
          <table:table-cell office:value-type="float" office:value="0.7288" calcext:value-type="float">
            <text:p>0.73</text:p>
          </table:table-cell>
          <table:table-cell office:value-type="float" office:value="0.7591" calcext:value-type="float">
            <text:p>0.76</text:p>
          </table:table-cell>
          <table:table-cell office:value-type="float" office:value="0.976159" calcext:value-type="float">
            <text:p>0.98</text:p>
          </table:table-cell>
        </table:table-row>
        <table:table-row table:style-name="ro1">
          <table:table-cell office:value-type="float" office:value="375" calcext:value-type="float">
            <text:p>375.00</text:p>
          </table:table-cell>
          <table:table-cell office:value-type="float" office:value="0.7248" calcext:value-type="float">
            <text:p>0.72</text:p>
          </table:table-cell>
          <table:table-cell office:value-type="float" office:value="0.7555" calcext:value-type="float">
            <text:p>0.76</text:p>
          </table:table-cell>
          <table:table-cell office:value-type="float" office:value="0.977069" calcext:value-type="float">
            <text:p>0.98</text:p>
          </table:table-cell>
        </table:table-row>
        <table:table-row table:style-name="ro1">
          <table:table-cell office:value-type="float" office:value="380" calcext:value-type="float">
            <text:p>380.00</text:p>
          </table:table-cell>
          <table:table-cell office:value-type="float" office:value="0.7203" calcext:value-type="float">
            <text:p>0.72</text:p>
          </table:table-cell>
          <table:table-cell office:value-type="float" office:value="0.7483" calcext:value-type="float">
            <text:p>0.75</text:p>
          </table:table-cell>
          <table:table-cell office:value-type="float" office:value="0.977978" calcext:value-type="float">
            <text:p>0.98</text:p>
          </table:table-cell>
        </table:table-row>
        <table:table-row table:style-name="ro1">
          <table:table-cell office:value-type="float" office:value="385" calcext:value-type="float">
            <text:p>385.00</text:p>
          </table:table-cell>
          <table:table-cell office:value-type="float" office:value="0.7119" calcext:value-type="float">
            <text:p>0.71</text:p>
          </table:table-cell>
          <table:table-cell office:value-type="float" office:value="0.738" calcext:value-type="float">
            <text:p>0.74</text:p>
          </table:table-cell>
          <table:table-cell office:value-type="float" office:value="0.979153" calcext:value-type="float">
            <text:p>0.98</text:p>
          </table:table-cell>
        </table:table-row>
        <table:table-row table:style-name="ro1">
          <table:table-cell office:value-type="float" office:value="390" calcext:value-type="float">
            <text:p>390.00</text:p>
          </table:table-cell>
          <table:table-cell office:value-type="float" office:value="0.7043" calcext:value-type="float">
            <text:p>0.70</text:p>
          </table:table-cell>
          <table:table-cell office:value-type="float" office:value="0.73" calcext:value-type="float">
            <text:p>0.73</text:p>
          </table:table-cell>
          <table:table-cell office:value-type="float" office:value="0.980063" calcext:value-type="float">
            <text:p>0.98</text:p>
          </table:table-cell>
        </table:table-row>
        <table:table-row table:style-name="ro1">
          <table:table-cell office:value-type="float" office:value="395" calcext:value-type="float">
            <text:p>395.00</text:p>
          </table:table-cell>
          <table:table-cell office:value-type="float" office:value="0.6976" calcext:value-type="float">
            <text:p>0.70</text:p>
          </table:table-cell>
          <table:table-cell office:value-type="float" office:value="0.7226" calcext:value-type="float">
            <text:p>0.72</text:p>
          </table:table-cell>
          <table:table-cell office:value-type="float" office:value="0.981048" calcext:value-type="float">
            <text:p>0.98</text:p>
          </table:table-cell>
        </table:table-row>
        <table:table-row table:style-name="ro1">
          <table:table-cell office:value-type="float" office:value="400" calcext:value-type="float">
            <text:p>400.00</text:p>
          </table:table-cell>
          <table:table-cell office:value-type="float" office:value="0.69" calcext:value-type="float">
            <text:p>0.69</text:p>
          </table:table-cell>
          <table:table-cell office:value-type="float" office:value="0.7184" calcext:value-type="float">
            <text:p>0.72</text:p>
          </table:table-cell>
          <table:table-cell office:value-type="float" office:value="0.976614" calcext:value-type="float">
            <text:p>0.98</text:p>
          </table:table-cell>
        </table:table-row>
        <table:table-row table:style-name="ro1">
          <table:table-cell office:value-type="float" office:value="405" calcext:value-type="float">
            <text:p>405.00</text:p>
          </table:table-cell>
          <table:table-cell office:value-type="float" office:value="0.682" calcext:value-type="float">
            <text:p>0.68</text:p>
          </table:table-cell>
          <table:table-cell office:value-type="float" office:value="0.7098" calcext:value-type="float">
            <text:p>0.71</text:p>
          </table:table-cell>
          <table:table-cell office:value-type="float" office:value="0.980404" calcext:value-type="float">
            <text:p>0.98</text:p>
          </table:table-cell>
        </table:table-row>
        <table:table-row table:style-name="ro1">
          <table:table-cell office:value-type="float" office:value="410" calcext:value-type="float">
            <text:p>410.00</text:p>
          </table:table-cell>
          <table:table-cell office:value-type="float" office:value="0.6711" calcext:value-type="float">
            <text:p>0.67</text:p>
          </table:table-cell>
          <table:table-cell office:value-type="float" office:value="0.6975" calcext:value-type="float">
            <text:p>0.70</text:p>
          </table:table-cell>
          <table:table-cell office:value-type="float" office:value="0.981617" calcext:value-type="float">
            <text:p>0.98</text:p>
          </table:table-cell>
        </table:table-row>
        <table:table-row table:style-name="ro1">
          <table:table-cell office:value-type="float" office:value="415" calcext:value-type="float">
            <text:p>415.00</text:p>
          </table:table-cell>
          <table:table-cell office:value-type="float" office:value="0.661" calcext:value-type="float">
            <text:p>0.66</text:p>
          </table:table-cell>
          <table:table-cell office:value-type="float" office:value="0.6844" calcext:value-type="float">
            <text:p>0.68</text:p>
          </table:table-cell>
          <table:table-cell office:value-type="float" office:value="0.982451" calcext:value-type="float">
            <text:p>0.98</text:p>
          </table:table-cell>
        </table:table-row>
        <table:table-row table:style-name="ro1">
          <table:table-cell office:value-type="float" office:value="420" calcext:value-type="float">
            <text:p>420.00</text:p>
          </table:table-cell>
          <table:table-cell office:value-type="float" office:value="0.6522" calcext:value-type="float">
            <text:p>0.65</text:p>
          </table:table-cell>
          <table:table-cell office:value-type="float" office:value="0.6748" calcext:value-type="float">
            <text:p>0.67</text:p>
          </table:table-cell>
          <table:table-cell office:value-type="float" office:value="0.984952" calcext:value-type="float">
            <text:p>0.98</text:p>
          </table:table-cell>
        </table:table-row>
        <table:table-row table:style-name="ro1">
          <table:table-cell office:value-type="float" office:value="425" calcext:value-type="float">
            <text:p>425.00</text:p>
          </table:table-cell>
          <table:table-cell office:value-type="float" office:value="0.6423" calcext:value-type="float">
            <text:p>0.64</text:p>
          </table:table-cell>
          <table:table-cell office:value-type="float" office:value="0.663" calcext:value-type="float">
            <text:p>0.66</text:p>
          </table:table-cell>
          <table:table-cell office:value-type="float" office:value="0.986544" calcext:value-type="float">
            <text:p>0.99</text:p>
          </table:table-cell>
        </table:table-row>
        <table:table-row table:style-name="ro1">
          <table:table-cell office:value-type="float" office:value="430" calcext:value-type="float">
            <text:p>430.00</text:p>
          </table:table-cell>
          <table:table-cell office:value-type="float" office:value="0.627" calcext:value-type="float">
            <text:p>0.63</text:p>
          </table:table-cell>
          <table:table-cell office:value-type="float" office:value="0.6468" calcext:value-type="float">
            <text:p>0.65</text:p>
          </table:table-cell>
          <table:table-cell office:value-type="float" office:value="0.987947" calcext:value-type="float">
            <text:p>0.99</text:p>
          </table:table-cell>
        </table:table-row>
        <table:table-row table:style-name="ro1">
          <table:table-cell office:value-type="float" office:value="435" calcext:value-type="float">
            <text:p>435.00</text:p>
          </table:table-cell>
          <table:table-cell office:value-type="float" office:value="0.6176" calcext:value-type="float">
            <text:p>0.62</text:p>
          </table:table-cell>
          <table:table-cell office:value-type="float" office:value="0.6353" calcext:value-type="float">
            <text:p>0.64</text:p>
          </table:table-cell>
          <table:table-cell office:value-type="float" office:value="0.988477" calcext:value-type="float">
            <text:p>0.99</text:p>
          </table:table-cell>
        </table:table-row>
        <table:table-row table:style-name="ro1">
          <table:table-cell office:value-type="float" office:value="440" calcext:value-type="float">
            <text:p>440.00</text:p>
          </table:table-cell>
          <table:table-cell office:value-type="float" office:value="0.6063" calcext:value-type="float">
            <text:p>0.61</text:p>
          </table:table-cell>
          <table:table-cell office:value-type="float" office:value="0.6244" calcext:value-type="float">
            <text:p>0.62</text:p>
          </table:table-cell>
          <table:table-cell office:value-type="float" office:value="0.988705" calcext:value-type="float">
            <text:p>0.99</text:p>
          </table:table-cell>
        </table:table-row>
        <table:table-row table:style-name="ro1">
          <table:table-cell office:value-type="float" office:value="445" calcext:value-type="float">
            <text:p>445.00</text:p>
          </table:table-cell>
          <table:table-cell office:value-type="float" office:value="0.5961" calcext:value-type="float">
            <text:p>0.60</text:p>
          </table:table-cell>
          <table:table-cell office:value-type="float" office:value="0.6127" calcext:value-type="float">
            <text:p>0.61</text:p>
          </table:table-cell>
          <table:table-cell office:value-type="float" office:value="0.989425" calcext:value-type="float">
            <text:p>0.99</text:p>
          </table:table-cell>
        </table:table-row>
        <table:table-row table:style-name="ro1">
          <table:table-cell office:value-type="float" office:value="450" calcext:value-type="float">
            <text:p>450.00</text:p>
          </table:table-cell>
          <table:table-cell office:value-type="float" office:value="0.5849" calcext:value-type="float">
            <text:p>0.58</text:p>
          </table:table-cell>
          <table:table-cell office:value-type="float" office:value="0.6011" calcext:value-type="float">
            <text:p>0.60</text:p>
          </table:table-cell>
          <table:table-cell office:value-type="float" office:value="0.991169" calcext:value-type="float">
            <text:p>0.99</text:p>
          </table:table-cell>
        </table:table-row>
        <table:table-row table:style-name="ro1">
          <table:table-cell office:value-type="float" office:value="455" calcext:value-type="float">
            <text:p>455.00</text:p>
          </table:table-cell>
          <table:table-cell office:value-type="float" office:value="0.5736" calcext:value-type="float">
            <text:p>0.57</text:p>
          </table:table-cell>
          <table:table-cell office:value-type="float" office:value="0.5884" calcext:value-type="float">
            <text:p>0.59</text:p>
          </table:table-cell>
          <table:table-cell office:value-type="float" office:value="0.991396" calcext:value-type="float">
            <text:p>0.99</text:p>
          </table:table-cell>
        </table:table-row>
        <table:table-row table:style-name="ro1">
          <table:table-cell office:value-type="float" office:value="460" calcext:value-type="float">
            <text:p>460.00</text:p>
          </table:table-cell>
          <table:table-cell office:value-type="float" office:value="0.5624" calcext:value-type="float">
            <text:p>0.56</text:p>
          </table:table-cell>
          <table:table-cell office:value-type="float" office:value="0.576" calcext:value-type="float">
            <text:p>0.58</text:p>
          </table:table-cell>
          <table:table-cell office:value-type="float" office:value="0.992192" calcext:value-type="float">
            <text:p>0.99</text:p>
          </table:table-cell>
        </table:table-row>
        <table:table-row table:style-name="ro1">
          <table:table-cell office:value-type="float" office:value="465" calcext:value-type="float">
            <text:p>465.00</text:p>
          </table:table-cell>
          <table:table-cell office:value-type="float" office:value="0.5487" calcext:value-type="float">
            <text:p>0.55</text:p>
          </table:table-cell>
          <table:table-cell office:value-type="float" office:value="0.5604" calcext:value-type="float">
            <text:p>0.56</text:p>
          </table:table-cell>
          <table:table-cell office:value-type="float" office:value="0.992571" calcext:value-type="float">
            <text:p>0.99</text:p>
          </table:table-cell>
        </table:table-row>
        <table:table-row table:style-name="ro1">
          <table:table-cell office:value-type="float" office:value="470" calcext:value-type="float">
            <text:p>470.00</text:p>
          </table:table-cell>
          <table:table-cell office:value-type="float" office:value="0.5487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993177" calcext:value-type="float">
            <text:p>0.99</text:p>
          </table:table-cell>
        </table:table-row>
        <table:table-row table:style-name="ro1">
          <table:table-cell office:value-type="float" office:value="475" calcext:value-type="float">
            <text:p>475.00</text:p>
          </table:table-cell>
          <table:table-cell table:number-columns-repeated="2" office:value-type="float" office:value="0.5487" calcext:value-type="float">
            <text:p>0.55</text:p>
          </table:table-cell>
          <table:table-cell office:value-type="float" office:value="0.993443" calcext:value-type="float">
            <text:p>0.99</text:p>
          </table:table-cell>
        </table:table-row>
        <table:table-row table:style-name="ro1">
          <table:table-cell office:value-type="float" office:value="480" calcext:value-type="float">
            <text:p>480.00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993708" calcext:value-type="float">
            <text:p>0.99</text:p>
          </table:table-cell>
        </table:table-row>
        <table:table-row table:style-name="ro1">
          <table:table-cell office:value-type="float" office:value="485" calcext:value-type="float">
            <text:p>485.00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994163" calcext:value-type="float">
            <text:p>0.99</text:p>
          </table:table-cell>
        </table:table-row>
        <table:table-row table:style-name="ro1">
          <table:table-cell office:value-type="float" office:value="490" calcext:value-type="float">
            <text:p>490.00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993708" calcext:value-type="float">
            <text:p>0.99</text:p>
          </table:table-cell>
        </table:table-row>
        <table:table-row table:style-name="ro1">
          <table:table-cell office:value-type="float" office:value="495" calcext:value-type="float">
            <text:p>495.00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994163" calcext:value-type="float">
            <text:p>0.99</text:p>
          </table:table-cell>
        </table:table-row>
      </table:table>
      <table:table table:name="rectangle_rejection" table:style-name="ta1">
        <table:shapes>
          <draw:frame draw:z-index="0" draw:style-name="gr1" draw:text-style-name="P1" svg:width="262.2mm" svg:height="147.48mm" svg:x="108.12mm" svg:y="18.79mm">
            <loext:p draw:notify-on-update-of-ranges="rectangle_rejection.A2:rectangle_rejection.A101 rectangle_rejection.B1:rectangle_rejection.B1 rectangle_rejection.B2:rectangle_rejection.B101 rectangle_rejection.C1:rectangle_rejection.C1 rectangle_rejection.C2:rectangle_rejection.C101 rectangle_rejection.D1:rectangle_rejection.D1 rectangle_rejection.D2:rectangle_rejection.D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rejected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identification</text:p>
          </table:table-cell>
          <table:table-cell table:style-name="Default" office:value-type="string" calcext:value-type="string">
            <text:p>rejection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41" calcext:value-type="float">
            <text:p>0.41</text:p>
          </table:table-cell>
          <table:table-cell office:value-type="float" office:value="0.9847" calcext:value-type="float">
            <text:p>0.98</text:p>
          </table:table-cell>
          <table:table-cell office:value-type="float" office:value="0.622825" calcext:value-type="float">
            <text:p>0.62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0.41" calcext:value-type="float">
            <text:p>0.41</text:p>
          </table:table-cell>
          <table:table-cell office:value-type="float" office:value="0.9757" calcext:value-type="float">
            <text:p>0.98</text:p>
          </table:table-cell>
          <table:table-cell office:value-type="float" office:value="0.645226" calcext:value-type="float">
            <text:p>0.65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0.41" calcext:value-type="float">
            <text:p>0.41</text:p>
          </table:table-cell>
          <table:table-cell office:value-type="float" office:value="0.974" calcext:value-type="float">
            <text:p>0.97</text:p>
          </table:table-cell>
          <table:table-cell office:value-type="float" office:value="0.658113" calcext:value-type="float">
            <text:p>0.66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0.43" calcext:value-type="float">
            <text:p>0.43</text:p>
          </table:table-cell>
          <table:table-cell office:value-type="float" office:value="0.9723" calcext:value-type="float">
            <text:p>0.97</text:p>
          </table:table-cell>
          <table:table-cell office:value-type="float" office:value="0.668537" calcext:value-type="float">
            <text:p>0.67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0.43" calcext:value-type="float">
            <text:p>0.43</text:p>
          </table:table-cell>
          <table:table-cell office:value-type="float" office:value="0.938" calcext:value-type="float">
            <text:p>0.94</text:p>
          </table:table-cell>
          <table:table-cell office:value-type="float" office:value="0.67642" calcext:value-type="float">
            <text:p>0.68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0.46" calcext:value-type="float">
            <text:p>0.46</text:p>
          </table:table-cell>
          <table:table-cell office:value-type="float" office:value="0.9362" calcext:value-type="float">
            <text:p>0.94</text:p>
          </table:table-cell>
          <table:table-cell office:value-type="float" office:value="0.682295" calcext:value-type="float">
            <text:p>0.68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0.47" calcext:value-type="float">
            <text:p>0.47</text:p>
          </table:table-cell>
          <table:table-cell office:value-type="float" office:value="0.942" calcext:value-type="float">
            <text:p>0.94</text:p>
          </table:table-cell>
          <table:table-cell office:value-type="float" office:value="0.68673" calcext:value-type="float">
            <text:p>0.69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0.51" calcext:value-type="float">
            <text:p>0.51</text:p>
          </table:table-cell>
          <table:table-cell office:value-type="float" office:value="0.9418" calcext:value-type="float">
            <text:p>0.94</text:p>
          </table:table-cell>
          <table:table-cell office:value-type="float" office:value="0.688398" calcext:value-type="float">
            <text:p>0.69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0.51" calcext:value-type="float">
            <text:p>0.51</text:p>
          </table:table-cell>
          <table:table-cell office:value-type="float" office:value="0.9253" calcext:value-type="float">
            <text:p>0.93</text:p>
          </table:table-cell>
          <table:table-cell office:value-type="float" office:value="0.697191" calcext:value-type="float">
            <text:p>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0.52" calcext:value-type="float">
            <text:p>0.52</text:p>
          </table:table-cell>
          <table:table-cell office:value-type="float" office:value="0.9247" calcext:value-type="float">
            <text:p>0.92</text:p>
          </table:table-cell>
          <table:table-cell office:value-type="float" office:value="0.700299" calcext:value-type="float">
            <text:p>0.70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0.6331" calcext:value-type="float">
            <text:p>0.63</text:p>
          </table:table-cell>
          <table:table-cell office:value-type="float" office:value="0.9237" calcext:value-type="float">
            <text:p>0.92</text:p>
          </table:table-cell>
          <table:table-cell office:value-type="float" office:value="0.702081" calcext:value-type="float">
            <text:p>0.70</text:p>
          </table:table-cell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float" office:value="0.6329" calcext:value-type="float">
            <text:p>0.63</text:p>
          </table:table-cell>
          <table:table-cell office:value-type="float" office:value="0.922" calcext:value-type="float">
            <text:p>0.92</text:p>
          </table:table-cell>
          <table:table-cell office:value-type="float" office:value="0.706667" calcext:value-type="float">
            <text:p>0.71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0.6605" calcext:value-type="float">
            <text:p>0.66</text:p>
          </table:table-cell>
          <table:table-cell office:value-type="float" office:value="0.9168" calcext:value-type="float">
            <text:p>0.92</text:p>
          </table:table-cell>
          <table:table-cell office:value-type="float" office:value="0.712618" calcext:value-type="float">
            <text:p>0.71</text:p>
          </table:table-cell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float" office:value="0.6603" calcext:value-type="float">
            <text:p>0.66</text:p>
          </table:table-cell>
          <table:table-cell office:value-type="float" office:value="0.9159" calcext:value-type="float">
            <text:p>0.92</text:p>
          </table:table-cell>
          <table:table-cell office:value-type="float" office:value="0.714324" calcext:value-type="float">
            <text:p>0.71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float" office:value="0.6625" calcext:value-type="float">
            <text:p>0.66</text:p>
          </table:table-cell>
          <table:table-cell office:value-type="float" office:value="0.9145" calcext:value-type="float">
            <text:p>0.91</text:p>
          </table:table-cell>
          <table:table-cell office:value-type="float" office:value="0.717849" calcext:value-type="float">
            <text:p>0.72</text:p>
          </table:table-cell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float" office:value="0.6644" calcext:value-type="float">
            <text:p>0.66</text:p>
          </table:table-cell>
          <table:table-cell office:value-type="float" office:value="0.8966" calcext:value-type="float">
            <text:p>0.90</text:p>
          </table:table-cell>
          <table:table-cell office:value-type="float" office:value="0.720616" calcext:value-type="float">
            <text:p>0.72</text:p>
          </table:table-cell>
        </table:table-row>
        <table:table-row table:style-name="ro1">
          <table:table-cell office:value-type="float" office:value="80" calcext:value-type="float">
            <text:p>80.00</text:p>
          </table:table-cell>
          <table:table-cell office:value-type="float" office:value="0.6691" calcext:value-type="float">
            <text:p>0.67</text:p>
          </table:table-cell>
          <table:table-cell office:value-type="float" office:value="0.8957" calcext:value-type="float">
            <text:p>0.90</text:p>
          </table:table-cell>
          <table:table-cell office:value-type="float" office:value="0.724292" calcext:value-type="float">
            <text:p>0.72</text:p>
          </table:table-cell>
        </table:table-row>
        <table:table-row table:style-name="ro1">
          <table:table-cell office:value-type="float" office:value="85" calcext:value-type="float">
            <text:p>85.00</text:p>
          </table:table-cell>
          <table:table-cell office:value-type="float" office:value="0.6723" calcext:value-type="float">
            <text:p>0.67</text:p>
          </table:table-cell>
          <table:table-cell office:value-type="float" office:value="0.8951" calcext:value-type="float">
            <text:p>0.90</text:p>
          </table:table-cell>
          <table:table-cell office:value-type="float" office:value="0.727097" calcext:value-type="float">
            <text:p>0.73</text:p>
          </table:table-cell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float" office:value="0.6724" calcext:value-type="float">
            <text:p>0.67</text:p>
          </table:table-cell>
          <table:table-cell office:value-type="float" office:value="0.893" calcext:value-type="float">
            <text:p>0.89</text:p>
          </table:table-cell>
          <table:table-cell office:value-type="float" office:value="0.729599" calcext:value-type="float">
            <text:p>0.73</text:p>
          </table:table-cell>
        </table:table-row>
        <table:table-row table:style-name="ro1">
          <table:table-cell office:value-type="float" office:value="95" calcext:value-type="float">
            <text:p>95.00</text:p>
          </table:table-cell>
          <table:table-cell office:value-type="float" office:value="0.6733" calcext:value-type="float">
            <text:p>0.67</text:p>
          </table:table-cell>
          <table:table-cell office:value-type="float" office:value="0.8923" calcext:value-type="float">
            <text:p>0.89</text:p>
          </table:table-cell>
          <table:table-cell office:value-type="float" office:value="0.730698" calcext:value-type="float">
            <text:p>0.73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0.6703" calcext:value-type="float">
            <text:p>0.67</text:p>
          </table:table-cell>
          <table:table-cell office:value-type="float" office:value="0.8889" calcext:value-type="float">
            <text:p>0.89</text:p>
          </table:table-cell>
          <table:table-cell office:value-type="float" office:value="0.733616" calcext:value-type="float">
            <text:p>0.73</text:p>
          </table:table-cell>
        </table:table-row>
        <table:table-row table:style-name="ro1">
          <table:table-cell office:value-type="float" office:value="105" calcext:value-type="float">
            <text:p>105.00</text:p>
          </table:table-cell>
          <table:table-cell office:value-type="float" office:value="0.6708" calcext:value-type="float">
            <text:p>0.67</text:p>
          </table:table-cell>
          <table:table-cell office:value-type="float" office:value="0.8885" calcext:value-type="float">
            <text:p>0.89</text:p>
          </table:table-cell>
          <table:table-cell office:value-type="float" office:value="0.736687" calcext:value-type="float">
            <text:p>0.74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0.6704" calcext:value-type="float">
            <text:p>0.67</text:p>
          </table:table-cell>
          <table:table-cell office:value-type="float" office:value="0.8873" calcext:value-type="float">
            <text:p>0.89</text:p>
          </table:table-cell>
          <table:table-cell office:value-type="float" office:value="0.744305" calcext:value-type="float">
            <text:p>0.74</text:p>
          </table:table-cell>
        </table:table-row>
        <table:table-row table:style-name="ro1">
          <table:table-cell office:value-type="float" office:value="115" calcext:value-type="float">
            <text:p>115.00</text:p>
          </table:table-cell>
          <table:table-cell office:value-type="float" office:value="0.6703" calcext:value-type="float">
            <text:p>0.67</text:p>
          </table:table-cell>
          <table:table-cell office:value-type="float" office:value="0.8842" calcext:value-type="float">
            <text:p>0.88</text:p>
          </table:table-cell>
          <table:table-cell office:value-type="float" office:value="0.745897" calcext:value-type="float">
            <text:p>0.75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0.6991" calcext:value-type="float">
            <text:p>0.70</text:p>
          </table:table-cell>
          <table:table-cell office:value-type="float" office:value="0.9156" calcext:value-type="float">
            <text:p>0.92</text:p>
          </table:table-cell>
          <table:table-cell office:value-type="float" office:value="0.746731" calcext:value-type="float">
            <text:p>0.75</text:p>
          </table:table-cell>
        </table:table-row>
        <table:table-row table:style-name="ro1">
          <table:table-cell office:value-type="float" office:value="125" calcext:value-type="float">
            <text:p>125.00</text:p>
          </table:table-cell>
          <table:table-cell office:value-type="float" office:value="0.7005" calcext:value-type="float">
            <text:p>0.70</text:p>
          </table:table-cell>
          <table:table-cell office:value-type="float" office:value="0.9135" calcext:value-type="float">
            <text:p>0.91</text:p>
          </table:table-cell>
          <table:table-cell office:value-type="float" office:value="0.753212" calcext:value-type="float">
            <text:p>0.75</text:p>
          </table:table-cell>
        </table:table-row>
        <table:table-row table:style-name="ro1">
          <table:table-cell office:value-type="float" office:value="130" calcext:value-type="float">
            <text:p>130.00</text:p>
          </table:table-cell>
          <table:table-cell office:value-type="float" office:value="0.7047" calcext:value-type="float">
            <text:p>0.70</text:p>
          </table:table-cell>
          <table:table-cell office:value-type="float" office:value="0.9123" calcext:value-type="float">
            <text:p>0.91</text:p>
          </table:table-cell>
          <table:table-cell office:value-type="float" office:value="0.756548" calcext:value-type="float">
            <text:p>0.76</text:p>
          </table:table-cell>
        </table:table-row>
        <table:table-row table:style-name="ro1">
          <table:table-cell office:value-type="float" office:value="135" calcext:value-type="float">
            <text:p>135.00</text:p>
          </table:table-cell>
          <table:table-cell office:value-type="float" office:value="0.7041" calcext:value-type="float">
            <text:p>0.70</text:p>
          </table:table-cell>
          <table:table-cell office:value-type="float" office:value="0.9109" calcext:value-type="float">
            <text:p>0.91</text:p>
          </table:table-cell>
          <table:table-cell office:value-type="float" office:value="0.764545" calcext:value-type="float">
            <text:p>0.76</text:p>
          </table:table-cell>
        </table:table-row>
        <table:table-row table:style-name="ro1">
          <table:table-cell office:value-type="float" office:value="140" calcext:value-type="float">
            <text:p>140.00</text:p>
          </table:table-cell>
          <table:table-cell office:value-type="float" office:value="0.7037" calcext:value-type="float">
            <text:p>0.70</text:p>
          </table:table-cell>
          <table:table-cell office:value-type="float" office:value="0.9095" calcext:value-type="float">
            <text:p>0.91</text:p>
          </table:table-cell>
          <table:table-cell office:value-type="float" office:value="0.76807" calcext:value-type="float">
            <text:p>0.77</text:p>
          </table:table-cell>
        </table:table-row>
        <table:table-row table:style-name="ro1">
          <table:table-cell office:value-type="float" office:value="145" calcext:value-type="float">
            <text:p>145.00</text:p>
          </table:table-cell>
          <table:table-cell office:value-type="float" office:value="0.7032" calcext:value-type="float">
            <text:p>0.70</text:p>
          </table:table-cell>
          <table:table-cell office:value-type="float" office:value="0.9092" calcext:value-type="float">
            <text:p>0.91</text:p>
          </table:table-cell>
          <table:table-cell office:value-type="float" office:value="0.77042" calcext:value-type="float">
            <text:p>0.77</text:p>
          </table:table-cell>
        </table:table-row>
        <table:table-row table:style-name="ro1">
          <table:table-cell office:value-type="float" office:value="150" calcext:value-type="float">
            <text:p>150.00</text:p>
          </table:table-cell>
          <table:table-cell office:value-type="float" office:value="0.7029" calcext:value-type="float">
            <text:p>0.70</text:p>
          </table:table-cell>
          <table:table-cell office:value-type="float" office:value="0.9066" calcext:value-type="float">
            <text:p>0.91</text:p>
          </table:table-cell>
          <table:table-cell office:value-type="float" office:value="0.775916" calcext:value-type="float">
            <text:p>0.78</text:p>
          </table:table-cell>
        </table:table-row>
        <table:table-row table:style-name="ro1">
          <table:table-cell office:value-type="float" office:value="155" calcext:value-type="float">
            <text:p>155.00</text:p>
          </table:table-cell>
          <table:table-cell office:value-type="float" office:value="0.7018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782853" calcext:value-type="float">
            <text:p>0.78</text:p>
          </table:table-cell>
        </table:table-row>
        <table:table-row table:style-name="ro1">
          <table:table-cell office:value-type="float" office:value="160" calcext:value-type="float">
            <text:p>160.00</text:p>
          </table:table-cell>
          <table:table-cell office:value-type="float" office:value="0.7015" calcext:value-type="float">
            <text:p>0.70</text:p>
          </table:table-cell>
          <table:table-cell office:value-type="float" office:value="0.8995" calcext:value-type="float">
            <text:p>0.90</text:p>
          </table:table-cell>
          <table:table-cell office:value-type="float" office:value="0.785203" calcext:value-type="float">
            <text:p>0.79</text:p>
          </table:table-cell>
        </table:table-row>
        <table:table-row table:style-name="ro1">
          <table:table-cell office:value-type="float" office:value="165" calcext:value-type="float">
            <text:p>165.00</text:p>
          </table:table-cell>
          <table:table-cell office:value-type="float" office:value="0.702" calcext:value-type="float">
            <text:p>0.70</text:p>
          </table:table-cell>
          <table:table-cell office:value-type="float" office:value="0.898" calcext:value-type="float">
            <text:p>0.90</text:p>
          </table:table-cell>
          <table:table-cell office:value-type="float" office:value="0.788273" calcext:value-type="float">
            <text:p>0.79</text:p>
          </table:table-cell>
        </table:table-row>
        <table:table-row table:style-name="ro1">
          <table:table-cell office:value-type="float" office:value="170" calcext:value-type="float">
            <text:p>170.00</text:p>
          </table:table-cell>
          <table:table-cell office:value-type="float" office:value="0.7014" calcext:value-type="float">
            <text:p>0.70</text:p>
          </table:table-cell>
          <table:table-cell office:value-type="float" office:value="0.8966" calcext:value-type="float">
            <text:p>0.90</text:p>
          </table:table-cell>
          <table:table-cell office:value-type="float" office:value="0.790888" calcext:value-type="float">
            <text:p>0.79</text:p>
          </table:table-cell>
        </table:table-row>
        <table:table-row table:style-name="ro1">
          <table:table-cell office:value-type="float" office:value="175" calcext:value-type="float">
            <text:p>175.00</text:p>
          </table:table-cell>
          <table:table-cell office:value-type="float" office:value="0.7043" calcext:value-type="float">
            <text:p>0.70</text:p>
          </table:table-cell>
          <table:table-cell office:value-type="float" office:value="0.8958" calcext:value-type="float">
            <text:p>0.90</text:p>
          </table:table-cell>
          <table:table-cell office:value-type="float" office:value="0.791722" calcext:value-type="float">
            <text:p>0.79</text:p>
          </table:table-cell>
        </table:table-row>
        <table:table-row table:style-name="ro1">
          <table:table-cell office:value-type="float" office:value="180" calcext:value-type="float">
            <text:p>180.00</text:p>
          </table:table-cell>
          <table:table-cell office:value-type="float" office:value="0.7026" calcext:value-type="float">
            <text:p>0.70</text:p>
          </table:table-cell>
          <table:table-cell office:value-type="float" office:value="0.8933" calcext:value-type="float">
            <text:p>0.89</text:p>
          </table:table-cell>
          <table:table-cell office:value-type="float" office:value="0.793049" calcext:value-type="float">
            <text:p>0.79</text:p>
          </table:table-cell>
        </table:table-row>
        <table:table-row table:style-name="ro1">
          <table:table-cell office:value-type="float" office:value="185" calcext:value-type="float">
            <text:p>185.00</text:p>
          </table:table-cell>
          <table:table-cell office:value-type="float" office:value="0.7016" calcext:value-type="float">
            <text:p>0.70</text:p>
          </table:table-cell>
          <table:table-cell office:value-type="float" office:value="0.8925" calcext:value-type="float">
            <text:p>0.89</text:p>
          </table:table-cell>
          <table:table-cell office:value-type="float" office:value="0.795133" calcext:value-type="float">
            <text:p>0.80</text:p>
          </table:table-cell>
        </table:table-row>
        <table:table-row table:style-name="ro1">
          <table:table-cell office:value-type="float" office:value="190" calcext:value-type="float">
            <text:p>190.00</text:p>
          </table:table-cell>
          <table:table-cell office:value-type="float" office:value="0.6994" calcext:value-type="float">
            <text:p>0.70</text:p>
          </table:table-cell>
          <table:table-cell office:value-type="float" office:value="0.8903" calcext:value-type="float">
            <text:p>0.89</text:p>
          </table:table-cell>
          <table:table-cell office:value-type="float" office:value="0.796422" calcext:value-type="float">
            <text:p>0.80</text:p>
          </table:table-cell>
        </table:table-row>
        <table:table-row table:style-name="ro1">
          <table:table-cell office:value-type="float" office:value="195" calcext:value-type="float">
            <text:p>195.00</text:p>
          </table:table-cell>
          <table:table-cell office:value-type="float" office:value="0.6887" calcext:value-type="float">
            <text:p>0.69</text:p>
          </table:table-cell>
          <table:table-cell office:value-type="float" office:value="0.8782" calcext:value-type="float">
            <text:p>0.88</text:p>
          </table:table-cell>
          <table:table-cell office:value-type="float" office:value="0.800478" calcext:value-type="float">
            <text:p>0.80</text:p>
          </table:table-cell>
        </table:table-row>
        <table:table-row table:style-name="ro1">
          <table:table-cell office:value-type="float" office:value="200" calcext:value-type="float">
            <text:p>200.00</text:p>
          </table:table-cell>
          <table:table-cell office:value-type="float" office:value="0.6839" calcext:value-type="float">
            <text:p>0.68</text:p>
          </table:table-cell>
          <table:table-cell office:value-type="float" office:value="0.8703" calcext:value-type="float">
            <text:p>0.87</text:p>
          </table:table-cell>
          <table:table-cell office:value-type="float" office:value="0.805746" calcext:value-type="float">
            <text:p>0.81</text:p>
          </table:table-cell>
        </table:table-row>
        <table:table-row table:style-name="ro1">
          <table:table-cell office:value-type="float" office:value="205" calcext:value-type="float">
            <text:p>205.00</text:p>
          </table:table-cell>
          <table:table-cell office:value-type="float" office:value="0.6826" calcext:value-type="float">
            <text:p>0.68</text:p>
          </table:table-cell>
          <table:table-cell office:value-type="float" office:value="0.8681" calcext:value-type="float">
            <text:p>0.87</text:p>
          </table:table-cell>
          <table:table-cell office:value-type="float" office:value="0.806997" calcext:value-type="float">
            <text:p>0.81</text:p>
          </table:table-cell>
        </table:table-row>
        <table:table-row table:style-name="ro1">
          <table:table-cell office:value-type="float" office:value="210" calcext:value-type="float">
            <text:p>210.00</text:p>
          </table:table-cell>
          <table:table-cell office:value-type="float" office:value="0.6818" calcext:value-type="float">
            <text:p>0.68</text:p>
          </table:table-cell>
          <table:table-cell office:value-type="float" office:value="0.8654" calcext:value-type="float">
            <text:p>0.87</text:p>
          </table:table-cell>
          <table:table-cell office:value-type="float" office:value="0.807945" calcext:value-type="float">
            <text:p>0.81</text:p>
          </table:table-cell>
        </table:table-row>
        <table:table-row table:style-name="ro1">
          <table:table-cell office:value-type="float" office:value="215" calcext:value-type="float">
            <text:p>215.00</text:p>
          </table:table-cell>
          <table:table-cell office:value-type="float" office:value="0.6811" calcext:value-type="float">
            <text:p>0.68</text:p>
          </table:table-cell>
          <table:table-cell office:value-type="float" office:value="0.8621" calcext:value-type="float">
            <text:p>0.86</text:p>
          </table:table-cell>
          <table:table-cell office:value-type="float" office:value="0.811697" calcext:value-type="float">
            <text:p>0.81</text:p>
          </table:table-cell>
        </table:table-row>
        <table:table-row table:style-name="ro1">
          <table:table-cell office:value-type="float" office:value="220" calcext:value-type="float">
            <text:p>220.00</text:p>
          </table:table-cell>
          <table:table-cell office:value-type="float" office:value="0.6811" calcext:value-type="float">
            <text:p>0.68</text:p>
          </table:table-cell>
          <table:table-cell office:value-type="float" office:value="0.8621" calcext:value-type="float">
            <text:p>0.86</text:p>
          </table:table-cell>
          <table:table-cell office:value-type="float" office:value="0.811697" calcext:value-type="float">
            <text:p>0.81</text:p>
          </table:table-cell>
        </table:table-row>
        <table:table-row table:style-name="ro1">
          <table:table-cell office:value-type="float" office:value="225" calcext:value-type="float">
            <text:p>225.00</text:p>
          </table:table-cell>
          <table:table-cell office:value-type="float" office:value="0.6806" calcext:value-type="float">
            <text:p>0.68</text:p>
          </table:table-cell>
          <table:table-cell office:value-type="float" office:value="0.8616" calcext:value-type="float">
            <text:p>0.86</text:p>
          </table:table-cell>
          <table:table-cell office:value-type="float" office:value="0.811849" calcext:value-type="float">
            <text:p>0.81</text:p>
          </table:table-cell>
        </table:table-row>
        <table:table-row table:style-name="ro1">
          <table:table-cell office:value-type="float" office:value="230" calcext:value-type="float">
            <text:p>230.00</text:p>
          </table:table-cell>
          <table:table-cell office:value-type="float" office:value="0.6904" calcext:value-type="float">
            <text:p>0.69</text:p>
          </table:table-cell>
          <table:table-cell office:value-type="float" office:value="0.8548" calcext:value-type="float">
            <text:p>0.85</text:p>
          </table:table-cell>
          <table:table-cell office:value-type="float" office:value="0.816662" calcext:value-type="float">
            <text:p>0.82</text:p>
          </table:table-cell>
        </table:table-row>
        <table:table-row table:style-name="ro1">
          <table:table-cell office:value-type="float" office:value="235" calcext:value-type="float">
            <text:p>235.00</text:p>
          </table:table-cell>
          <table:table-cell office:value-type="float" office:value="0.6895" calcext:value-type="float">
            <text:p>0.69</text:p>
          </table:table-cell>
          <table:table-cell office:value-type="float" office:value="0.8538" calcext:value-type="float">
            <text:p>0.85</text:p>
          </table:table-cell>
          <table:table-cell office:value-type="float" office:value="0.81689" calcext:value-type="float">
            <text:p>0.82</text:p>
          </table:table-cell>
        </table:table-row>
        <table:table-row table:style-name="ro1">
          <table:table-cell office:value-type="float" office:value="240" calcext:value-type="float">
            <text:p>240.00</text:p>
          </table:table-cell>
          <table:table-cell office:value-type="float" office:value="0.689" calcext:value-type="float">
            <text:p>0.69</text:p>
          </table:table-cell>
          <table:table-cell office:value-type="float" office:value="0.8531" calcext:value-type="float">
            <text:p>0.85</text:p>
          </table:table-cell>
          <table:table-cell office:value-type="float" office:value="0.817003" calcext:value-type="float">
            <text:p>0.82</text:p>
          </table:table-cell>
        </table:table-row>
        <table:table-row table:style-name="ro1">
          <table:table-cell office:value-type="float" office:value="245" calcext:value-type="float">
            <text:p>245.00</text:p>
          </table:table-cell>
          <table:table-cell office:value-type="float" office:value="0.6878" calcext:value-type="float">
            <text:p>0.69</text:p>
          </table:table-cell>
          <table:table-cell office:value-type="float" office:value="0.8511" calcext:value-type="float">
            <text:p>0.85</text:p>
          </table:table-cell>
          <table:table-cell office:value-type="float" office:value="0.821059" calcext:value-type="float">
            <text:p>0.82</text:p>
          </table:table-cell>
        </table:table-row>
        <table:table-row table:style-name="ro1">
          <table:table-cell office:value-type="float" office:value="250" calcext:value-type="float">
            <text:p>250.00</text:p>
          </table:table-cell>
          <table:table-cell office:value-type="float" office:value="0.6887" calcext:value-type="float">
            <text:p>0.69</text:p>
          </table:table-cell>
          <table:table-cell office:value-type="float" office:value="0.8499" calcext:value-type="float">
            <text:p>0.85</text:p>
          </table:table-cell>
          <table:table-cell office:value-type="float" office:value="0.828867" calcext:value-type="float">
            <text:p>0.83</text:p>
          </table:table-cell>
        </table:table-row>
        <table:table-row table:style-name="ro1">
          <table:table-cell office:value-type="float" office:value="255" calcext:value-type="float">
            <text:p>255.00</text:p>
          </table:table-cell>
          <table:table-cell office:value-type="float" office:value="0.6881" calcext:value-type="float">
            <text:p>0.69</text:p>
          </table:table-cell>
          <table:table-cell office:value-type="float" office:value="0.8485" calcext:value-type="float">
            <text:p>0.85</text:p>
          </table:table-cell>
          <table:table-cell office:value-type="float" office:value="0.830004" calcext:value-type="float">
            <text:p>0.83</text:p>
          </table:table-cell>
        </table:table-row>
        <table:table-row table:style-name="ro1">
          <table:table-cell office:value-type="float" office:value="260" calcext:value-type="float">
            <text:p>260.00</text:p>
          </table:table-cell>
          <table:table-cell office:value-type="float" office:value="0.6878" calcext:value-type="float">
            <text:p>0.69</text:p>
          </table:table-cell>
          <table:table-cell office:value-type="float" office:value="0.8483" calcext:value-type="float">
            <text:p>0.85</text:p>
          </table:table-cell>
          <table:table-cell office:value-type="float" office:value="0.83315" calcext:value-type="float">
            <text:p>0.83</text:p>
          </table:table-cell>
        </table:table-row>
        <table:table-row table:style-name="ro1">
          <table:table-cell office:value-type="float" office:value="265" calcext:value-type="float">
            <text:p>265.00</text:p>
          </table:table-cell>
          <table:table-cell office:value-type="float" office:value="0.6886" calcext:value-type="float">
            <text:p>0.69</text:p>
          </table:table-cell>
          <table:table-cell office:value-type="float" office:value="0.8491" calcext:value-type="float">
            <text:p>0.85</text:p>
          </table:table-cell>
          <table:table-cell office:value-type="float" office:value="0.833491" calcext:value-type="float">
            <text:p>0.83</text:p>
          </table:table-cell>
        </table:table-row>
        <table:table-row table:style-name="ro1">
          <table:table-cell office:value-type="float" office:value="270" calcext:value-type="float">
            <text:p>270.00</text:p>
          </table:table-cell>
          <table:table-cell office:value-type="float" office:value="0.6859" calcext:value-type="float">
            <text:p>0.69</text:p>
          </table:table-cell>
          <table:table-cell office:value-type="float" office:value="0.8442" calcext:value-type="float">
            <text:p>0.84</text:p>
          </table:table-cell>
          <table:table-cell office:value-type="float" office:value="0.835462" calcext:value-type="float">
            <text:p>0.84</text:p>
          </table:table-cell>
        </table:table-row>
        <table:table-row table:style-name="ro1">
          <table:table-cell office:value-type="float" office:value="275" calcext:value-type="float">
            <text:p>275.00</text:p>
          </table:table-cell>
          <table:table-cell office:value-type="float" office:value="0.6856" calcext:value-type="float">
            <text:p>0.69</text:p>
          </table:table-cell>
          <table:table-cell office:value-type="float" office:value="0.8422" calcext:value-type="float">
            <text:p>0.84</text:p>
          </table:table-cell>
          <table:table-cell office:value-type="float" office:value="0.835955" calcext:value-type="float">
            <text:p>0.84</text:p>
          </table:table-cell>
        </table:table-row>
        <table:table-row table:style-name="ro1">
          <table:table-cell office:value-type="float" office:value="280" calcext:value-type="float">
            <text:p>280.00</text:p>
          </table:table-cell>
          <table:table-cell office:value-type="float" office:value="0.6848" calcext:value-type="float">
            <text:p>0.68</text:p>
          </table:table-cell>
          <table:table-cell office:value-type="float" office:value="0.8409" calcext:value-type="float">
            <text:p>0.84</text:p>
          </table:table-cell>
          <table:table-cell office:value-type="float" office:value="0.83694" calcext:value-type="float">
            <text:p>0.84</text:p>
          </table:table-cell>
        </table:table-row>
        <table:table-row table:style-name="ro1">
          <table:table-cell office:value-type="float" office:value="285" calcext:value-type="float">
            <text:p>285.00</text:p>
          </table:table-cell>
          <table:table-cell office:value-type="float" office:value="0.685" calcext:value-type="float">
            <text:p>0.69</text:p>
          </table:table-cell>
          <table:table-cell office:value-type="float" office:value="0.8402" calcext:value-type="float">
            <text:p>0.84</text:p>
          </table:table-cell>
          <table:table-cell office:value-type="float" office:value="0.838267" calcext:value-type="float">
            <text:p>0.84</text:p>
          </table:table-cell>
        </table:table-row>
        <table:table-row table:style-name="ro1">
          <table:table-cell office:value-type="float" office:value="290" calcext:value-type="float">
            <text:p>290.00</text:p>
          </table:table-cell>
          <table:table-cell office:value-type="float" office:value="0.6839" calcext:value-type="float">
            <text:p>0.68</text:p>
          </table:table-cell>
          <table:table-cell office:value-type="float" office:value="0.838" calcext:value-type="float">
            <text:p>0.84</text:p>
          </table:table-cell>
          <table:table-cell office:value-type="float" office:value="0.839328" calcext:value-type="float">
            <text:p>0.84</text:p>
          </table:table-cell>
        </table:table-row>
        <table:table-row table:style-name="ro1">
          <table:table-cell office:value-type="float" office:value="295" calcext:value-type="float">
            <text:p>295.00</text:p>
          </table:table-cell>
          <table:table-cell office:value-type="float" office:value="0.7099" calcext:value-type="float">
            <text:p>0.71</text:p>
          </table:table-cell>
          <table:table-cell office:value-type="float" office:value="0.8334" calcext:value-type="float">
            <text:p>0.83</text:p>
          </table:table-cell>
          <table:table-cell office:value-type="float" office:value="0.842664" calcext:value-type="float">
            <text:p>0.84</text:p>
          </table:table-cell>
        </table:table-row>
        <table:table-row table:style-name="ro1">
          <table:table-cell office:value-type="float" office:value="300" calcext:value-type="float">
            <text:p>300.00</text:p>
          </table:table-cell>
          <table:table-cell office:value-type="float" office:value="0.7117" calcext:value-type="float">
            <text:p>0.71</text:p>
          </table:table-cell>
          <table:table-cell office:value-type="float" office:value="0.8297" calcext:value-type="float">
            <text:p>0.83</text:p>
          </table:table-cell>
          <table:table-cell office:value-type="float" office:value="0.845014" calcext:value-type="float">
            <text:p>0.85</text:p>
          </table:table-cell>
        </table:table-row>
        <table:table-row table:style-name="ro1">
          <table:table-cell office:value-type="float" office:value="305" calcext:value-type="float">
            <text:p>305.00</text:p>
          </table:table-cell>
          <table:table-cell office:value-type="float" office:value="0.7098" calcext:value-type="float">
            <text:p>0.71</text:p>
          </table:table-cell>
          <table:table-cell office:value-type="float" office:value="0.8293" calcext:value-type="float">
            <text:p>0.83</text:p>
          </table:table-cell>
          <table:table-cell office:value-type="float" office:value="0.845924" calcext:value-type="float">
            <text:p>0.85</text:p>
          </table:table-cell>
        </table:table-row>
        <table:table-row table:style-name="ro1">
          <table:table-cell office:value-type="float" office:value="310" calcext:value-type="float">
            <text:p>310.00</text:p>
          </table:table-cell>
          <table:table-cell office:value-type="float" office:value="0.709" calcext:value-type="float">
            <text:p>0.71</text:p>
          </table:table-cell>
          <table:table-cell office:value-type="float" office:value="0.828" calcext:value-type="float">
            <text:p>0.83</text:p>
          </table:table-cell>
          <table:table-cell office:value-type="float" office:value="0.850358" calcext:value-type="float">
            <text:p>0.85</text:p>
          </table:table-cell>
        </table:table-row>
        <table:table-row table:style-name="ro1">
          <table:table-cell office:value-type="float" office:value="315" calcext:value-type="float">
            <text:p>315.00</text:p>
          </table:table-cell>
          <table:table-cell office:value-type="float" office:value="0.7159" calcext:value-type="float">
            <text:p>0.72</text:p>
          </table:table-cell>
          <table:table-cell office:value-type="float" office:value="0.8248" calcext:value-type="float">
            <text:p>0.82</text:p>
          </table:table-cell>
          <table:table-cell office:value-type="float" office:value="0.852822" calcext:value-type="float">
            <text:p>0.85</text:p>
          </table:table-cell>
        </table:table-row>
        <table:table-row table:style-name="ro1">
          <table:table-cell office:value-type="float" office:value="320" calcext:value-type="float">
            <text:p>320.00</text:p>
          </table:table-cell>
          <table:table-cell office:value-type="float" office:value="0.7137" calcext:value-type="float">
            <text:p>0.71</text:p>
          </table:table-cell>
          <table:table-cell office:value-type="float" office:value="0.8224" calcext:value-type="float">
            <text:p>0.82</text:p>
          </table:table-cell>
          <table:table-cell office:value-type="float" office:value="0.854111" calcext:value-type="float">
            <text:p>0.85</text:p>
          </table:table-cell>
        </table:table-row>
        <table:table-row table:style-name="ro1">
          <table:table-cell office:value-type="float" office:value="325" calcext:value-type="float">
            <text:p>325.00</text:p>
          </table:table-cell>
          <table:table-cell office:value-type="float" office:value="0.7203" calcext:value-type="float">
            <text:p>0.72</text:p>
          </table:table-cell>
          <table:table-cell office:value-type="float" office:value="0.8216" calcext:value-type="float">
            <text:p>0.82</text:p>
          </table:table-cell>
          <table:table-cell office:value-type="float" office:value="0.855665" calcext:value-type="float">
            <text:p>0.86</text:p>
          </table:table-cell>
        </table:table-row>
        <table:table-row table:style-name="ro1">
          <table:table-cell office:value-type="float" office:value="330" calcext:value-type="float">
            <text:p>330.00</text:p>
          </table:table-cell>
          <table:table-cell office:value-type="float" office:value="0.7371" calcext:value-type="float">
            <text:p>0.74</text:p>
          </table:table-cell>
          <table:table-cell office:value-type="float" office:value="0.8166" calcext:value-type="float">
            <text:p>0.82</text:p>
          </table:table-cell>
          <table:table-cell office:value-type="float" office:value="0.859758" calcext:value-type="float">
            <text:p>0.86</text:p>
          </table:table-cell>
        </table:table-row>
        <table:table-row table:style-name="ro1">
          <table:table-cell office:value-type="float" office:value="335" calcext:value-type="float">
            <text:p>335.00</text:p>
          </table:table-cell>
          <table:table-cell office:value-type="float" office:value="0.7361" calcext:value-type="float">
            <text:p>0.74</text:p>
          </table:table-cell>
          <table:table-cell office:value-type="float" office:value="0.8136" calcext:value-type="float">
            <text:p>0.81</text:p>
          </table:table-cell>
          <table:table-cell office:value-type="float" office:value="0.863738" calcext:value-type="float">
            <text:p>0.86</text:p>
          </table:table-cell>
        </table:table-row>
        <table:table-row table:style-name="ro1">
          <table:table-cell office:value-type="float" office:value="340" calcext:value-type="float">
            <text:p>340.00</text:p>
          </table:table-cell>
          <table:table-cell office:value-type="float" office:value="0.7155" calcext:value-type="float">
            <text:p>0.72</text:p>
          </table:table-cell>
          <table:table-cell office:value-type="float" office:value="0.7896" calcext:value-type="float">
            <text:p>0.79</text:p>
          </table:table-cell>
          <table:table-cell office:value-type="float" office:value="0.865633" calcext:value-type="float">
            <text:p>0.87</text:p>
          </table:table-cell>
        </table:table-row>
        <table:table-row table:style-name="ro1">
          <table:table-cell office:value-type="float" office:value="345" calcext:value-type="float">
            <text:p>345.00</text:p>
          </table:table-cell>
          <table:table-cell office:value-type="float" office:value="0.7144" calcext:value-type="float">
            <text:p>0.71</text:p>
          </table:table-cell>
          <table:table-cell office:value-type="float" office:value="0.7863" calcext:value-type="float">
            <text:p>0.79</text:p>
          </table:table-cell>
          <table:table-cell office:value-type="float" office:value="0.866467" calcext:value-type="float">
            <text:p>0.87</text:p>
          </table:table-cell>
        </table:table-row>
        <table:table-row table:style-name="ro1">
          <table:table-cell office:value-type="float" office:value="350" calcext:value-type="float">
            <text:p>350.00</text:p>
          </table:table-cell>
          <table:table-cell office:value-type="float" office:value="0.7139" calcext:value-type="float">
            <text:p>0.71</text:p>
          </table:table-cell>
          <table:table-cell office:value-type="float" office:value="0.7837" calcext:value-type="float">
            <text:p>0.78</text:p>
          </table:table-cell>
          <table:table-cell office:value-type="float" office:value="0.868931" calcext:value-type="float">
            <text:p>0.87</text:p>
          </table:table-cell>
        </table:table-row>
        <table:table-row table:style-name="ro1">
          <table:table-cell office:value-type="float" office:value="355" calcext:value-type="float">
            <text:p>355.00</text:p>
          </table:table-cell>
          <table:table-cell office:value-type="float" office:value="0.7122" calcext:value-type="float">
            <text:p>0.71</text:p>
          </table:table-cell>
          <table:table-cell office:value-type="float" office:value="0.7801" calcext:value-type="float">
            <text:p>0.78</text:p>
          </table:table-cell>
          <table:table-cell office:value-type="float" office:value="0.868931" calcext:value-type="float">
            <text:p>0.87</text:p>
          </table:table-cell>
        </table:table-row>
        <table:table-row table:style-name="ro1">
          <table:table-cell office:value-type="float" office:value="360" calcext:value-type="float">
            <text:p>360.00</text:p>
          </table:table-cell>
          <table:table-cell office:value-type="float" office:value="0.713" calcext:value-type="float">
            <text:p>0.71</text:p>
          </table:table-cell>
          <table:table-cell office:value-type="float" office:value="0.7768" calcext:value-type="float">
            <text:p>0.78</text:p>
          </table:table-cell>
          <table:table-cell office:value-type="float" office:value="0.870902" calcext:value-type="float">
            <text:p>0.87</text:p>
          </table:table-cell>
        </table:table-row>
        <table:table-row table:style-name="ro1">
          <table:table-cell office:value-type="float" office:value="365" calcext:value-type="float">
            <text:p>365.00</text:p>
          </table:table-cell>
          <table:table-cell office:value-type="float" office:value="0.7132" calcext:value-type="float">
            <text:p>0.71</text:p>
          </table:table-cell>
          <table:table-cell office:value-type="float" office:value="0.7748" calcext:value-type="float">
            <text:p>0.77</text:p>
          </table:table-cell>
          <table:table-cell office:value-type="float" office:value="0.872115" calcext:value-type="float">
            <text:p>0.87</text:p>
          </table:table-cell>
        </table:table-row>
        <table:table-row table:style-name="ro1">
          <table:table-cell office:value-type="float" office:value="370" calcext:value-type="float">
            <text:p>370.00</text:p>
          </table:table-cell>
          <table:table-cell office:value-type="float" office:value="0.7113" calcext:value-type="float">
            <text:p>0.71</text:p>
          </table:table-cell>
          <table:table-cell office:value-type="float" office:value="0.7729" calcext:value-type="float">
            <text:p>0.77</text:p>
          </table:table-cell>
          <table:table-cell office:value-type="float" office:value="0.872835" calcext:value-type="float">
            <text:p>0.87</text:p>
          </table:table-cell>
        </table:table-row>
        <table:table-row table:style-name="ro1">
          <table:table-cell office:value-type="float" office:value="375" calcext:value-type="float">
            <text:p>375.00</text:p>
          </table:table-cell>
          <table:table-cell office:value-type="float" office:value="0.7049" calcext:value-type="float">
            <text:p>0.70</text:p>
          </table:table-cell>
          <table:table-cell office:value-type="float" office:value="0.7613" calcext:value-type="float">
            <text:p>0.76</text:p>
          </table:table-cell>
          <table:table-cell office:value-type="float" office:value="0.880529" calcext:value-type="float">
            <text:p>0.88</text:p>
          </table:table-cell>
        </table:table-row>
        <table:table-row table:style-name="ro1">
          <table:table-cell office:value-type="float" office:value="380" calcext:value-type="float">
            <text:p>380.00</text:p>
          </table:table-cell>
          <table:table-cell office:value-type="float" office:value="0.6963" calcext:value-type="float">
            <text:p>0.70</text:p>
          </table:table-cell>
          <table:table-cell office:value-type="float" office:value="0.7479" calcext:value-type="float">
            <text:p>0.75</text:p>
          </table:table-cell>
          <table:table-cell office:value-type="float" office:value="0.886404" calcext:value-type="float">
            <text:p>0.89</text:p>
          </table:table-cell>
        </table:table-row>
        <table:table-row table:style-name="ro1">
          <table:table-cell office:value-type="float" office:value="385" calcext:value-type="float">
            <text:p>385.00</text:p>
          </table:table-cell>
          <table:table-cell office:value-type="float" office:value="0.705" calcext:value-type="float">
            <text:p>0.71</text:p>
          </table:table-cell>
          <table:table-cell office:value-type="float" office:value="0.7416" calcext:value-type="float">
            <text:p>0.74</text:p>
          </table:table-cell>
          <table:table-cell office:value-type="float" office:value="0.889778" calcext:value-type="float">
            <text:p>0.89</text:p>
          </table:table-cell>
        </table:table-row>
        <table:table-row table:style-name="ro1">
          <table:table-cell office:value-type="float" office:value="390" calcext:value-type="float">
            <text:p>390.00</text:p>
          </table:table-cell>
          <table:table-cell office:value-type="float" office:value="0.7056" calcext:value-type="float">
            <text:p>0.71</text:p>
          </table:table-cell>
          <table:table-cell office:value-type="float" office:value="0.7292" calcext:value-type="float">
            <text:p>0.73</text:p>
          </table:table-cell>
          <table:table-cell office:value-type="float" office:value="0.893113" calcext:value-type="float">
            <text:p>0.89</text:p>
          </table:table-cell>
        </table:table-row>
        <table:table-row table:style-name="ro1">
          <table:table-cell office:value-type="float" office:value="395" calcext:value-type="float">
            <text:p>395.00</text:p>
          </table:table-cell>
          <table:table-cell office:value-type="float" office:value="0.7039" calcext:value-type="float">
            <text:p>0.70</text:p>
          </table:table-cell>
          <table:table-cell office:value-type="float" office:value="0.7266" calcext:value-type="float">
            <text:p>0.73</text:p>
          </table:table-cell>
          <table:table-cell office:value-type="float" office:value="0.894364" calcext:value-type="float">
            <text:p>0.89</text:p>
          </table:table-cell>
        </table:table-row>
        <table:table-row table:style-name="ro1">
          <table:table-cell office:value-type="float" office:value="400" calcext:value-type="float">
            <text:p>400.00</text:p>
          </table:table-cell>
          <table:table-cell office:value-type="float" office:value="0.705" calcext:value-type="float">
            <text:p>0.71</text:p>
          </table:table-cell>
          <table:table-cell office:value-type="float" office:value="0.7201" calcext:value-type="float">
            <text:p>0.72</text:p>
          </table:table-cell>
          <table:table-cell office:value-type="float" office:value="0.896335" calcext:value-type="float">
            <text:p>0.90</text:p>
          </table:table-cell>
        </table:table-row>
        <table:table-row table:style-name="ro1">
          <table:table-cell office:value-type="float" office:value="405" calcext:value-type="float">
            <text:p>405.00</text:p>
          </table:table-cell>
          <table:table-cell office:value-type="float" office:value="0.7037" calcext:value-type="float">
            <text:p>0.70</text:p>
          </table:table-cell>
          <table:table-cell office:value-type="float" office:value="0.7158" calcext:value-type="float">
            <text:p>0.72</text:p>
          </table:table-cell>
          <table:table-cell office:value-type="float" office:value="0.89914" calcext:value-type="float">
            <text:p>0.90</text:p>
          </table:table-cell>
        </table:table-row>
        <table:table-row table:style-name="ro1">
          <table:table-cell office:value-type="float" office:value="410" calcext:value-type="float">
            <text:p>410.00</text:p>
          </table:table-cell>
          <table:table-cell office:value-type="float" office:value="0.7023" calcext:value-type="float">
            <text:p>0.70</text:p>
          </table:table-cell>
          <table:table-cell office:value-type="float" office:value="0.7126" calcext:value-type="float">
            <text:p>0.71</text:p>
          </table:table-cell>
          <table:table-cell office:value-type="float" office:value="0.900125" calcext:value-type="float">
            <text:p>0.90</text:p>
          </table:table-cell>
        </table:table-row>
        <table:table-row table:style-name="ro1">
          <table:table-cell office:value-type="float" office:value="415" calcext:value-type="float">
            <text:p>415.00</text:p>
          </table:table-cell>
          <table:table-cell office:value-type="float" office:value="0.6993" calcext:value-type="float">
            <text:p>0.70</text:p>
          </table:table-cell>
          <table:table-cell office:value-type="float" office:value="0.7075" calcext:value-type="float">
            <text:p>0.71</text:p>
          </table:table-cell>
          <table:table-cell office:value-type="float" office:value="0.900694" calcext:value-type="float">
            <text:p>0.90</text:p>
          </table:table-cell>
        </table:table-row>
        <table:table-row table:style-name="ro1">
          <table:table-cell office:value-type="float" office:value="420" calcext:value-type="float">
            <text:p>420.00</text:p>
          </table:table-cell>
          <table:table-cell office:value-type="float" office:value="0.7116" calcext:value-type="float">
            <text:p>0.71</text:p>
          </table:table-cell>
          <table:table-cell office:value-type="float" office:value="0.7184" calcext:value-type="float">
            <text:p>0.72</text:p>
          </table:table-cell>
          <table:table-cell office:value-type="float" office:value="0.903006" calcext:value-type="float">
            <text:p>0.90</text:p>
          </table:table-cell>
        </table:table-row>
        <table:table-row table:style-name="ro1">
          <table:table-cell office:value-type="float" office:value="425" calcext:value-type="float">
            <text:p>425.00</text:p>
          </table:table-cell>
          <table:table-cell office:value-type="float" office:value="0.7087" calcext:value-type="float">
            <text:p>0.71</text:p>
          </table:table-cell>
          <table:table-cell office:value-type="float" office:value="0.6959" calcext:value-type="float">
            <text:p>0.70</text:p>
          </table:table-cell>
          <table:table-cell office:value-type="float" office:value="0.906872" calcext:value-type="float">
            <text:p>0.91</text:p>
          </table:table-cell>
        </table:table-row>
        <table:table-row table:style-name="ro1">
          <table:table-cell office:value-type="float" office:value="430" calcext:value-type="float">
            <text:p>430.00</text:p>
          </table:table-cell>
          <table:table-cell office:value-type="float" office:value="0.717" calcext:value-type="float">
            <text:p>0.72</text:p>
          </table:table-cell>
          <table:table-cell office:value-type="float" office:value="0.7051" calcext:value-type="float">
            <text:p>0.71</text:p>
          </table:table-cell>
          <table:table-cell office:value-type="float" office:value="0.906607" calcext:value-type="float">
            <text:p>0.91</text:p>
          </table:table-cell>
        </table:table-row>
        <table:table-row table:style-name="ro1">
          <table:table-cell office:value-type="float" office:value="435" calcext:value-type="float">
            <text:p>435.00</text:p>
          </table:table-cell>
          <table:table-cell office:value-type="float" office:value="0.7131" calcext:value-type="float">
            <text:p>0.71</text:p>
          </table:table-cell>
          <table:table-cell office:value-type="float" office:value="0.6989" calcext:value-type="float">
            <text:p>0.70</text:p>
          </table:table-cell>
          <table:table-cell office:value-type="float" office:value="0.908426" calcext:value-type="float">
            <text:p>0.91</text:p>
          </table:table-cell>
        </table:table-row>
        <table:table-row table:style-name="ro1">
          <table:table-cell office:value-type="float" office:value="440" calcext:value-type="float">
            <text:p>440.00</text:p>
          </table:table-cell>
          <table:table-cell office:value-type="float" office:value="0.7113" calcext:value-type="float">
            <text:p>0.71</text:p>
          </table:table-cell>
          <table:table-cell office:value-type="float" office:value="0.6954" calcext:value-type="float">
            <text:p>0.70</text:p>
          </table:table-cell>
          <table:table-cell office:value-type="float" office:value="0.909601" calcext:value-type="float">
            <text:p>0.91</text:p>
          </table:table-cell>
        </table:table-row>
        <table:table-row table:style-name="ro1">
          <table:table-cell office:value-type="float" office:value="445" calcext:value-type="float">
            <text:p>445.00</text:p>
          </table:table-cell>
          <table:table-cell office:value-type="float" office:value="0.7343" calcext:value-type="float">
            <text:p>0.73</text:p>
          </table:table-cell>
          <table:table-cell office:value-type="float" office:value="0.6854" calcext:value-type="float">
            <text:p>0.69</text:p>
          </table:table-cell>
          <table:table-cell office:value-type="float" office:value="0.917712" calcext:value-type="float">
            <text:p>0.92</text:p>
          </table:table-cell>
        </table:table-row>
        <table:table-row table:style-name="ro1">
          <table:table-cell office:value-type="float" office:value="450" calcext:value-type="float">
            <text:p>450.00</text:p>
          </table:table-cell>
          <table:table-cell office:value-type="float" office:value="0.7301" calcext:value-type="float">
            <text:p>0.73</text:p>
          </table:table-cell>
          <table:table-cell office:value-type="float" office:value="0.6749" calcext:value-type="float">
            <text:p>0.67</text:p>
          </table:table-cell>
          <table:table-cell office:value-type="float" office:value="0.920555" calcext:value-type="float">
            <text:p>0.92</text:p>
          </table:table-cell>
        </table:table-row>
        <table:table-row table:style-name="ro1">
          <table:table-cell office:value-type="float" office:value="455" calcext:value-type="float">
            <text:p>455.00</text:p>
          </table:table-cell>
          <table:table-cell office:value-type="float" office:value="0.7243" calcext:value-type="float">
            <text:p>0.72</text:p>
          </table:table-cell>
          <table:table-cell office:value-type="float" office:value="0.6665" calcext:value-type="float">
            <text:p>0.67</text:p>
          </table:table-cell>
          <table:table-cell office:value-type="float" office:value="0.927264" calcext:value-type="float">
            <text:p>0.93</text:p>
          </table:table-cell>
        </table:table-row>
        <table:table-row table:style-name="ro1">
          <table:table-cell office:value-type="float" office:value="460" calcext:value-type="float">
            <text:p>460.00</text:p>
          </table:table-cell>
          <table:table-cell office:value-type="float" office:value="0.7123" calcext:value-type="float">
            <text:p>0.71</text:p>
          </table:table-cell>
          <table:table-cell office:value-type="float" office:value="0.6528" calcext:value-type="float">
            <text:p>0.65</text:p>
          </table:table-cell>
          <table:table-cell office:value-type="float" office:value="0.929159" calcext:value-type="float">
            <text:p>0.93</text:p>
          </table:table-cell>
        </table:table-row>
        <table:table-row table:style-name="ro1">
          <table:table-cell office:value-type="float" office:value="465" calcext:value-type="float">
            <text:p>465.00</text:p>
          </table:table-cell>
          <table:table-cell office:value-type="float" office:value="0.7221" calcext:value-type="float">
            <text:p>0.72</text:p>
          </table:table-cell>
          <table:table-cell office:value-type="float" office:value="0.6511" calcext:value-type="float">
            <text:p>0.65</text:p>
          </table:table-cell>
          <table:table-cell office:value-type="float" office:value="0.932457" calcext:value-type="float">
            <text:p>0.93</text:p>
          </table:table-cell>
        </table:table-row>
        <table:table-row table:style-name="ro1">
          <table:table-cell office:value-type="float" office:value="470" calcext:value-type="float">
            <text:p>470.00</text:p>
          </table:table-cell>
          <table:table-cell office:value-type="float" office:value="0.7227" calcext:value-type="float">
            <text:p>0.72</text:p>
          </table:table-cell>
          <table:table-cell office:value-type="float" office:value="0.645" calcext:value-type="float">
            <text:p>0.65</text:p>
          </table:table-cell>
          <table:table-cell office:value-type="float" office:value="0.934352" calcext:value-type="float">
            <text:p>0.93</text:p>
          </table:table-cell>
        </table:table-row>
        <table:table-row table:style-name="ro1">
          <table:table-cell office:value-type="float" office:value="475" calcext:value-type="float">
            <text:p>475.00</text:p>
          </table:table-cell>
          <table:table-cell office:value-type="float" office:value="0.7016" calcext:value-type="float">
            <text:p>0.70</text:p>
          </table:table-cell>
          <table:table-cell office:value-type="float" office:value="0.6228" calcext:value-type="float">
            <text:p>0.62</text:p>
          </table:table-cell>
          <table:table-cell office:value-type="float" office:value="0.934958" calcext:value-type="float">
            <text:p>0.93</text:p>
          </table:table-cell>
        </table:table-row>
        <table:table-row table:style-name="ro1">
          <table:table-cell office:value-type="float" office:value="480" calcext:value-type="float">
            <text:p>480.00</text:p>
          </table:table-cell>
          <table:table-cell office:value-type="float" office:value="0.6971" calcext:value-type="float">
            <text:p>0.70</text:p>
          </table:table-cell>
          <table:table-cell office:value-type="float" office:value="0.6175" calcext:value-type="float">
            <text:p>0.62</text:p>
          </table:table-cell>
          <table:table-cell office:value-type="float" office:value="0.936702" calcext:value-type="float">
            <text:p>0.94</text:p>
          </table:table-cell>
        </table:table-row>
        <table:table-row table:style-name="ro1">
          <table:table-cell office:value-type="float" office:value="485" calcext:value-type="float">
            <text:p>485.00</text:p>
          </table:table-cell>
          <table:table-cell office:value-type="float" office:value="0.6946" calcext:value-type="float">
            <text:p>0.69</text:p>
          </table:table-cell>
          <table:table-cell office:value-type="float" office:value="0.6135" calcext:value-type="float">
            <text:p>0.61</text:p>
          </table:table-cell>
          <table:table-cell office:value-type="float" office:value="0.937687" calcext:value-type="float">
            <text:p>0.94</text:p>
          </table:table-cell>
        </table:table-row>
        <table:table-row table:style-name="ro1">
          <table:table-cell office:value-type="float" office:value="490" calcext:value-type="float">
            <text:p>490.00</text:p>
          </table:table-cell>
          <table:table-cell office:value-type="float" office:value="0.6908" calcext:value-type="float">
            <text:p>0.69</text:p>
          </table:table-cell>
          <table:table-cell office:value-type="float" office:value="0.6062" calcext:value-type="float">
            <text:p>0.61</text:p>
          </table:table-cell>
          <table:table-cell office:value-type="float" office:value="0.939469" calcext:value-type="float">
            <text:p>0.94</text:p>
          </table:table-cell>
        </table:table-row>
        <table:table-row table:style-name="ro1">
          <table:table-cell office:value-type="float" office:value="495" calcext:value-type="float">
            <text:p>495.00</text:p>
          </table:table-cell>
          <table:table-cell office:value-type="float" office:value="0.6845" calcext:value-type="float">
            <text:p>0.68</text:p>
          </table:table-cell>
          <table:table-cell office:value-type="float" office:value="0.5996" calcext:value-type="float">
            <text:p>0.60</text:p>
          </table:table-cell>
          <table:table-cell office:value-type="float" office:value="0.941174" calcext:value-type="float">
            <text:p>0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6:53:13.678768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2:54:58.247951684</meta:creation-date>
    <dc:date>2017-06-01T18:15:01.535013739</dc:date>
    <meta:editing-duration>PT2H13M25S</meta:editing-duration>
    <meta:editing-cycles>8</meta:editing-cycles>
    <meta:generator>LibreOffice/5.2.7.2$Linux_X86_64 LibreOffice_project/20m0$Build-2</meta:generator>
    <meta:document-statistic meta:table-count="4" meta:cell-count="16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21cm" svg:height="14.749cm" xlink:href=".." xlink:type="simple" chart:class="chart:line" chart:style-name="ch1">
        <chart:title svg:x="11.082cm" svg:y="0.43cm" chart:style-name="ch2">
          <text:p>Shrinking Ellipsoids</text:p>
        </chart:title>
        <chart:subtitle svg:x="11.108cm" svg:y="1.529cm" chart:style-name="ch3">
          <text:p>tolerance manipulation</text:p>
        </chart:subtitle>
        <chart:legend chart:legend-position="end" svg:x="22.866cm" svg:y="6.577cm" style:legend-expansion="high" chart:style-name="ch4"/>
        <chart:plot-area chart:style-name="ch5" table:cell-range-address="ellipsoid_tolerance.A1:ellipsoid_tolerance.D101" chart:data-source-has-labels="both" svg:x="1.535cm" svg:y="2.532cm" svg:width="20.807cm" svg:height="10.942cm">
          <chartooo:coordinate-region svg:x="2.447cm" svg:y="2.532cm" svg:width="19.755cm" svg:height="9.67cm"/>
          <chart:axis chart:dimension="x" chart:name="primary-x" chart:style-name="ch6" chartooo:axis-type="auto">
            <chartooo:date-scale/>
            <chart:title svg:x="10.095cm" svg:y="13.768cm" chart:style-name="ch7">
              <text:p>tolerance (epsilon) value</text:p>
            </chart:title>
            <chart:categories table:cell-range-address="ellipsoid_tolerance.A2:ellipsoid_tolerance.A101"/>
          </chart:axis>
          <chart:axis chart:dimension="y" chart:name="primary-y" chart:style-name="ch8">
            <chart:title svg:x="0.451cm" svg:y="8.338cm" chart:style-name="ch9">
              <text:p>rate</text:p>
            </chart:title>
            <chart:grid chart:style-name="ch10" chart:class="major"/>
          </chart:axis>
          <chart:series chart:style-name="ch11" chart:values-cell-range-address="ellipsoid_tolerance.B2:ellipsoid_tolerance.B101" chart:label-cell-address="ellipsoid_tolerance.B1:ellipsoid_tolerance.B1" chart:class="chart:line">
            <chart:data-point chart:repeated="100"/>
          </chart:series>
          <chart:series chart:style-name="ch12" chart:values-cell-range-address="ellipsoid_tolerance.C2:ellipsoid_tolerance.C101" chart:label-cell-address="ellipsoid_tolerance.C1:ellipsoid_tolerance.C1" chart:class="chart:line">
            <chart:data-point chart:repeated="100"/>
          </chart:series>
          <chart:series chart:style-name="ch13" chart:values-cell-range-address="ellipsoid_tolerance.D2:ellipsoid_tolerance.D101" chart:label-cell-address="ellipsoid_tolerance.D1:ellipsoid_tolerance.D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  <draw:g>
                  <svg:desc>ellipsoid_tolerance.B1:ellipsoid_tolerance.B1</svg:desc>
                </draw:g>
              </table:table-cell>
              <table:table-cell office:value-type="string">
                <text:p>identification</text:p>
                <draw:g>
                  <svg:desc>ellipsoid_tolerance.C1:ellipsoid_tolerance.C1</svg:desc>
                </draw:g>
              </table:table-cell>
              <table:table-cell office:value-type="string">
                <text:p>rejection</text:p>
                <draw:g>
                  <svg:desc>ellipsoid_tolerance.D1:ellipsoid_tolerance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llipsoid_tolerance.A2:ellipsoid_tolerance.A101</svg:desc>
                </draw:g>
              </table:table-cell>
              <table:table-cell office:value-type="float" office:value="0.9291">
                <text:p>0.9291</text:p>
                <draw:g>
                  <svg:desc>ellipsoid_tolerance.B2:ellipsoid_tolerance.B101</svg:desc>
                </draw:g>
              </table:table-cell>
              <table:table-cell office:value-type="float" office:value="0.9995">
                <text:p>0.9995</text:p>
                <draw:g>
                  <svg:desc>ellipsoid_tolerance.C2:ellipsoid_tolerance.C101</svg:desc>
                </draw:g>
              </table:table-cell>
              <table:table-cell office:value-type="float" office:value="0.496418">
                <text:p>0.496418</text:p>
                <draw:g>
                  <svg:desc>ellipsoid_tolerance.D2:ellipsoid_tolerance.D101</svg:desc>
                </draw:g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289">
                <text:p>0.9289</text:p>
              </table:table-cell>
              <table:table-cell office:value-type="float" office:value="0.9993">
                <text:p>0.9993</text:p>
              </table:table-cell>
              <table:table-cell office:value-type="float" office:value="0.501459">
                <text:p>0.50145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9289">
                <text:p>0.9289</text:p>
              </table:table-cell>
              <table:table-cell office:value-type="float" office:value="0.9993">
                <text:p>0.9993</text:p>
              </table:table-cell>
              <table:table-cell office:value-type="float" office:value="0.510367">
                <text:p>0.51036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9289">
                <text:p>0.9289</text:p>
              </table:table-cell>
              <table:table-cell office:value-type="float" office:value="0.9993">
                <text:p>0.9993</text:p>
              </table:table-cell>
              <table:table-cell office:value-type="float" office:value="0.517606">
                <text:p>0.51760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9289">
                <text:p>0.9289</text:p>
              </table:table-cell>
              <table:table-cell office:value-type="float" office:value="0.9993">
                <text:p>0.9993</text:p>
              </table:table-cell>
              <table:table-cell office:value-type="float" office:value="0.524315">
                <text:p>0.52431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289">
                <text:p>0.9289</text:p>
              </table:table-cell>
              <table:table-cell office:value-type="float" office:value="0.9993">
                <text:p>0.9993</text:p>
              </table:table-cell>
              <table:table-cell office:value-type="float" office:value="0.531175">
                <text:p>0.5311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9288">
                <text:p>0.9288</text:p>
              </table:table-cell>
              <table:table-cell office:value-type="float" office:value="0.9992">
                <text:p>0.9992</text:p>
              </table:table-cell>
              <table:table-cell office:value-type="float" office:value="0.539779">
                <text:p>0.53977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9288">
                <text:p>0.9288</text:p>
              </table:table-cell>
              <table:table-cell office:value-type="float" office:value="0.9992">
                <text:p>0.9992</text:p>
              </table:table-cell>
              <table:table-cell office:value-type="float" office:value="0.548156">
                <text:p>0.54815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9288">
                <text:p>0.9288</text:p>
              </table:table-cell>
              <table:table-cell office:value-type="float" office:value="0.9992">
                <text:p>0.9992</text:p>
              </table:table-cell>
              <table:table-cell office:value-type="float" office:value="0.556571">
                <text:p>0.55657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9288">
                <text:p>0.9288</text:p>
              </table:table-cell>
              <table:table-cell office:value-type="float" office:value="0.9992">
                <text:p>0.9992</text:p>
              </table:table-cell>
              <table:table-cell office:value-type="float" office:value="0.564341">
                <text:p>0.5643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287">
                <text:p>0.9287</text:p>
              </table:table-cell>
              <table:table-cell office:value-type="float" office:value="0.9991">
                <text:p>0.9991</text:p>
              </table:table-cell>
              <table:table-cell office:value-type="float" office:value="0.570974">
                <text:p>0.57097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9287">
                <text:p>0.9287</text:p>
              </table:table-cell>
              <table:table-cell office:value-type="float" office:value="0.9989">
                <text:p>0.9989</text:p>
              </table:table-cell>
              <table:table-cell office:value-type="float" office:value="0.576356">
                <text:p>0.57635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9287">
                <text:p>0.9287</text:p>
              </table:table-cell>
              <table:table-cell office:value-type="float" office:value="0.9989">
                <text:p>0.9989</text:p>
              </table:table-cell>
              <table:table-cell office:value-type="float" office:value="0.584354">
                <text:p>0.58435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9286">
                <text:p>0.9286</text:p>
              </table:table-cell>
              <table:table-cell office:value-type="float" office:value="0.9988">
                <text:p>0.9988</text:p>
              </table:table-cell>
              <table:table-cell office:value-type="float" office:value="0.593375">
                <text:p>0.5933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9286">
                <text:p>0.9286</text:p>
              </table:table-cell>
              <table:table-cell office:value-type="float" office:value="0.9988">
                <text:p>0.9988</text:p>
              </table:table-cell>
              <table:table-cell office:value-type="float" office:value="0.601637">
                <text:p>0.60163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285">
                <text:p>0.9285</text:p>
              </table:table-cell>
              <table:table-cell office:value-type="float" office:value="0.9987">
                <text:p>0.9987</text:p>
              </table:table-cell>
              <table:table-cell office:value-type="float" office:value="0.608536">
                <text:p>0.60853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9284">
                <text:p>0.9284</text:p>
              </table:table-cell>
              <table:table-cell office:value-type="float" office:value="0.9986">
                <text:p>0.9986</text:p>
              </table:table-cell>
              <table:table-cell office:value-type="float" office:value="0.616116">
                <text:p>0.61611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9284">
                <text:p>0.9284</text:p>
              </table:table-cell>
              <table:table-cell office:value-type="float" office:value="0.9986">
                <text:p>0.9986</text:p>
              </table:table-cell>
              <table:table-cell office:value-type="float" office:value="0.624379">
                <text:p>0.62437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9281">
                <text:p>0.9281</text:p>
              </table:table-cell>
              <table:table-cell office:value-type="float" office:value="0.9983">
                <text:p>0.9983</text:p>
              </table:table-cell>
              <table:table-cell office:value-type="float" office:value="0.6334">
                <text:p>0.633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9279">
                <text:p>0.9279</text:p>
              </table:table-cell>
              <table:table-cell office:value-type="float" office:value="0.9981">
                <text:p>0.9981</text:p>
              </table:table-cell>
              <table:table-cell office:value-type="float" office:value="0.642724">
                <text:p>0.64272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279">
                <text:p>0.9279</text:p>
              </table:table-cell>
              <table:table-cell office:value-type="float" office:value="0.9979">
                <text:p>0.9979</text:p>
              </table:table-cell>
              <table:table-cell office:value-type="float" office:value="0.651101">
                <text:p>0.65110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9279">
                <text:p>0.9279</text:p>
              </table:table-cell>
              <table:table-cell office:value-type="float" office:value="0.9979">
                <text:p>0.9979</text:p>
              </table:table-cell>
              <table:table-cell office:value-type="float" office:value="0.659023">
                <text:p>0.65902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9277">
                <text:p>0.9277</text:p>
              </table:table-cell>
              <table:table-cell office:value-type="float" office:value="0.9977">
                <text:p>0.9977</text:p>
              </table:table-cell>
              <table:table-cell office:value-type="float" office:value="0.666679">
                <text:p>0.66667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277">
                <text:p>0.9277</text:p>
              </table:table-cell>
              <table:table-cell office:value-type="float" office:value="0.9975">
                <text:p>0.9975</text:p>
              </table:table-cell>
              <table:table-cell office:value-type="float" office:value="0.674791">
                <text:p>0.674791</text:p>
              </table:table-cell>
            </table:table-row>
            <table:table-row>
              <table:table-cell office:value-type="float" office:value="0.519999999999999">
                <text:p>0.519999999999999</text:p>
              </table:table-cell>
              <table:table-cell office:value-type="float" office:value="0.9275">
                <text:p>0.9275</text:p>
              </table:table-cell>
              <table:table-cell office:value-type="float" office:value="0.9969">
                <text:p>0.9969</text:p>
              </table:table-cell>
              <table:table-cell office:value-type="float" office:value="0.683546">
                <text:p>0.68354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274">
                <text:p>0.9274</text:p>
              </table:table-cell>
              <table:table-cell office:value-type="float" office:value="0.9968">
                <text:p>0.9968</text:p>
              </table:table-cell>
              <table:table-cell office:value-type="float" office:value="0.691771">
                <text:p>0.691771</text:p>
              </table:table-cell>
            </table:table-row>
            <table:table-row>
              <table:table-cell office:value-type="float" office:value="0.479999999999999">
                <text:p>0.479999999999999</text:p>
              </table:table-cell>
              <table:table-cell office:value-type="float" office:value="0.9271">
                <text:p>0.9271</text:p>
              </table:table-cell>
              <table:table-cell office:value-type="float" office:value="0.9964">
                <text:p>0.9964</text:p>
              </table:table-cell>
              <table:table-cell office:value-type="float" office:value="0.700148">
                <text:p>0.700148</text:p>
              </table:table-cell>
            </table:table-row>
            <table:table-row>
              <table:table-cell office:value-type="float" office:value="0.459999999999999">
                <text:p>0.459999999999999</text:p>
              </table:table-cell>
              <table:table-cell office:value-type="float" office:value="0.9269">
                <text:p>0.9269</text:p>
              </table:table-cell>
              <table:table-cell office:value-type="float" office:value="0.9961">
                <text:p>0.9961</text:p>
              </table:table-cell>
              <table:table-cell office:value-type="float" office:value="0.708373">
                <text:p>0.708373</text:p>
              </table:table-cell>
            </table:table-row>
            <table:table-row>
              <table:table-cell office:value-type="float" office:value="0.439999999999999">
                <text:p>0.439999999999999</text:p>
              </table:table-cell>
              <table:table-cell office:value-type="float" office:value="0.9267">
                <text:p>0.9267</text:p>
              </table:table-cell>
              <table:table-cell office:value-type="float" office:value="0.9958">
                <text:p>0.9958</text:p>
              </table:table-cell>
              <table:table-cell office:value-type="float" office:value="0.71891">
                <text:p>0.71891</text:p>
              </table:table-cell>
            </table:table-row>
            <table:table-row>
              <table:table-cell office:value-type="float" office:value="0.419999999999999">
                <text:p>0.419999999999999</text:p>
              </table:table-cell>
              <table:table-cell office:value-type="float" office:value="0.9264">
                <text:p>0.9264</text:p>
              </table:table-cell>
              <table:table-cell office:value-type="float" office:value="0.9954">
                <text:p>0.9954</text:p>
              </table:table-cell>
              <table:table-cell office:value-type="float" office:value="0.726945">
                <text:p>0.726945</text:p>
              </table:table-cell>
            </table:table-row>
            <table:table-row>
              <table:table-cell office:value-type="float" office:value="0.399999999999999">
                <text:p>0.399999999999999</text:p>
              </table:table-cell>
              <table:table-cell office:value-type="float" office:value="0.9262">
                <text:p>0.9262</text:p>
              </table:table-cell>
              <table:table-cell office:value-type="float" office:value="0.9952">
                <text:p>0.9952</text:p>
              </table:table-cell>
              <table:table-cell office:value-type="float" office:value="0.733957">
                <text:p>0.733957</text:p>
              </table:table-cell>
            </table:table-row>
            <table:table-row>
              <table:table-cell office:value-type="float" office:value="0.379999999999999">
                <text:p>0.379999999999999</text:p>
              </table:table-cell>
              <table:table-cell office:value-type="float" office:value="0.9258">
                <text:p>0.9258</text:p>
              </table:table-cell>
              <table:table-cell office:value-type="float" office:value="0.9943">
                <text:p>0.9943</text:p>
              </table:table-cell>
              <table:table-cell office:value-type="float" office:value="0.741235">
                <text:p>0.741235</text:p>
              </table:table-cell>
            </table:table-row>
            <table:table-row>
              <table:table-cell office:value-type="float" office:value="0.359999999999999">
                <text:p>0.359999999999999</text:p>
              </table:table-cell>
              <table:table-cell office:value-type="float" office:value="0.9255">
                <text:p>0.9255</text:p>
              </table:table-cell>
              <table:table-cell office:value-type="float" office:value="0.9938">
                <text:p>0.9938</text:p>
              </table:table-cell>
              <table:table-cell office:value-type="float" office:value="0.748512">
                <text:p>0.748512</text:p>
              </table:table-cell>
            </table:table-row>
            <table:table-row>
              <table:table-cell office:value-type="float" office:value="0.339999999999999">
                <text:p>0.339999999999999</text:p>
              </table:table-cell>
              <table:table-cell office:value-type="float" office:value="0.925">
                <text:p>0.925</text:p>
              </table:table-cell>
              <table:table-cell office:value-type="float" office:value="0.9929">
                <text:p>0.9929</text:p>
              </table:table-cell>
              <table:table-cell office:value-type="float" office:value="0.757495">
                <text:p>0.757495</text:p>
              </table:table-cell>
            </table:table-row>
            <table:table-row>
              <table:table-cell office:value-type="float" office:value="0.319999999999999">
                <text:p>0.319999999999999</text:p>
              </table:table-cell>
              <table:table-cell office:value-type="float" office:value="0.9245">
                <text:p>0.9245</text:p>
              </table:table-cell>
              <table:table-cell office:value-type="float" office:value="0.9923">
                <text:p>0.9923</text:p>
              </table:table-cell>
              <table:table-cell office:value-type="float" office:value="0.76735">
                <text:p>0.76735</text:p>
              </table:table-cell>
            </table:table-row>
            <table:table-row>
              <table:table-cell office:value-type="float" office:value="0.299999999999999">
                <text:p>0.299999999999999</text:p>
              </table:table-cell>
              <table:table-cell office:value-type="float" office:value="0.9241">
                <text:p>0.9241</text:p>
              </table:table-cell>
              <table:table-cell office:value-type="float" office:value="0.9917">
                <text:p>0.9917</text:p>
              </table:table-cell>
              <table:table-cell office:value-type="float" office:value="0.77622">
                <text:p>0.77622</text:p>
              </table:table-cell>
            </table:table-row>
            <table:table-row>
              <table:table-cell office:value-type="float" office:value="0.279999999999999">
                <text:p>0.279999999999999</text:p>
              </table:table-cell>
              <table:table-cell office:value-type="float" office:value="0.9234">
                <text:p>0.9234</text:p>
              </table:table-cell>
              <table:table-cell office:value-type="float" office:value="0.9906">
                <text:p>0.9906</text:p>
              </table:table-cell>
              <table:table-cell office:value-type="float" office:value="0.787249">
                <text:p>0.787249</text:p>
              </table:table-cell>
            </table:table-row>
            <table:table-row>
              <table:table-cell office:value-type="float" office:value="0.259999999999999">
                <text:p>0.259999999999999</text:p>
              </table:table-cell>
              <table:table-cell office:value-type="float" office:value="0.9228">
                <text:p>0.9228</text:p>
              </table:table-cell>
              <table:table-cell office:value-type="float" office:value="0.9897">
                <text:p>0.9897</text:p>
              </table:table-cell>
              <table:table-cell office:value-type="float" office:value="0.795399">
                <text:p>0.795399</text:p>
              </table:table-cell>
            </table:table-row>
            <table:table-row>
              <table:table-cell office:value-type="float" office:value="0.239999999999999">
                <text:p>0.239999999999999</text:p>
              </table:table-cell>
              <table:table-cell office:value-type="float" office:value="0.9226">
                <text:p>0.9226</text:p>
              </table:table-cell>
              <table:table-cell office:value-type="float" office:value="0.9893">
                <text:p>0.9893</text:p>
              </table:table-cell>
              <table:table-cell office:value-type="float" office:value="0.80442">
                <text:p>0.80442</text:p>
              </table:table-cell>
            </table:table-row>
            <table:table-row>
              <table:table-cell office:value-type="float" office:value="0.219999999999999">
                <text:p>0.219999999999999</text:p>
              </table:table-cell>
              <table:table-cell office:value-type="float" office:value="0.922">
                <text:p>0.922</text:p>
              </table:table-cell>
              <table:table-cell office:value-type="float" office:value="0.9885">
                <text:p>0.9885</text:p>
              </table:table-cell>
              <table:table-cell office:value-type="float" office:value="0.812758">
                <text:p>0.812758</text:p>
              </table:table-cell>
            </table:table-row>
            <table:table-row>
              <table:table-cell office:value-type="float" office:value="0.199999999999999">
                <text:p>0.199999999999999</text:p>
              </table:table-cell>
              <table:table-cell office:value-type="float" office:value="0.9215">
                <text:p>0.9215</text:p>
              </table:table-cell>
              <table:table-cell office:value-type="float" office:value="0.9879">
                <text:p>0.9879</text:p>
              </table:table-cell>
              <table:table-cell office:value-type="float" office:value="0.82159">
                <text:p>0.82159</text:p>
              </table:table-cell>
            </table:table-row>
            <table:table-row>
              <table:table-cell office:value-type="float" office:value="0.179999999999999">
                <text:p>0.179999999999999</text:p>
              </table:table-cell>
              <table:table-cell office:value-type="float" office:value="0.9203">
                <text:p>0.9203</text:p>
              </table:table-cell>
              <table:table-cell office:value-type="float" office:value="0.9862">
                <text:p>0.9862</text:p>
              </table:table-cell>
              <table:table-cell office:value-type="float" office:value="0.83008">
                <text:p>0.83008</text:p>
              </table:table-cell>
            </table:table-row>
            <table:table-row>
              <table:table-cell office:value-type="float" office:value="0.159999999999999">
                <text:p>0.159999999999999</text:p>
              </table:table-cell>
              <table:table-cell office:value-type="float" office:value="0.9197">
                <text:p>0.9197</text:p>
              </table:table-cell>
              <table:table-cell office:value-type="float" office:value="0.9853">
                <text:p>0.9853</text:p>
              </table:table-cell>
              <table:table-cell office:value-type="float" office:value="0.837699">
                <text:p>0.837699</text:p>
              </table:table-cell>
            </table:table-row>
            <table:table-row>
              <table:table-cell office:value-type="float" office:value="0.139999999999999">
                <text:p>0.139999999999999</text:p>
              </table:table-cell>
              <table:table-cell office:value-type="float" office:value="0.9189">
                <text:p>0.9189</text:p>
              </table:table-cell>
              <table:table-cell office:value-type="float" office:value="0.9839">
                <text:p>0.9839</text:p>
              </table:table-cell>
              <table:table-cell office:value-type="float" office:value="0.846644">
                <text:p>0.846644</text:p>
              </table:table-cell>
            </table:table-row>
            <table:table-row>
              <table:table-cell office:value-type="float" office:value="0.119999999999999">
                <text:p>0.119999999999999</text:p>
              </table:table-cell>
              <table:table-cell office:value-type="float" office:value="0.9177">
                <text:p>0.9177</text:p>
              </table:table-cell>
              <table:table-cell office:value-type="float" office:value="0.9822">
                <text:p>0.9822</text:p>
              </table:table-cell>
              <table:table-cell office:value-type="float" office:value="0.855551">
                <text:p>0.855551</text:p>
              </table:table-cell>
            </table:table-row>
            <table:table-row>
              <table:table-cell office:value-type="float" office:value="0.0999999999999991">
                <text:p>0.0999999999999991</text:p>
              </table:table-cell>
              <table:table-cell office:value-type="float" office:value="0.9158">
                <text:p>0.9158</text:p>
              </table:table-cell>
              <table:table-cell office:value-type="float" office:value="0.9801">
                <text:p>0.9801</text:p>
              </table:table-cell>
              <table:table-cell office:value-type="float" office:value="0.865444">
                <text:p>0.865444</text:p>
              </table:table-cell>
            </table:table-row>
            <table:table-row>
              <table:table-cell office:value-type="float" office:value="0.0799999999999991">
                <text:p>0.0799999999999991</text:p>
              </table:table-cell>
              <table:table-cell office:value-type="float" office:value="0.9144">
                <text:p>0.9144</text:p>
              </table:table-cell>
              <table:table-cell office:value-type="float" office:value="0.9782">
                <text:p>0.9782</text:p>
              </table:table-cell>
              <table:table-cell office:value-type="float" office:value="0.872948">
                <text:p>0.872948</text:p>
              </table:table-cell>
            </table:table-row>
            <table:table-row>
              <table:table-cell office:value-type="float" office:value="0.0599999999999991">
                <text:p>0.0599999999999991</text:p>
              </table:table-cell>
              <table:table-cell office:value-type="float" office:value="0.9125">
                <text:p>0.9125</text:p>
              </table:table-cell>
              <table:table-cell office:value-type="float" office:value="0.9758">
                <text:p>0.9758</text:p>
              </table:table-cell>
              <table:table-cell office:value-type="float" office:value="0.879582">
                <text:p>0.879582</text:p>
              </table:table-cell>
            </table:table-row>
            <table:table-row>
              <table:table-cell office:value-type="float" office:value="0.0399999999999989">
                <text:p>0.0399999999999989</text:p>
              </table:table-cell>
              <table:table-cell office:value-type="float" office:value="0.9108">
                <text:p>0.9108</text:p>
              </table:table-cell>
              <table:table-cell office:value-type="float" office:value="0.9738">
                <text:p>0.9738</text:p>
              </table:table-cell>
              <table:table-cell office:value-type="float" office:value="0.885115">
                <text:p>0.885115</text:p>
              </table:table-cell>
            </table:table-row>
            <table:table-row>
              <table:table-cell office:value-type="float" office:value="0.0199999999999989">
                <text:p>0.0199999999999989</text:p>
              </table:table-cell>
              <table:table-cell office:value-type="float" office:value="0.8946">
                <text:p>0.8946</text:p>
              </table:table-cell>
              <table:table-cell office:value-type="float" office:value="0.9572">
                <text:p>0.9572</text:p>
              </table:table-cell>
              <table:table-cell office:value-type="float" office:value="0.892431">
                <text:p>0.892431</text:p>
              </table:table-cell>
            </table:table-row>
            <table:table-row>
              <table:table-cell office:value-type="float" office:value="-1.11022302462516E-015">
                <text:p>-1.11022302462516E-015</text:p>
              </table:table-cell>
              <table:table-cell office:value-type="float" office:value="0.8368">
                <text:p>0.8368</text:p>
              </table:table-cell>
              <table:table-cell office:value-type="float" office:value="0.8985">
                <text:p>0.8985</text:p>
              </table:table-cell>
              <table:table-cell office:value-type="float" office:value="0.899557">
                <text:p>0.899557</text:p>
              </table:table-cell>
            </table:table-row>
            <table:table-row>
              <table:table-cell office:value-type="float" office:value="-0.0200000000000011">
                <text:p>-0.0200000000000011</text:p>
              </table:table-cell>
              <table:table-cell office:value-type="float" office:value="0.827">
                <text:p>0.827</text:p>
              </table:table-cell>
              <table:table-cell office:value-type="float" office:value="0.8873">
                <text:p>0.8873</text:p>
              </table:table-cell>
              <table:table-cell office:value-type="float" office:value="0.904863">
                <text:p>0.904863</text:p>
              </table:table-cell>
            </table:table-row>
            <table:table-row>
              <table:table-cell office:value-type="float" office:value="-0.0400000000000011">
                <text:p>-0.0400000000000011</text:p>
              </table:table-cell>
              <table:table-cell office:value-type="float" office:value="0.8174">
                <text:p>0.8174</text:p>
              </table:table-cell>
              <table:table-cell office:value-type="float" office:value="0.8754">
                <text:p>0.8754</text:p>
              </table:table-cell>
              <table:table-cell office:value-type="float" office:value="0.913505">
                <text:p>0.913505</text:p>
              </table:table-cell>
            </table:table-row>
            <table:table-row>
              <table:table-cell office:value-type="float" office:value="-0.0600000000000012">
                <text:p>-0.0600000000000012</text:p>
              </table:table-cell>
              <table:table-cell office:value-type="float" office:value="0.8057">
                <text:p>0.8057</text:p>
              </table:table-cell>
              <table:table-cell office:value-type="float" office:value="0.861">
                <text:p>0.861</text:p>
              </table:table-cell>
              <table:table-cell office:value-type="float" office:value="0.919911">
                <text:p>0.919911</text:p>
              </table:table-cell>
            </table:table-row>
            <table:table-row>
              <table:table-cell office:value-type="float" office:value="-0.0800000000000012">
                <text:p>-0.0800000000000012</text:p>
              </table:table-cell>
              <table:table-cell office:value-type="float" office:value="0.7934">
                <text:p>0.7934</text:p>
              </table:table-cell>
              <table:table-cell office:value-type="float" office:value="0.8463">
                <text:p>0.8463</text:p>
              </table:table-cell>
              <table:table-cell office:value-type="float" office:value="0.926202">
                <text:p>0.926202</text:p>
              </table:table-cell>
            </table:table-row>
            <table:table-row>
              <table:table-cell office:value-type="float" office:value="-0.100000000000001">
                <text:p>-0.100000000000001</text:p>
              </table:table-cell>
              <table:table-cell office:value-type="float" office:value="0.7811">
                <text:p>0.7811</text:p>
              </table:table-cell>
              <table:table-cell office:value-type="float" office:value="0.8323">
                <text:p>0.8323</text:p>
              </table:table-cell>
              <table:table-cell office:value-type="float" office:value="0.932494">
                <text:p>0.932494</text:p>
              </table:table-cell>
            </table:table-row>
            <table:table-row>
              <table:table-cell office:value-type="float" office:value="-0.120000000000001">
                <text:p>-0.120000000000001</text:p>
              </table:table-cell>
              <table:table-cell office:value-type="float" office:value="0.7705">
                <text:p>0.7705</text:p>
              </table:table-cell>
              <table:table-cell office:value-type="float" office:value="0.8192">
                <text:p>0.8192</text:p>
              </table:table-cell>
              <table:table-cell office:value-type="float" office:value="0.939393">
                <text:p>0.939393</text:p>
              </table:table-cell>
            </table:table-row>
            <table:table-row>
              <table:table-cell office:value-type="float" office:value="-0.140000000000001">
                <text:p>-0.140000000000001</text:p>
              </table:table-cell>
              <table:table-cell office:value-type="float" office:value="0.7542">
                <text:p>0.7542</text:p>
              </table:table-cell>
              <table:table-cell office:value-type="float" office:value="0.8008">
                <text:p>0.8008</text:p>
              </table:table-cell>
              <table:table-cell office:value-type="float" office:value="0.943979">
                <text:p>0.943979</text:p>
              </table:table-cell>
            </table:table-row>
            <table:table-row>
              <table:table-cell office:value-type="float" office:value="-0.160000000000001">
                <text:p>-0.160000000000001</text:p>
              </table:table-cell>
              <table:table-cell office:value-type="float" office:value="0.7361">
                <text:p>0.7361</text:p>
              </table:table-cell>
              <table:table-cell office:value-type="float" office:value="0.78">
                <text:p>0.78</text:p>
              </table:table-cell>
              <table:table-cell office:value-type="float" office:value="0.951143">
                <text:p>0.951143</text:p>
              </table:table-cell>
            </table:table-row>
            <table:table-row>
              <table:table-cell office:value-type="float" office:value="-0.180000000000001">
                <text:p>-0.180000000000001</text:p>
              </table:table-cell>
              <table:table-cell office:value-type="float" office:value="0.7164">
                <text:p>0.7164</text:p>
              </table:table-cell>
              <table:table-cell office:value-type="float" office:value="0.7564">
                <text:p>0.7564</text:p>
              </table:table-cell>
              <table:table-cell office:value-type="float" office:value="0.955729">
                <text:p>0.955729</text:p>
              </table:table-cell>
            </table:table-row>
            <table:table-row>
              <table:table-cell office:value-type="float" office:value="-0.200000000000001">
                <text:p>-0.200000000000001</text:p>
              </table:table-cell>
              <table:table-cell office:value-type="float" office:value="0.6962">
                <text:p>0.6962</text:p>
              </table:table-cell>
              <table:table-cell office:value-type="float" office:value="0.7336">
                <text:p>0.7336</text:p>
              </table:table-cell>
              <table:table-cell office:value-type="float" office:value="0.960846">
                <text:p>0.960846</text:p>
              </table:table-cell>
            </table:table-row>
            <table:table-row>
              <table:table-cell office:value-type="float" office:value="-0.220000000000001">
                <text:p>-0.220000000000001</text:p>
              </table:table-cell>
              <table:table-cell office:value-type="float" office:value="0.6751">
                <text:p>0.6751</text:p>
              </table:table-cell>
              <table:table-cell office:value-type="float" office:value="0.7093">
                <text:p>0.7093</text:p>
              </table:table-cell>
              <table:table-cell office:value-type="float" office:value="0.965773">
                <text:p>0.965773</text:p>
              </table:table-cell>
            </table:table-row>
            <table:table-row>
              <table:table-cell office:value-type="float" office:value="-0.240000000000001">
                <text:p>-0.240000000000001</text:p>
              </table:table-cell>
              <table:table-cell office:value-type="float" office:value="0.6513">
                <text:p>0.6513</text:p>
              </table:table-cell>
              <table:table-cell office:value-type="float" office:value="0.6827">
                <text:p>0.6827</text:p>
              </table:table-cell>
              <table:table-cell office:value-type="float" office:value="0.969829">
                <text:p>0.969829</text:p>
              </table:table-cell>
            </table:table-row>
            <table:table-row>
              <table:table-cell office:value-type="float" office:value="-0.260000000000001">
                <text:p>-0.260000000000001</text:p>
              </table:table-cell>
              <table:table-cell office:value-type="float" office:value="0.6267">
                <text:p>0.6267</text:p>
              </table:table-cell>
              <table:table-cell office:value-type="float" office:value="0.6553">
                <text:p>0.6553</text:p>
              </table:table-cell>
              <table:table-cell office:value-type="float" office:value="0.973581">
                <text:p>0.973581</text:p>
              </table:table-cell>
            </table:table-row>
            <table:table-row>
              <table:table-cell office:value-type="float" office:value="-0.280000000000001">
                <text:p>-0.280000000000001</text:p>
              </table:table-cell>
              <table:table-cell office:value-type="float" office:value="0.5995">
                <text:p>0.5995</text:p>
              </table:table-cell>
              <table:table-cell office:value-type="float" office:value="0.6258">
                <text:p>0.6258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float" office:value="-0.300000000000001">
                <text:p>-0.300000000000001</text:p>
              </table:table-cell>
              <table:table-cell office:value-type="float" office:value="0.5711">
                <text:p>0.5711</text:p>
              </table:table-cell>
              <table:table-cell office:value-type="float" office:value="0.594">
                <text:p>0.594</text:p>
              </table:table-cell>
              <table:table-cell office:value-type="float" office:value="0.979608">
                <text:p>0.979608</text:p>
              </table:table-cell>
            </table:table-row>
            <table:table-row>
              <table:table-cell office:value-type="float" office:value="-0.320000000000001">
                <text:p>-0.320000000000001</text:p>
              </table:table-cell>
              <table:table-cell office:value-type="float" office:value="0.5387">
                <text:p>0.5387</text:p>
              </table:table-cell>
              <table:table-cell office:value-type="float" office:value="0.5585">
                <text:p>0.5585</text:p>
              </table:table-cell>
              <table:table-cell office:value-type="float" office:value="0.982868">
                <text:p>0.982868</text:p>
              </table:table-cell>
            </table:table-row>
            <table:table-row>
              <table:table-cell office:value-type="float" office:value="-0.340000000000001">
                <text:p>-0.340000000000001</text:p>
              </table:table-cell>
              <table:table-cell office:value-type="float" office:value="0.5025">
                <text:p>0.5025</text:p>
              </table:table-cell>
              <table:table-cell office:value-type="float" office:value="0.5201">
                <text:p>0.5201</text:p>
              </table:table-cell>
              <table:table-cell office:value-type="float" office:value="0.986393">
                <text:p>0.986393</text:p>
              </table:table-cell>
            </table:table-row>
            <table:table-row>
              <table:table-cell office:value-type="float" office:value="-0.360000000000001">
                <text:p>-0.360000000000001</text:p>
              </table:table-cell>
              <table:table-cell office:value-type="float" office:value="0.4666">
                <text:p>0.4666</text:p>
              </table:table-cell>
              <table:table-cell office:value-type="float" office:value="0.4819">
                <text:p>0.4819</text:p>
              </table:table-cell>
              <table:table-cell office:value-type="float" office:value="0.988402">
                <text:p>0.988402</text:p>
              </table:table-cell>
            </table:table-row>
            <table:table-row>
              <table:table-cell office:value-type="float" office:value="-0.380000000000001">
                <text:p>-0.380000000000001</text:p>
              </table:table-cell>
              <table:table-cell office:value-type="float" office:value="0.4306">
                <text:p>0.4306</text:p>
              </table:table-cell>
              <table:table-cell office:value-type="float" office:value="0.4436">
                <text:p>0.4436</text:p>
              </table:table-cell>
              <table:table-cell office:value-type="float" office:value="0.990486">
                <text:p>0.990486</text:p>
              </table:table-cell>
            </table:table-row>
            <table:table-row>
              <table:table-cell office:value-type="float" office:value="-0.400000000000001">
                <text:p>-0.400000000000001</text:p>
              </table:table-cell>
              <table:table-cell office:value-type="float" office:value="0.3919">
                <text:p>0.3919</text:p>
              </table:table-cell>
              <table:table-cell office:value-type="float" office:value="0.4022">
                <text:p>0.4022</text:p>
              </table:table-cell>
              <table:table-cell office:value-type="float" office:value="0.992419">
                <text:p>0.992419</text:p>
              </table:table-cell>
            </table:table-row>
            <table:table-row>
              <table:table-cell office:value-type="float" office:value="-0.420000000000001">
                <text:p>-0.420000000000001</text:p>
              </table:table-cell>
              <table:table-cell office:value-type="float" office:value="0.3521">
                <text:p>0.3521</text:p>
              </table:table-cell>
              <table:table-cell office:value-type="float" office:value="0.3611">
                <text:p>0.3611</text:p>
              </table:table-cell>
              <table:table-cell office:value-type="float" office:value="0.994125">
                <text:p>0.994125</text:p>
              </table:table-cell>
            </table:table-row>
            <table:table-row>
              <table:table-cell office:value-type="float" office:value="-0.440000000000001">
                <text:p>-0.440000000000001</text:p>
              </table:table-cell>
              <table:table-cell office:value-type="float" office:value="0.3161">
                <text:p>0.3161</text:p>
              </table:table-cell>
              <table:table-cell office:value-type="float" office:value="0.3238">
                <text:p>0.3238</text:p>
              </table:table-cell>
              <table:table-cell office:value-type="float" office:value="0.995073">
                <text:p>0.995073</text:p>
              </table:table-cell>
            </table:table-row>
            <table:table-row>
              <table:table-cell office:value-type="float" office:value="-0.460000000000002">
                <text:p>-0.460000000000002</text:p>
              </table:table-cell>
              <table:table-cell office:value-type="float" office:value="0.2791">
                <text:p>0.2791</text:p>
              </table:table-cell>
              <table:table-cell office:value-type="float" office:value="0.2849">
                <text:p>0.2849</text:p>
              </table:table-cell>
              <table:table-cell office:value-type="float" office:value="0.996058">
                <text:p>0.996058</text:p>
              </table:table-cell>
            </table:table-row>
            <table:table-row>
              <table:table-cell office:value-type="float" office:value="-0.480000000000002">
                <text:p>-0.480000000000002</text:p>
              </table:table-cell>
              <table:table-cell office:value-type="float" office:value="0.2438">
                <text:p>0.2438</text:p>
              </table:table-cell>
              <table:table-cell office:value-type="float" office:value="0.2483">
                <text:p>0.2483</text:p>
              </table:table-cell>
              <table:table-cell office:value-type="float" office:value="0.99674">
                <text:p>0.99674</text:p>
              </table:table-cell>
            </table:table-row>
            <table:table-row>
              <table:table-cell office:value-type="float" office:value="-0.500000000000002">
                <text:p>-0.500000000000002</text:p>
              </table:table-cell>
              <table:table-cell office:value-type="float" office:value="0.2092">
                <text:p>0.2092</text:p>
              </table:table-cell>
              <table:table-cell office:value-type="float" office:value="0.213">
                <text:p>0.213</text:p>
              </table:table-cell>
              <table:table-cell office:value-type="float" office:value="0.997612">
                <text:p>0.997612</text:p>
              </table:table-cell>
            </table:table-row>
            <table:table-row>
              <table:table-cell office:value-type="float" office:value="-0.520000000000002">
                <text:p>-0.520000000000002</text:p>
              </table:table-cell>
              <table:table-cell office:value-type="float" office:value="0.1742">
                <text:p>0.1742</text:p>
              </table:table-cell>
              <table:table-cell office:value-type="float" office:value="0.1764">
                <text:p>0.1764</text:p>
              </table:table-cell>
              <table:table-cell office:value-type="float" office:value="0.998332">
                <text:p>0.998332</text:p>
              </table:table-cell>
            </table:table-row>
            <table:table-row>
              <table:table-cell office:value-type="float" office:value="-0.540000000000002">
                <text:p>-0.540000000000002</text:p>
              </table:table-cell>
              <table:table-cell office:value-type="float" office:value="0.1459">
                <text:p>0.1459</text:p>
              </table:table-cell>
              <table:table-cell office:value-type="float" office:value="0.1473">
                <text:p>0.1473</text:p>
              </table:table-cell>
              <table:table-cell office:value-type="float" office:value="0.998787">
                <text:p>0.998787</text:p>
              </table:table-cell>
            </table:table-row>
            <table:table-row>
              <table:table-cell office:value-type="float" office:value="-0.560000000000002">
                <text:p>-0.560000000000002</text:p>
              </table:table-cell>
              <table:table-cell office:value-type="float" office:value="0.116">
                <text:p>0.116</text:p>
              </table:table-cell>
              <table:table-cell office:value-type="float" office:value="0.1172">
                <text:p>0.1172</text:p>
              </table:table-cell>
              <table:table-cell office:value-type="float" office:value="0.999128">
                <text:p>0.999128</text:p>
              </table:table-cell>
            </table:table-row>
            <table:table-row>
              <table:table-cell office:value-type="float" office:value="-0.580000000000002">
                <text:p>-0.580000000000002</text:p>
              </table:table-cell>
              <table:table-cell office:value-type="float" office:value="0.0905">
                <text:p>0.0905</text:p>
              </table:table-cell>
              <table:table-cell office:value-type="float" office:value="0.0912">
                <text:p>0.0912</text:p>
              </table:table-cell>
              <table:table-cell office:value-type="float" office:value="0.999394">
                <text:p>0.999394</text:p>
              </table:table-cell>
            </table:table-row>
            <table:table-row>
              <table:table-cell office:value-type="float" office:value="-0.600000000000002">
                <text:p>-0.600000000000002</text:p>
              </table:table-cell>
              <table:table-cell office:value-type="float" office:value="0.0677">
                <text:p>0.0677</text:p>
              </table:table-cell>
              <table:table-cell office:value-type="float" office:value="0.068">
                <text:p>0.068</text:p>
              </table:table-cell>
              <table:table-cell office:value-type="float" office:value="0.999545">
                <text:p>0.999545</text:p>
              </table:table-cell>
            </table:table-row>
            <table:table-row>
              <table:table-cell office:value-type="float" office:value="-0.620000000000002">
                <text:p>-0.620000000000002</text:p>
              </table:table-cell>
              <table:table-cell office:value-type="float" office:value="0.0507">
                <text:p>0.0507</text:p>
              </table:table-cell>
              <table:table-cell office:value-type="float" office:value="0.0509">
                <text:p>0.0509</text:p>
              </table:table-cell>
              <table:table-cell office:value-type="float" office:value="0.999697">
                <text:p>0.999697</text:p>
              </table:table-cell>
            </table:table-row>
            <table:table-row>
              <table:table-cell office:value-type="float" office:value="-0.640000000000002">
                <text:p>-0.640000000000002</text:p>
              </table:table-cell>
              <table:table-cell office:value-type="float" office:value="0.0366">
                <text:p>0.0366</text:p>
              </table:table-cell>
              <table:table-cell office:value-type="float" office:value="0.0367">
                <text:p>0.0367</text:p>
              </table:table-cell>
              <table:table-cell office:value-type="float" office:value="0.99981">
                <text:p>0.99981</text:p>
              </table:table-cell>
            </table:table-row>
            <table:table-row>
              <table:table-cell office:value-type="float" office:value="-0.660000000000002">
                <text:p>-0.660000000000002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999848">
                <text:p>0.999848</text:p>
              </table:table-cell>
            </table:table-row>
            <table:table-row>
              <table:table-cell office:value-type="float" office:value="-0.680000000000002">
                <text:p>-0.680000000000002</text:p>
              </table:table-cell>
              <table:table-cell office:value-type="float" office:value="0.0164">
                <text:p>0.0164</text:p>
              </table:table-cell>
              <table:table-cell office:value-type="float" office:value="0.0164">
                <text:p>0.0164</text:p>
              </table:table-cell>
              <table:table-cell office:value-type="float" office:value="0.999886">
                <text:p>0.999886</text:p>
              </table:table-cell>
            </table:table-row>
            <table:table-row>
              <table:table-cell office:value-type="float" office:value="-0.700000000000002">
                <text:p>-0.700000000000002</text:p>
              </table:table-cell>
              <table:table-cell office:value-type="float" office:value="0.0092">
                <text:p>0.0092</text:p>
              </table:table-cell>
              <table:table-cell office:value-type="float" office:value="0.0092">
                <text:p>0.0092</text:p>
              </table:table-cell>
              <table:table-cell office:value-type="float" office:value="0.999886">
                <text:p>0.999886</text:p>
              </table:table-cell>
            </table:table-row>
            <table:table-row>
              <table:table-cell office:value-type="float" office:value="-0.720000000000002">
                <text:p>-0.720000000000002</text:p>
              </table:table-cell>
              <table:table-cell office:value-type="float" office:value="0.0049">
                <text:p>0.0049</text:p>
              </table:table-cell>
              <table:table-cell office:value-type="float" office:value="0.0049">
                <text:p>0.0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40000000000002">
                <text:p>-0.740000000000002</text:p>
              </table:table-cell>
              <table:table-cell office:value-type="float" office:value="0.0028">
                <text:p>0.0028</text:p>
              </table:table-cell>
              <table:table-cell office:value-type="float" office:value="0.0028">
                <text:p>0.0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60000000000002">
                <text:p>-0.760000000000002</text:p>
              </table:table-cell>
              <table:table-cell office:value-type="float" office:value="0.0014">
                <text:p>0.0014</text:p>
              </table:table-cell>
              <table:table-cell office:value-type="float" office:value="0.0014">
                <text:p>0.0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80000000000002">
                <text:p>-0.780000000000002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00000000000002">
                <text:p>-0.80000000000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20000000000002">
                <text:p>-0.82000000000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40000000000002">
                <text:p>-0.8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60000000000002">
                <text:p>-0.8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80000000000002">
                <text:p>-0.8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00000000000002">
                <text:p>-0.9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20000000000002">
                <text:p>-0.9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40000000000002">
                <text:p>-0.9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60000000000002">
                <text:p>-0.9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80000000000002">
                <text:p>-0.9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21cm" svg:height="14.749cm" xlink:href=".." xlink:type="simple" chart:class="chart:line" chart:style-name="ch1">
        <chart:title svg:x="10.923cm" svg:y="0.43cm" chart:style-name="ch2">
          <text:p>Shrinking Rectangles</text:p>
        </chart:title>
        <chart:subtitle svg:x="11.108cm" svg:y="1.529cm" chart:style-name="ch3">
          <text:p>tolerance manipulation</text:p>
        </chart:subtitle>
        <chart:legend chart:legend-position="end" svg:x="22.866cm" svg:y="6.577cm" style:legend-expansion="high" chart:style-name="ch4"/>
        <chart:plot-area chart:style-name="ch5" table:cell-range-address="rectangle_tolerance.A1:rectangle_tolerance.D101" chart:data-source-has-labels="both" svg:x="1.535cm" svg:y="2.532cm" svg:width="20.807cm" svg:height="10.942cm">
          <chartooo:coordinate-region svg:x="2.447cm" svg:y="2.532cm" svg:width="19.755cm" svg:height="9.67cm"/>
          <chart:axis chart:dimension="x" chart:name="primary-x" chart:style-name="ch6" chartooo:axis-type="auto">
            <chartooo:date-scale/>
            <chart:title svg:x="10.095cm" svg:y="13.768cm" chart:style-name="ch7">
              <text:p>tolerance (epsilon) value</text:p>
            </chart:title>
            <chart:categories table:cell-range-address="rectangle_tolerance.A2:rectangle_tolerance.A101"/>
          </chart:axis>
          <chart:axis chart:dimension="y" chart:name="primary-y" chart:style-name="ch8">
            <chart:title svg:x="0.451cm" svg:y="8.338cm" chart:style-name="ch9">
              <text:p>rate</text:p>
            </chart:title>
            <chart:grid chart:style-name="ch10" chart:class="major"/>
          </chart:axis>
          <chart:series chart:style-name="ch11" chart:values-cell-range-address="rectangle_tolerance.B2:rectangle_tolerance.B101" chart:label-cell-address="rectangle_tolerance.B1:rectangle_tolerance.B1" chart:class="chart:line">
            <chart:data-point chart:repeated="100"/>
          </chart:series>
          <chart:series chart:style-name="ch12" chart:values-cell-range-address="rectangle_tolerance.C2:rectangle_tolerance.C101" chart:label-cell-address="rectangle_tolerance.C1:rectangle_tolerance.C1" chart:class="chart:line">
            <chart:data-point chart:repeated="100"/>
          </chart:series>
          <chart:series chart:style-name="ch13" chart:values-cell-range-address="rectangle_tolerance.D2:rectangle_tolerance.D101" chart:label-cell-address="rectangle_tolerance.D1:rectangle_tolerance.D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  <draw:g>
                  <svg:desc>rectangle_tolerance.B1:rectangle_tolerance.B1</svg:desc>
                </draw:g>
              </table:table-cell>
              <table:table-cell office:value-type="string">
                <text:p>identification</text:p>
                <draw:g>
                  <svg:desc>rectangle_tolerance.C1:rectangle_tolerance.C1</svg:desc>
                </draw:g>
              </table:table-cell>
              <table:table-cell office:value-type="string">
                <text:p>rejection</text:p>
                <draw:g>
                  <svg:desc>rectangle_tolerance.D1:rectangle_tolerance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ctangle_tolerance.A2:rectangle_tolerance.A101</svg:desc>
                </draw:g>
              </table:table-cell>
              <table:table-cell office:value-type="float" office:value="0.396">
                <text:p>0.396</text:p>
                <draw:g>
                  <svg:desc>rectangle_tolerance.B2:rectangle_tolerance.B101</svg:desc>
                </draw:g>
              </table:table-cell>
              <table:table-cell office:value-type="float" office:value="1">
                <text:p>1</text:p>
                <draw:g>
                  <svg:desc>rectangle_tolerance.C2:rectangle_tolerance.C101</svg:desc>
                </draw:g>
              </table:table-cell>
              <table:table-cell office:value-type="float" office:value="0.022401">
                <text:p>0.022401</text:p>
                <draw:g>
                  <svg:desc>rectangle_tolerance.D2:rectangle_tolerance.D101</svg:desc>
                </draw:g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30171">
                <text:p>0.03017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30891">
                <text:p>0.030891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34644">
                <text:p>0.03464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35553">
                <text:p>0.0355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36463">
                <text:p>0.03646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41087">
                <text:p>0.04108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44119">
                <text:p>0.04411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51359">
                <text:p>0.05135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56324">
                <text:p>0.0563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57954">
                <text:p>0.05795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6201">
                <text:p>0.0620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66255">
                <text:p>0.06625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68529">
                <text:p>0.06852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72206">
                <text:p>0.0722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78118">
                <text:p>0.078118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80848">
                <text:p>0.08084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9381">
                <text:p>0.0938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096312">
                <text:p>0.09631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01012">
                <text:p>0.10101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0412">
                <text:p>0.10412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12042">
                <text:p>0.11204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24512">
                <text:p>0.12451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35201">
                <text:p>0.135201</text:p>
              </table:table-cell>
            </table:table-row>
            <table:table-row>
              <table:table-cell office:value-type="float" office:value="0.519999999999999">
                <text:p>0.519999999999999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3956">
                <text:p>0.1395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52181">
                <text:p>0.152181</text:p>
              </table:table-cell>
            </table:table-row>
            <table:table-row>
              <table:table-cell office:value-type="float" office:value="0.479999999999999">
                <text:p>0.479999999999999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73142">
                <text:p>0.173142</text:p>
              </table:table-cell>
            </table:table-row>
            <table:table-row>
              <table:table-cell office:value-type="float" office:value="0.459999999999999">
                <text:p>0.459999999999999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83451">
                <text:p>0.183451</text:p>
              </table:table-cell>
            </table:table-row>
            <table:table-row>
              <table:table-cell office:value-type="float" office:value="0.439999999999999">
                <text:p>0.439999999999999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92018">
                <text:p>0.192018</text:p>
              </table:table-cell>
            </table:table-row>
            <table:table-row>
              <table:table-cell office:value-type="float" office:value="0.419999999999999">
                <text:p>0.419999999999999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199977">
                <text:p>0.199977</text:p>
              </table:table-cell>
            </table:table-row>
            <table:table-row>
              <table:table-cell office:value-type="float" office:value="0.399999999999999">
                <text:p>0.39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11841">
                <text:p>0.211841</text:p>
              </table:table-cell>
            </table:table-row>
            <table:table-row>
              <table:table-cell office:value-type="float" office:value="0.379999999999999">
                <text:p>0.37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23174">
                <text:p>0.223174</text:p>
              </table:table-cell>
            </table:table-row>
            <table:table-row>
              <table:table-cell office:value-type="float" office:value="0.359999999999999">
                <text:p>0.35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32422">
                <text:p>0.232422</text:p>
              </table:table-cell>
            </table:table-row>
            <table:table-row>
              <table:table-cell office:value-type="float" office:value="0.339999999999999">
                <text:p>0.33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40685">
                <text:p>0.240685</text:p>
              </table:table-cell>
            </table:table-row>
            <table:table-row>
              <table:table-cell office:value-type="float" office:value="0.319999999999999">
                <text:p>0.31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54899">
                <text:p>0.254899</text:p>
              </table:table-cell>
            </table:table-row>
            <table:table-row>
              <table:table-cell office:value-type="float" office:value="0.299999999999999">
                <text:p>0.29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65929">
                <text:p>0.265929</text:p>
              </table:table-cell>
            </table:table-row>
            <table:table-row>
              <table:table-cell office:value-type="float" office:value="0.279999999999999">
                <text:p>0.27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83971">
                <text:p>0.283971</text:p>
              </table:table-cell>
            </table:table-row>
            <table:table-row>
              <table:table-cell office:value-type="float" office:value="0.259999999999999">
                <text:p>0.25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290793">
                <text:p>0.290793</text:p>
              </table:table-cell>
            </table:table-row>
            <table:table-row>
              <table:table-cell office:value-type="float" office:value="0.239999999999999">
                <text:p>0.23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302392">
                <text:p>0.302392</text:p>
              </table:table-cell>
            </table:table-row>
            <table:table-row>
              <table:table-cell office:value-type="float" office:value="0.219999999999999">
                <text:p>0.219999999999999</text:p>
              </table:table-cell>
              <table:table-cell office:value-type="float" office:value="0.3959">
                <text:p>0.3959</text:p>
              </table:table-cell>
              <table:table-cell office:value-type="float" office:value="0.9999">
                <text:p>0.9999</text:p>
              </table:table-cell>
              <table:table-cell office:value-type="float" office:value="0.318576">
                <text:p>0.318576</text:p>
              </table:table-cell>
            </table:table-row>
            <table:table-row>
              <table:table-cell office:value-type="float" office:value="0.199999999999999">
                <text:p>0.199999999999999</text:p>
              </table:table-cell>
              <table:table-cell office:value-type="float" office:value="0.3958">
                <text:p>0.3958</text:p>
              </table:table-cell>
              <table:table-cell office:value-type="float" office:value="0.9997">
                <text:p>0.9997</text:p>
              </table:table-cell>
              <table:table-cell office:value-type="float" office:value="0.335595">
                <text:p>0.335595</text:p>
              </table:table-cell>
            </table:table-row>
            <table:table-row>
              <table:table-cell office:value-type="float" office:value="0.179999999999999">
                <text:p>0.179999999999999</text:p>
              </table:table-cell>
              <table:table-cell office:value-type="float" office:value="0.3957">
                <text:p>0.3957</text:p>
              </table:table-cell>
              <table:table-cell office:value-type="float" office:value="0.9996">
                <text:p>0.9996</text:p>
              </table:table-cell>
              <table:table-cell office:value-type="float" office:value="0.34708">
                <text:p>0.34708</text:p>
              </table:table-cell>
            </table:table-row>
            <table:table-row>
              <table:table-cell office:value-type="float" office:value="0.159999999999999">
                <text:p>0.159999999999999</text:p>
              </table:table-cell>
              <table:table-cell office:value-type="float" office:value="0.3956">
                <text:p>0.3956</text:p>
              </table:table-cell>
              <table:table-cell office:value-type="float" office:value="0.9995">
                <text:p>0.9995</text:p>
              </table:table-cell>
              <table:table-cell office:value-type="float" office:value="0.368874">
                <text:p>0.368874</text:p>
              </table:table-cell>
            </table:table-row>
            <table:table-row>
              <table:table-cell office:value-type="float" office:value="0.139999999999999">
                <text:p>0.139999999999999</text:p>
              </table:table-cell>
              <table:table-cell office:value-type="float" office:value="0.3955">
                <text:p>0.3955</text:p>
              </table:table-cell>
              <table:table-cell office:value-type="float" office:value="0.9994">
                <text:p>0.9994</text:p>
              </table:table-cell>
              <table:table-cell office:value-type="float" office:value="0.385627">
                <text:p>0.385627</text:p>
              </table:table-cell>
            </table:table-row>
            <table:table-row>
              <table:table-cell office:value-type="float" office:value="0.119999999999999">
                <text:p>0.119999999999999</text:p>
              </table:table-cell>
              <table:table-cell office:value-type="float" office:value="0.3954">
                <text:p>0.3954</text:p>
              </table:table-cell>
              <table:table-cell office:value-type="float" office:value="0.9992">
                <text:p>0.9992</text:p>
              </table:table-cell>
              <table:table-cell office:value-type="float" office:value="0.399045">
                <text:p>0.399045</text:p>
              </table:table-cell>
            </table:table-row>
            <table:table-row>
              <table:table-cell office:value-type="float" office:value="0.0999999999999991">
                <text:p>0.0999999999999991</text:p>
              </table:table-cell>
              <table:table-cell office:value-type="float" office:value="0.3952">
                <text:p>0.3952</text:p>
              </table:table-cell>
              <table:table-cell office:value-type="float" office:value="0.9988">
                <text:p>0.9988</text:p>
              </table:table-cell>
              <table:table-cell office:value-type="float" office:value="0.420801">
                <text:p>0.420801</text:p>
              </table:table-cell>
            </table:table-row>
            <table:table-row>
              <table:table-cell office:value-type="float" office:value="0.0799999999999991">
                <text:p>0.0799999999999991</text:p>
              </table:table-cell>
              <table:table-cell office:value-type="float" office:value="0.3945">
                <text:p>0.3945</text:p>
              </table:table-cell>
              <table:table-cell office:value-type="float" office:value="0.9977">
                <text:p>0.9977</text:p>
              </table:table-cell>
              <table:table-cell office:value-type="float" office:value="0.452981">
                <text:p>0.452981</text:p>
              </table:table-cell>
            </table:table-row>
            <table:table-row>
              <table:table-cell office:value-type="float" office:value="0.0599999999999991">
                <text:p>0.0599999999999991</text:p>
              </table:table-cell>
              <table:table-cell office:value-type="float" office:value="0.3943">
                <text:p>0.3943</text:p>
              </table:table-cell>
              <table:table-cell office:value-type="float" office:value="0.9974">
                <text:p>0.9974</text:p>
              </table:table-cell>
              <table:table-cell office:value-type="float" office:value="0.578213">
                <text:p>0.578213</text:p>
              </table:table-cell>
            </table:table-row>
            <table:table-row>
              <table:table-cell office:value-type="float" office:value="0.0399999999999989">
                <text:p>0.0399999999999989</text:p>
              </table:table-cell>
              <table:table-cell office:value-type="float" office:value="0.3943">
                <text:p>0.3943</text:p>
              </table:table-cell>
              <table:table-cell office:value-type="float" office:value="0.9972">
                <text:p>0.9972</text:p>
              </table:table-cell>
              <table:table-cell office:value-type="float" office:value="0.586097">
                <text:p>0.586097</text:p>
              </table:table-cell>
            </table:table-row>
            <table:table-row>
              <table:table-cell office:value-type="float" office:value="0.0199999999999989">
                <text:p>0.0199999999999989</text:p>
              </table:table-cell>
              <table:table-cell office:value-type="float" office:value="0.3943">
                <text:p>0.3943</text:p>
              </table:table-cell>
              <table:table-cell office:value-type="float" office:value="0.9967">
                <text:p>0.9967</text:p>
              </table:table-cell>
              <table:table-cell office:value-type="float" office:value="0.597658">
                <text:p>0.597658</text:p>
              </table:table-cell>
            </table:table-row>
            <table:table-row>
              <table:table-cell office:value-type="float" office:value="-1.11022302462516E-015">
                <text:p>-1.11022302462516E-015</text:p>
              </table:table-cell>
              <table:table-cell office:value-type="float" office:value="0.1156">
                <text:p>0.1156</text:p>
              </table:table-cell>
              <table:table-cell office:value-type="float" office:value="0.2968">
                <text:p>0.2968</text:p>
              </table:table-cell>
              <table:table-cell office:value-type="float" office:value="0.899178">
                <text:p>0.899178</text:p>
              </table:table-cell>
            </table:table-row>
            <table:table-row>
              <table:table-cell office:value-type="float" office:value="-0.0200000000000011">
                <text:p>-0.0200000000000011</text:p>
              </table:table-cell>
              <table:table-cell office:value-type="float" office:value="0.1154">
                <text:p>0.1154</text:p>
              </table:table-cell>
              <table:table-cell office:value-type="float" office:value="0.2958">
                <text:p>0.2958</text:p>
              </table:table-cell>
              <table:table-cell office:value-type="float" office:value="0.902702">
                <text:p>0.902702</text:p>
              </table:table-cell>
            </table:table-row>
            <table:table-row>
              <table:table-cell office:value-type="float" office:value="-0.0400000000000011">
                <text:p>-0.0400000000000011</text:p>
              </table:table-cell>
              <table:table-cell office:value-type="float" office:value="0.1148">
                <text:p>0.1148</text:p>
              </table:table-cell>
              <table:table-cell office:value-type="float" office:value="0.295">
                <text:p>0.295</text:p>
              </table:table-cell>
              <table:table-cell office:value-type="float" office:value="0.905204">
                <text:p>0.905204</text:p>
              </table:table-cell>
            </table:table-row>
            <table:table-row>
              <table:table-cell office:value-type="float" office:value="-0.0600000000000012">
                <text:p>-0.0600000000000012</text:p>
              </table:table-cell>
              <table:table-cell office:value-type="float" office:value="0.1143">
                <text:p>0.1143</text:p>
              </table:table-cell>
              <table:table-cell office:value-type="float" office:value="0.2939">
                <text:p>0.2939</text:p>
              </table:table-cell>
              <table:table-cell office:value-type="float" office:value="0.908464">
                <text:p>0.908464</text:p>
              </table:table-cell>
            </table:table-row>
            <table:table-row>
              <table:table-cell office:value-type="float" office:value="-0.0800000000000012">
                <text:p>-0.0800000000000012</text:p>
              </table:table-cell>
              <table:table-cell office:value-type="float" office:value="0.0497">
                <text:p>0.0497</text:p>
              </table:table-cell>
              <table:table-cell office:value-type="float" office:value="0.1201">
                <text:p>0.1201</text:p>
              </table:table-cell>
              <table:table-cell office:value-type="float" office:value="0.959254">
                <text:p>0.959254</text:p>
              </table:table-cell>
            </table:table-row>
            <table:table-row>
              <table:table-cell office:value-type="float" office:value="-0.100000000000001">
                <text:p>-0.100000000000001</text:p>
              </table:table-cell>
              <table:table-cell office:value-type="float" office:value="0.0435">
                <text:p>0.0435</text:p>
              </table:table-cell>
              <table:table-cell office:value-type="float" office:value="0.1023">
                <text:p>0.1023</text:p>
              </table:table-cell>
              <table:table-cell office:value-type="float" office:value="0.969829">
                <text:p>0.969829</text:p>
              </table:table-cell>
            </table:table-row>
            <table:table-row>
              <table:table-cell office:value-type="float" office:value="-0.120000000000001">
                <text:p>-0.120000000000001</text:p>
              </table:table-cell>
              <table:table-cell office:value-type="float" office:value="0.0375">
                <text:p>0.0375</text:p>
              </table:table-cell>
              <table:table-cell office:value-type="float" office:value="0.0915">
                <text:p>0.0915</text:p>
              </table:table-cell>
              <table:table-cell office:value-type="float" office:value="0.97252">
                <text:p>0.97252</text:p>
              </table:table-cell>
            </table:table-row>
            <table:table-row>
              <table:table-cell office:value-type="float" office:value="-0.140000000000001">
                <text:p>-0.140000000000001</text:p>
              </table:table-cell>
              <table:table-cell office:value-type="float" office:value="0.0228">
                <text:p>0.0228</text:p>
              </table:table-cell>
              <table:table-cell office:value-type="float" office:value="0.0579">
                <text:p>0.0579</text:p>
              </table:table-cell>
              <table:table-cell office:value-type="float" office:value="0.983777">
                <text:p>0.983777</text:p>
              </table:table-cell>
            </table:table-row>
            <table:table-row>
              <table:table-cell office:value-type="float" office:value="-0.160000000000001">
                <text:p>-0.160000000000001</text:p>
              </table:table-cell>
              <table:table-cell office:value-type="float" office:value="0.0151">
                <text:p>0.0151</text:p>
              </table:table-cell>
              <table:table-cell office:value-type="float" office:value="0.0339">
                <text:p>0.0339</text:p>
              </table:table-cell>
              <table:table-cell office:value-type="float" office:value="0.990562">
                <text:p>0.990562</text:p>
              </table:table-cell>
            </table:table-row>
            <table:table-row>
              <table:table-cell office:value-type="float" office:value="-0.180000000000001">
                <text:p>-0.180000000000001</text:p>
              </table:table-cell>
              <table:table-cell office:value-type="float" office:value="0.0115">
                <text:p>0.0115</text:p>
              </table:table-cell>
              <table:table-cell office:value-type="float" office:value="0.0283">
                <text:p>0.0283</text:p>
              </table:table-cell>
              <table:table-cell office:value-type="float" office:value="0.993367">
                <text:p>0.993367</text:p>
              </table:table-cell>
            </table:table-row>
            <table:table-row>
              <table:table-cell office:value-type="float" office:value="-0.200000000000001">
                <text:p>-0.200000000000001</text:p>
              </table:table-cell>
              <table:table-cell office:value-type="float" office:value="0.0079">
                <text:p>0.0079</text:p>
              </table:table-cell>
              <table:table-cell office:value-type="float" office:value="0.0217">
                <text:p>0.0217</text:p>
              </table:table-cell>
              <table:table-cell office:value-type="float" office:value="0.995414">
                <text:p>0.995414</text:p>
              </table:table-cell>
            </table:table-row>
            <table:table-row>
              <table:table-cell office:value-type="float" office:value="-0.220000000000001">
                <text:p>-0.220000000000001</text:p>
              </table:table-cell>
              <table:table-cell office:value-type="float" office:value="0.0053">
                <text:p>0.0053</text:p>
              </table:table-cell>
              <table:table-cell office:value-type="float" office:value="0.0114">
                <text:p>0.0114</text:p>
              </table:table-cell>
              <table:table-cell office:value-type="float" office:value="0.997233">
                <text:p>0.997233</text:p>
              </table:table-cell>
            </table:table-row>
            <table:table-row>
              <table:table-cell office:value-type="float" office:value="-0.240000000000001">
                <text:p>-0.240000000000001</text:p>
              </table:table-cell>
              <table:table-cell office:value-type="float" office:value="0.0042">
                <text:p>0.0042</text:p>
              </table:table-cell>
              <table:table-cell office:value-type="float" office:value="0.0082">
                <text:p>0.0082</text:p>
              </table:table-cell>
              <table:table-cell office:value-type="float" office:value="0.998598">
                <text:p>0.998598</text:p>
              </table:table-cell>
            </table:table-row>
            <table:table-row>
              <table:table-cell office:value-type="float" office:value="-0.260000000000001">
                <text:p>-0.260000000000001</text:p>
              </table:table-cell>
              <table:table-cell office:value-type="float" office:value="0.0036">
                <text:p>0.0036</text:p>
              </table:table-cell>
              <table:table-cell office:value-type="float" office:value="0.0061">
                <text:p>0.0061</text:p>
              </table:table-cell>
              <table:table-cell office:value-type="float" office:value="0.998749">
                <text:p>0.998749</text:p>
              </table:table-cell>
            </table:table-row>
            <table:table-row>
              <table:table-cell office:value-type="float" office:value="-0.280000000000001">
                <text:p>-0.280000000000001</text:p>
              </table:table-cell>
              <table:table-cell office:value-type="float" office:value="0.0024">
                <text:p>0.0024</text:p>
              </table:table-cell>
              <table:table-cell office:value-type="float" office:value="0.0039">
                <text:p>0.0039</text:p>
              </table:table-cell>
              <table:table-cell office:value-type="float" office:value="0.999242">
                <text:p>0.999242</text:p>
              </table:table-cell>
            </table:table-row>
            <table:table-row>
              <table:table-cell office:value-type="float" office:value="-0.300000000000001">
                <text:p>-0.300000000000001</text:p>
              </table:table-cell>
              <table:table-cell office:value-type="float" office:value="0.002">
                <text:p>0.002</text:p>
              </table:table-cell>
              <table:table-cell office:value-type="float" office:value="0.0031">
                <text:p>0.0031</text:p>
              </table:table-cell>
              <table:table-cell office:value-type="float" office:value="0.99981">
                <text:p>0.99981</text:p>
              </table:table-cell>
            </table:table-row>
            <table:table-row>
              <table:table-cell office:value-type="float" office:value="-0.320000000000001">
                <text:p>-0.320000000000001</text:p>
              </table:table-cell>
              <table:table-cell office:value-type="float" office:value="0.0017">
                <text:p>0.0017</text:p>
              </table:table-cell>
              <table:table-cell office:value-type="float" office:value="0.0027">
                <text:p>0.0027</text:p>
              </table:table-cell>
              <table:table-cell office:value-type="float" office:value="0.999924">
                <text:p>0.999924</text:p>
              </table:table-cell>
            </table:table-row>
            <table:table-row>
              <table:table-cell office:value-type="float" office:value="-0.340000000000001">
                <text:p>-0.340000000000001</text:p>
              </table:table-cell>
              <table:table-cell office:value-type="float" office:value="0.0012">
                <text:p>0.0012</text:p>
              </table:table-cell>
              <table:table-cell office:value-type="float" office:value="0.002">
                <text:p>0.002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float" office:value="-0.360000000000001">
                <text:p>-0.360000000000001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float" office:value="-0.380000000000001">
                <text:p>-0.380000000000001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float" office:value="-0.400000000000001">
                <text:p>-0.40000000000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20000000000001">
                <text:p>-0.42000000000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40000000000001">
                <text:p>-0.44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60000000000002">
                <text:p>-0.4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480000000000002">
                <text:p>-0.4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00000000000002">
                <text:p>-0.5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20000000000002">
                <text:p>-0.5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40000000000002">
                <text:p>-0.5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60000000000002">
                <text:p>-0.5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580000000000002">
                <text:p>-0.5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00000000000002">
                <text:p>-0.6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20000000000002">
                <text:p>-0.6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40000000000002">
                <text:p>-0.6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60000000000002">
                <text:p>-0.6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680000000000002">
                <text:p>-0.6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00000000000002">
                <text:p>-0.7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20000000000002">
                <text:p>-0.7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40000000000002">
                <text:p>-0.7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60000000000002">
                <text:p>-0.7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80000000000002">
                <text:p>-0.7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00000000000002">
                <text:p>-0.8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20000000000002">
                <text:p>-0.8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40000000000002">
                <text:p>-0.8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60000000000002">
                <text:p>-0.8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880000000000002">
                <text:p>-0.8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00000000000002">
                <text:p>-0.90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20000000000002">
                <text:p>-0.92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40000000000002">
                <text:p>-0.94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60000000000002">
                <text:p>-0.96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980000000000002">
                <text:p>-0.9800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21cm" svg:height="14.749cm" xlink:href=".." xlink:type="simple" chart:class="chart:line" chart:style-name="ch1">
        <chart:title svg:x="11.082cm" svg:y="0.43cm" chart:style-name="ch2">
          <text:p>Shrinking Ellipsoids</text:p>
        </chart:title>
        <chart:subtitle svg:x="11.571cm" svg:y="1.529cm" chart:style-name="ch3">
          <text:p>element rejection</text:p>
        </chart:subtitle>
        <chart:legend chart:legend-position="end" svg:x="22.866cm" svg:y="6.577cm" style:legend-expansion="high" chart:style-name="ch4"/>
        <chart:plot-area chart:style-name="ch5" table:cell-range-address="ellipsoid_rejection.A1:ellipsoid_rejection.D101" chart:data-source-has-labels="both" svg:x="1.535cm" svg:y="2.532cm" svg:width="20.807cm" svg:height="10.942cm">
          <chartooo:coordinate-region svg:x="2.447cm" svg:y="2.532cm" svg:width="19.754cm" svg:height="9.483cm"/>
          <chart:axis chart:dimension="x" chart:name="primary-x" chart:style-name="ch6" chartooo:axis-type="auto">
            <chartooo:date-scale/>
            <chart:title svg:x="10.598cm" svg:y="13.768cm" chart:style-name="ch7">
              <text:p>elements rejected</text:p>
            </chart:title>
            <chart:categories table:cell-range-address="ellipsoid_rejection.A2:ellipsoid_rejection.A101"/>
          </chart:axis>
          <chart:axis chart:dimension="y" chart:name="primary-y" chart:style-name="ch8">
            <chart:title svg:x="0.451cm" svg:y="8.338cm" chart:style-name="ch9">
              <text:p>rate</text:p>
            </chart:title>
            <chart:grid chart:style-name="ch10" chart:class="major"/>
          </chart:axis>
          <chart:series chart:style-name="ch11" chart:values-cell-range-address="ellipsoid_rejection.B2:ellipsoid_rejection.B101" chart:label-cell-address="ellipsoid_rejection.B1:ellipsoid_rejection.B1" chart:class="chart:line">
            <chart:data-point chart:repeated="100"/>
          </chart:series>
          <chart:series chart:style-name="ch12" chart:values-cell-range-address="ellipsoid_rejection.C2:ellipsoid_rejection.C101" chart:label-cell-address="ellipsoid_rejection.C1:ellipsoid_rejection.C1" chart:class="chart:line">
            <chart:data-point chart:repeated="100"/>
          </chart:series>
          <chart:series chart:style-name="ch13" chart:values-cell-range-address="ellipsoid_rejection.D2:ellipsoid_rejection.D101" chart:label-cell-address="ellipsoid_rejection.D1:ellipsoid_rejection.D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  <draw:g>
                  <svg:desc>ellipsoid_rejection.B1:ellipsoid_rejection.B1</svg:desc>
                </draw:g>
              </table:table-cell>
              <table:table-cell office:value-type="string">
                <text:p>identification</text:p>
                <draw:g>
                  <svg:desc>ellipsoid_rejection.C1:ellipsoid_rejection.C1</svg:desc>
                </draw:g>
              </table:table-cell>
              <table:table-cell office:value-type="string">
                <text:p>rejection</text:p>
                <draw:g>
                  <svg:desc>ellipsoid_rejection.D1:ellipsoid_rejection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llipsoid_rejection.A2:ellipsoid_rejection.A101</svg:desc>
                </draw:g>
              </table:table-cell>
              <table:table-cell office:value-type="float" office:value="0.9291">
                <text:p>0.9291</text:p>
                <draw:g>
                  <svg:desc>ellipsoid_rejection.B2:ellipsoid_rejection.B101</svg:desc>
                </draw:g>
              </table:table-cell>
              <table:table-cell office:value-type="float" office:value="0.9995">
                <text:p>0.9995</text:p>
                <draw:g>
                  <svg:desc>ellipsoid_rejection.C2:ellipsoid_rejection.C101</svg:desc>
                </draw:g>
              </table:table-cell>
              <table:table-cell office:value-type="float" office:value="0.496418">
                <text:p>0.496418</text:p>
                <draw:g>
                  <svg:desc>ellipsoid_rejection.D2:ellipsoid_rejection.D10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322">
                <text:p>0.9322</text:p>
              </table:table-cell>
              <table:table-cell office:value-type="float" office:value="0.9987">
                <text:p>0.9987</text:p>
              </table:table-cell>
              <table:table-cell office:value-type="float" office:value="0.516696">
                <text:p>0.5166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36">
                <text:p>0.9336</text:p>
              </table:table-cell>
              <table:table-cell office:value-type="float" office:value="0.9977">
                <text:p>0.9977</text:p>
              </table:table-cell>
              <table:table-cell office:value-type="float" office:value="0.544745">
                <text:p>0.5447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49">
                <text:p>0.9349</text:p>
              </table:table-cell>
              <table:table-cell office:value-type="float" office:value="0.997">
                <text:p>0.997</text:p>
              </table:table-cell>
              <table:table-cell office:value-type="float" office:value="0.566766">
                <text:p>0.5667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67">
                <text:p>0.9367</text:p>
              </table:table-cell>
              <table:table-cell office:value-type="float" office:value="0.9968">
                <text:p>0.9968</text:p>
              </table:table-cell>
              <table:table-cell office:value-type="float" office:value="0.578706">
                <text:p>0.5787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347">
                <text:p>0.9347</text:p>
              </table:table-cell>
              <table:table-cell office:value-type="float" office:value="0.9965">
                <text:p>0.9965</text:p>
              </table:table-cell>
              <table:table-cell office:value-type="float" office:value="0.59762">
                <text:p>0.597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57">
                <text:p>0.9357</text:p>
              </table:table-cell>
              <table:table-cell office:value-type="float" office:value="0.9953">
                <text:p>0.9953</text:p>
              </table:table-cell>
              <table:table-cell office:value-type="float" office:value="0.617064">
                <text:p>0.6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67">
                <text:p>0.9367</text:p>
              </table:table-cell>
              <table:table-cell office:value-type="float" office:value="0.9942">
                <text:p>0.9942</text:p>
              </table:table-cell>
              <table:table-cell office:value-type="float" office:value="0.636395">
                <text:p>0.6363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378">
                <text:p>0.9378</text:p>
              </table:table-cell>
              <table:table-cell office:value-type="float" office:value="0.9925">
                <text:p>0.9925</text:p>
              </table:table-cell>
              <table:table-cell office:value-type="float" office:value="0.670924">
                <text:p>0.6709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96">
                <text:p>0.9396</text:p>
              </table:table-cell>
              <table:table-cell office:value-type="float" office:value="0.9906">
                <text:p>0.9906</text:p>
              </table:table-cell>
              <table:table-cell office:value-type="float" office:value="0.690255">
                <text:p>0.6902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377">
                <text:p>0.9377</text:p>
              </table:table-cell>
              <table:table-cell office:value-type="float" office:value="0.9887">
                <text:p>0.9887</text:p>
              </table:table-cell>
              <table:table-cell office:value-type="float" office:value="0.700451">
                <text:p>0.70045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359">
                <text:p>0.9359</text:p>
              </table:table-cell>
              <table:table-cell office:value-type="float" office:value="0.9871">
                <text:p>0.9871</text:p>
              </table:table-cell>
              <table:table-cell office:value-type="float" office:value="0.713831">
                <text:p>0.7138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341">
                <text:p>0.9341</text:p>
              </table:table-cell>
              <table:table-cell office:value-type="float" office:value="0.986">
                <text:p>0.986</text:p>
              </table:table-cell>
              <table:table-cell office:value-type="float" office:value="0.725088">
                <text:p>0.7250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359">
                <text:p>0.9359</text:p>
              </table:table-cell>
              <table:table-cell office:value-type="float" office:value="0.9847">
                <text:p>0.9847</text:p>
              </table:table-cell>
              <table:table-cell office:value-type="float" office:value="0.734716">
                <text:p>0.7347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38">
                <text:p>0.9338</text:p>
              </table:table-cell>
              <table:table-cell office:value-type="float" office:value="0.9836">
                <text:p>0.9836</text:p>
              </table:table-cell>
              <table:table-cell office:value-type="float" office:value="0.735739">
                <text:p>0.7357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335">
                <text:p>0.9335</text:p>
              </table:table-cell>
              <table:table-cell office:value-type="float" office:value="0.9822">
                <text:p>0.9822</text:p>
              </table:table-cell>
              <table:table-cell office:value-type="float" office:value="0.75416">
                <text:p>0.754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321">
                <text:p>0.9321</text:p>
              </table:table-cell>
              <table:table-cell office:value-type="float" office:value="0.9811">
                <text:p>0.9811</text:p>
              </table:table-cell>
              <table:table-cell office:value-type="float" office:value="0.762233">
                <text:p>0.7622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306">
                <text:p>0.9306</text:p>
              </table:table-cell>
              <table:table-cell office:value-type="float" office:value="0.9793">
                <text:p>0.9793</text:p>
              </table:table-cell>
              <table:table-cell office:value-type="float" office:value="0.772353">
                <text:p>0.7723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279">
                <text:p>0.9279</text:p>
              </table:table-cell>
              <table:table-cell office:value-type="float" office:value="0.9778">
                <text:p>0.9778</text:p>
              </table:table-cell>
              <table:table-cell office:value-type="float" office:value="0.785582">
                <text:p>0.7855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266">
                <text:p>0.9266</text:p>
              </table:table-cell>
              <table:table-cell office:value-type="float" office:value="0.9767">
                <text:p>0.9767</text:p>
              </table:table-cell>
              <table:table-cell office:value-type="float" office:value="0.790547">
                <text:p>0.7905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63">
                <text:p>0.9263</text:p>
              </table:table-cell>
              <table:table-cell office:value-type="float" office:value="0.976">
                <text:p>0.976</text:p>
              </table:table-cell>
              <table:table-cell office:value-type="float" office:value="0.793845">
                <text:p>0.79384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236">
                <text:p>0.9236</text:p>
              </table:table-cell>
              <table:table-cell office:value-type="float" office:value="0.9741">
                <text:p>0.9741</text:p>
              </table:table-cell>
              <table:table-cell office:value-type="float" office:value="0.804344">
                <text:p>0.8043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215">
                <text:p>0.9215</text:p>
              </table:table-cell>
              <table:table-cell office:value-type="float" office:value="0.9716">
                <text:p>0.9716</text:p>
              </table:table-cell>
              <table:table-cell office:value-type="float" office:value="0.811204">
                <text:p>0.81120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194">
                <text:p>0.9194</text:p>
              </table:table-cell>
              <table:table-cell office:value-type="float" office:value="0.9702">
                <text:p>0.9702</text:p>
              </table:table-cell>
              <table:table-cell office:value-type="float" office:value="0.8167">
                <text:p>0.81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142">
                <text:p>0.9142</text:p>
              </table:table-cell>
              <table:table-cell office:value-type="float" office:value="0.9662">
                <text:p>0.9662</text:p>
              </table:table-cell>
              <table:table-cell office:value-type="float" office:value="0.82538">
                <text:p>0.825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166">
                <text:p>0.9166</text:p>
              </table:table-cell>
              <table:table-cell office:value-type="float" office:value="0.9648">
                <text:p>0.9648</text:p>
              </table:table-cell>
              <table:table-cell office:value-type="float" office:value="0.835045">
                <text:p>0.83504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147">
                <text:p>0.9147</text:p>
              </table:table-cell>
              <table:table-cell office:value-type="float" office:value="0.9627">
                <text:p>0.9627</text:p>
              </table:table-cell>
              <table:table-cell office:value-type="float" office:value="0.841186">
                <text:p>0.84118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122">
                <text:p>0.9122</text:p>
              </table:table-cell>
              <table:table-cell office:value-type="float" office:value="0.962">
                <text:p>0.962</text:p>
              </table:table-cell>
              <table:table-cell office:value-type="float" office:value="0.845886">
                <text:p>0.8458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091">
                <text:p>0.9091</text:p>
              </table:table-cell>
              <table:table-cell office:value-type="float" office:value="0.9592">
                <text:p>0.9592</text:p>
              </table:table-cell>
              <table:table-cell office:value-type="float" office:value="0.850927">
                <text:p>0.85092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065">
                <text:p>0.9065</text:p>
              </table:table-cell>
              <table:table-cell office:value-type="float" office:value="0.9563">
                <text:p>0.9563</text:p>
              </table:table-cell>
              <table:table-cell office:value-type="float" office:value="0.854679">
                <text:p>0.8546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053">
                <text:p>0.9053</text:p>
              </table:table-cell>
              <table:table-cell office:value-type="float" office:value="0.9547">
                <text:p>0.9547</text:p>
              </table:table-cell>
              <table:table-cell office:value-type="float" office:value="0.859986">
                <text:p>0.85998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04">
                <text:p>0.904</text:p>
              </table:table-cell>
              <table:table-cell office:value-type="float" office:value="0.9531">
                <text:p>0.9531</text:p>
              </table:table-cell>
              <table:table-cell office:value-type="float" office:value="0.864989">
                <text:p>0.86498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983">
                <text:p>0.8983</text:p>
              </table:table-cell>
              <table:table-cell office:value-type="float" office:value="0.949">
                <text:p>0.949</text:p>
              </table:table-cell>
              <table:table-cell office:value-type="float" office:value="0.870447">
                <text:p>0.8704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978">
                <text:p>0.8978</text:p>
              </table:table-cell>
              <table:table-cell office:value-type="float" office:value="0.9467">
                <text:p>0.9467</text:p>
              </table:table-cell>
              <table:table-cell office:value-type="float" office:value="0.87799">
                <text:p>0.877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948">
                <text:p>0.8948</text:p>
              </table:table-cell>
              <table:table-cell office:value-type="float" office:value="0.9436">
                <text:p>0.9436</text:p>
              </table:table-cell>
              <table:table-cell office:value-type="float" office:value="0.880378">
                <text:p>0.88037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937">
                <text:p>0.8937</text:p>
              </table:table-cell>
              <table:table-cell office:value-type="float" office:value="0.942">
                <text:p>0.942</text:p>
              </table:table-cell>
              <table:table-cell office:value-type="float" office:value="0.884471">
                <text:p>0.88447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1">
                <text:p>0.891</text:p>
              </table:table-cell>
              <table:table-cell office:value-type="float" office:value="0.94">
                <text:p>0.94</text:p>
              </table:table-cell>
              <table:table-cell office:value-type="float" office:value="0.888944">
                <text:p>0.88894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887">
                <text:p>0.8887</text:p>
              </table:table-cell>
              <table:table-cell office:value-type="float" office:value="0.9379">
                <text:p>0.9379</text:p>
              </table:table-cell>
              <table:table-cell office:value-type="float" office:value="0.892052">
                <text:p>0.892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842">
                <text:p>0.8842</text:p>
              </table:table-cell>
              <table:table-cell office:value-type="float" office:value="0.9336">
                <text:p>0.9336</text:p>
              </table:table-cell>
              <table:table-cell office:value-type="float" office:value="0.897586">
                <text:p>0.89758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843">
                <text:p>0.8843</text:p>
              </table:table-cell>
              <table:table-cell office:value-type="float" office:value="0.9331">
                <text:p>0.9331</text:p>
              </table:table-cell>
              <table:table-cell office:value-type="float" office:value="0.900504">
                <text:p>0.9005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826">
                <text:p>0.8826</text:p>
              </table:table-cell>
              <table:table-cell office:value-type="float" office:value="0.9298">
                <text:p>0.9298</text:p>
              </table:table-cell>
              <table:table-cell office:value-type="float" office:value="0.903574">
                <text:p>0.90357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8774">
                <text:p>0.8774</text:p>
              </table:table-cell>
              <table:table-cell office:value-type="float" office:value="0.9247">
                <text:p>0.9247</text:p>
              </table:table-cell>
              <table:table-cell office:value-type="float" office:value="0.906455">
                <text:p>0.90645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741">
                <text:p>0.8741</text:p>
              </table:table-cell>
              <table:table-cell office:value-type="float" office:value="0.9216">
                <text:p>0.9216</text:p>
              </table:table-cell>
              <table:table-cell office:value-type="float" office:value="0.911003">
                <text:p>0.91100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707">
                <text:p>0.8707</text:p>
              </table:table-cell>
              <table:table-cell office:value-type="float" office:value="0.9165">
                <text:p>0.9165</text:p>
              </table:table-cell>
              <table:table-cell office:value-type="float" office:value="0.91559">
                <text:p>0.915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656">
                <text:p>0.8656</text:p>
              </table:table-cell>
              <table:table-cell office:value-type="float" office:value="0.9126">
                <text:p>0.9126</text:p>
              </table:table-cell>
              <table:table-cell office:value-type="float" office:value="0.918736">
                <text:p>0.91873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8628">
                <text:p>0.8628</text:p>
              </table:table-cell>
              <table:table-cell office:value-type="float" office:value="0.9091">
                <text:p>0.9091</text:p>
              </table:table-cell>
              <table:table-cell office:value-type="float" office:value="0.921957">
                <text:p>0.9219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599">
                <text:p>0.8599</text:p>
              </table:table-cell>
              <table:table-cell office:value-type="float" office:value="0.9058">
                <text:p>0.9058</text:p>
              </table:table-cell>
              <table:table-cell office:value-type="float" office:value="0.925861">
                <text:p>0.92586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553">
                <text:p>0.8553</text:p>
              </table:table-cell>
              <table:table-cell office:value-type="float" office:value="0.9014">
                <text:p>0.9014</text:p>
              </table:table-cell>
              <table:table-cell office:value-type="float" office:value="0.926923">
                <text:p>0.92692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493">
                <text:p>0.8493</text:p>
              </table:table-cell>
              <table:table-cell office:value-type="float" office:value="0.8972">
                <text:p>0.8972</text:p>
              </table:table-cell>
              <table:table-cell office:value-type="float" office:value="0.93022">
                <text:p>0.9302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8457">
                <text:p>0.8457</text:p>
              </table:table-cell>
              <table:table-cell office:value-type="float" office:value="0.8936">
                <text:p>0.8936</text:p>
              </table:table-cell>
              <table:table-cell office:value-type="float" office:value="0.930675">
                <text:p>0.9306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41">
                <text:p>0.841</text:p>
              </table:table-cell>
              <table:table-cell office:value-type="float" office:value="0.8884">
                <text:p>0.8884</text:p>
              </table:table-cell>
              <table:table-cell office:value-type="float" office:value="0.933177">
                <text:p>0.93317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8339">
                <text:p>0.8339</text:p>
              </table:table-cell>
              <table:table-cell office:value-type="float" office:value="0.8831">
                <text:p>0.8831</text:p>
              </table:table-cell>
              <table:table-cell office:value-type="float" office:value="0.932419">
                <text:p>0.93241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831">
                <text:p>0.831</text:p>
              </table:table-cell>
              <table:table-cell office:value-type="float" office:value="0.8803">
                <text:p>0.8803</text:p>
              </table:table-cell>
              <table:table-cell office:value-type="float" office:value="0.934731">
                <text:p>0.93473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8239">
                <text:p>0.8239</text:p>
              </table:table-cell>
              <table:table-cell office:value-type="float" office:value="0.8745">
                <text:p>0.8745</text:p>
              </table:table-cell>
              <table:table-cell office:value-type="float" office:value="0.938711">
                <text:p>0.93871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82">
                <text:p>0.82</text:p>
              </table:table-cell>
              <table:table-cell office:value-type="float" office:value="0.8694">
                <text:p>0.8694</text:p>
              </table:table-cell>
              <table:table-cell office:value-type="float" office:value="0.939355">
                <text:p>0.93935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8172">
                <text:p>0.8172</text:p>
              </table:table-cell>
              <table:table-cell office:value-type="float" office:value="0.8642">
                <text:p>0.8642</text:p>
              </table:table-cell>
              <table:table-cell office:value-type="float" office:value="0.943373">
                <text:p>0.94337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8154">
                <text:p>0.8154</text:p>
              </table:table-cell>
              <table:table-cell office:value-type="float" office:value="0.8611">
                <text:p>0.8611</text:p>
              </table:table-cell>
              <table:table-cell office:value-type="float" office:value="0.943865">
                <text:p>0.94386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8094">
                <text:p>0.8094</text:p>
              </table:table-cell>
              <table:table-cell office:value-type="float" office:value="0.8544">
                <text:p>0.8544</text:p>
              </table:table-cell>
              <table:table-cell office:value-type="float" office:value="0.947125">
                <text:p>0.94712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808">
                <text:p>0.808</text:p>
              </table:table-cell>
              <table:table-cell office:value-type="float" office:value="0.8503">
                <text:p>0.8503</text:p>
              </table:table-cell>
              <table:table-cell office:value-type="float" office:value="0.952659">
                <text:p>0.95265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802">
                <text:p>0.802</text:p>
              </table:table-cell>
              <table:table-cell office:value-type="float" office:value="0.8437">
                <text:p>0.8437</text:p>
              </table:table-cell>
              <table:table-cell office:value-type="float" office:value="0.954251">
                <text:p>0.95425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77">
                <text:p>0.7977</text:p>
              </table:table-cell>
              <table:table-cell office:value-type="float" office:value="0.8399">
                <text:p>0.8399</text:p>
              </table:table-cell>
              <table:table-cell office:value-type="float" office:value="0.958193">
                <text:p>0.95819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7952">
                <text:p>0.7952</text:p>
              </table:table-cell>
              <table:table-cell office:value-type="float" office:value="0.8341">
                <text:p>0.8341</text:p>
              </table:table-cell>
              <table:table-cell office:value-type="float" office:value="0.959747">
                <text:p>0.95974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28">
                <text:p>0.7928</text:p>
              </table:table-cell>
              <table:table-cell office:value-type="float" office:value="0.8307">
                <text:p>0.8307</text:p>
              </table:table-cell>
              <table:table-cell office:value-type="float" office:value="0.960315">
                <text:p>0.96031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862">
                <text:p>0.7862</text:p>
              </table:table-cell>
              <table:table-cell office:value-type="float" office:value="0.822">
                <text:p>0.822</text:p>
              </table:table-cell>
              <table:table-cell office:value-type="float" office:value="0.962627">
                <text:p>0.96262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795">
                <text:p>0.7795</text:p>
              </table:table-cell>
              <table:table-cell office:value-type="float" office:value="0.8149">
                <text:p>0.8149</text:p>
              </table:table-cell>
              <table:table-cell office:value-type="float" office:value="0.964636">
                <text:p>0.96463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7735">
                <text:p>0.7735</text:p>
              </table:table-cell>
              <table:table-cell office:value-type="float" office:value="0.8073">
                <text:p>0.8073</text:p>
              </table:table-cell>
              <table:table-cell office:value-type="float" office:value="0.967744">
                <text:p>0.96774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697">
                <text:p>0.7697</text:p>
              </table:table-cell>
              <table:table-cell office:value-type="float" office:value="0.8027">
                <text:p>0.8027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632">
                <text:p>0.7632</text:p>
              </table:table-cell>
              <table:table-cell office:value-type="float" office:value="0.7955">
                <text:p>0.7955</text:p>
              </table:table-cell>
              <table:table-cell office:value-type="float" office:value="0.970208">
                <text:p>0.97020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583">
                <text:p>0.7583</text:p>
              </table:table-cell>
              <table:table-cell office:value-type="float" office:value="0.7906">
                <text:p>0.7906</text:p>
              </table:table-cell>
              <table:table-cell office:value-type="float" office:value="0.970473">
                <text:p>0.97047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536">
                <text:p>0.7536</text:p>
              </table:table-cell>
              <table:table-cell office:value-type="float" office:value="0.7841">
                <text:p>0.7841</text:p>
              </table:table-cell>
              <table:table-cell office:value-type="float" office:value="0.971724">
                <text:p>0.97172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482">
                <text:p>0.7482</text:p>
              </table:table-cell>
              <table:table-cell office:value-type="float" office:value="0.7786">
                <text:p>0.7786</text:p>
              </table:table-cell>
              <table:table-cell office:value-type="float" office:value="0.972596">
                <text:p>0.97259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432">
                <text:p>0.7432</text:p>
              </table:table-cell>
              <table:table-cell office:value-type="float" office:value="0.7739">
                <text:p>0.7739</text:p>
              </table:table-cell>
              <table:table-cell office:value-type="float" office:value="0.973392">
                <text:p>0.9733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405">
                <text:p>0.7405</text:p>
              </table:table-cell>
              <table:table-cell office:value-type="float" office:value="0.7697">
                <text:p>0.7697</text:p>
              </table:table-cell>
              <table:table-cell office:value-type="float" office:value="0.974832">
                <text:p>0.97483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7354">
                <text:p>0.7354</text:p>
              </table:table-cell>
              <table:table-cell office:value-type="float" office:value="0.7651">
                <text:p>0.7651</text:p>
              </table:table-cell>
              <table:table-cell office:value-type="float" office:value="0.975552">
                <text:p>0.97555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288">
                <text:p>0.7288</text:p>
              </table:table-cell>
              <table:table-cell office:value-type="float" office:value="0.7591">
                <text:p>0.7591</text:p>
              </table:table-cell>
              <table:table-cell office:value-type="float" office:value="0.976159">
                <text:p>0.97615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7248">
                <text:p>0.7248</text:p>
              </table:table-cell>
              <table:table-cell office:value-type="float" office:value="0.7555">
                <text:p>0.7555</text:p>
              </table:table-cell>
              <table:table-cell office:value-type="float" office:value="0.977069">
                <text:p>0.97706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203">
                <text:p>0.7203</text:p>
              </table:table-cell>
              <table:table-cell office:value-type="float" office:value="0.7483">
                <text:p>0.7483</text:p>
              </table:table-cell>
              <table:table-cell office:value-type="float" office:value="0.977978">
                <text:p>0.97797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7119">
                <text:p>0.7119</text:p>
              </table:table-cell>
              <table:table-cell office:value-type="float" office:value="0.738">
                <text:p>0.738</text:p>
              </table:table-cell>
              <table:table-cell office:value-type="float" office:value="0.979153">
                <text:p>0.97915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043">
                <text:p>0.7043</text:p>
              </table:table-cell>
              <table:table-cell office:value-type="float" office:value="0.73">
                <text:p>0.73</text:p>
              </table:table-cell>
              <table:table-cell office:value-type="float" office:value="0.980063">
                <text:p>0.98006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976">
                <text:p>0.6976</text:p>
              </table:table-cell>
              <table:table-cell office:value-type="float" office:value="0.7226">
                <text:p>0.7226</text:p>
              </table:table-cell>
              <table:table-cell office:value-type="float" office:value="0.981048">
                <text:p>0.9810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9">
                <text:p>0.69</text:p>
              </table:table-cell>
              <table:table-cell office:value-type="float" office:value="0.7184">
                <text:p>0.7184</text:p>
              </table:table-cell>
              <table:table-cell office:value-type="float" office:value="0.976614">
                <text:p>0.97661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682">
                <text:p>0.682</text:p>
              </table:table-cell>
              <table:table-cell office:value-type="float" office:value="0.7098">
                <text:p>0.7098</text:p>
              </table:table-cell>
              <table:table-cell office:value-type="float" office:value="0.980404">
                <text:p>0.98040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711">
                <text:p>0.6711</text:p>
              </table:table-cell>
              <table:table-cell office:value-type="float" office:value="0.6975">
                <text:p>0.6975</text:p>
              </table:table-cell>
              <table:table-cell office:value-type="float" office:value="0.981617">
                <text:p>0.98161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661">
                <text:p>0.661</text:p>
              </table:table-cell>
              <table:table-cell office:value-type="float" office:value="0.6844">
                <text:p>0.6844</text:p>
              </table:table-cell>
              <table:table-cell office:value-type="float" office:value="0.982451">
                <text:p>0.98245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522">
                <text:p>0.6522</text:p>
              </table:table-cell>
              <table:table-cell office:value-type="float" office:value="0.6748">
                <text:p>0.6748</text:p>
              </table:table-cell>
              <table:table-cell office:value-type="float" office:value="0.984952">
                <text:p>0.98495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6423">
                <text:p>0.6423</text:p>
              </table:table-cell>
              <table:table-cell office:value-type="float" office:value="0.663">
                <text:p>0.663</text:p>
              </table:table-cell>
              <table:table-cell office:value-type="float" office:value="0.986544">
                <text:p>0.98654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627">
                <text:p>0.627</text:p>
              </table:table-cell>
              <table:table-cell office:value-type="float" office:value="0.6468">
                <text:p>0.6468</text:p>
              </table:table-cell>
              <table:table-cell office:value-type="float" office:value="0.987947">
                <text:p>0.98794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6176">
                <text:p>0.6176</text:p>
              </table:table-cell>
              <table:table-cell office:value-type="float" office:value="0.6353">
                <text:p>0.6353</text:p>
              </table:table-cell>
              <table:table-cell office:value-type="float" office:value="0.988477">
                <text:p>0.98847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6063">
                <text:p>0.6063</text:p>
              </table:table-cell>
              <table:table-cell office:value-type="float" office:value="0.6244">
                <text:p>0.6244</text:p>
              </table:table-cell>
              <table:table-cell office:value-type="float" office:value="0.988705">
                <text:p>0.98870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5961">
                <text:p>0.5961</text:p>
              </table:table-cell>
              <table:table-cell office:value-type="float" office:value="0.6127">
                <text:p>0.6127</text:p>
              </table:table-cell>
              <table:table-cell office:value-type="float" office:value="0.989425">
                <text:p>0.9894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5849">
                <text:p>0.5849</text:p>
              </table:table-cell>
              <table:table-cell office:value-type="float" office:value="0.6011">
                <text:p>0.6011</text:p>
              </table:table-cell>
              <table:table-cell office:value-type="float" office:value="0.991169">
                <text:p>0.991169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5736">
                <text:p>0.5736</text:p>
              </table:table-cell>
              <table:table-cell office:value-type="float" office:value="0.5884">
                <text:p>0.5884</text:p>
              </table:table-cell>
              <table:table-cell office:value-type="float" office:value="0.991396">
                <text:p>0.99139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5624">
                <text:p>0.5624</text:p>
              </table:table-cell>
              <table:table-cell office:value-type="float" office:value="0.576">
                <text:p>0.576</text:p>
              </table:table-cell>
              <table:table-cell office:value-type="float" office:value="0.992192">
                <text:p>0.99219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5487">
                <text:p>0.5487</text:p>
              </table:table-cell>
              <table:table-cell office:value-type="float" office:value="0.5604">
                <text:p>0.5604</text:p>
              </table:table-cell>
              <table:table-cell office:value-type="float" office:value="0.992571">
                <text:p>0.99257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5487">
                <text:p>0.5487</text:p>
              </table:table-cell>
              <table:table-cell office:value-type="float" office:value="0.56">
                <text:p>0.56</text:p>
              </table:table-cell>
              <table:table-cell office:value-type="float" office:value="0.993177">
                <text:p>0.99317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5487">
                <text:p>0.5487</text:p>
              </table:table-cell>
              <table:table-cell office:value-type="float" office:value="0.5487">
                <text:p>0.5487</text:p>
              </table:table-cell>
              <table:table-cell office:value-type="float" office:value="0.993443">
                <text:p>0.99344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54">
                <text:p>0.54</text:p>
              </table:table-cell>
              <table:table-cell office:value-type="float" office:value="0.55">
                <text:p>0.55</text:p>
              </table:table-cell>
              <table:table-cell office:value-type="float" office:value="0.993708">
                <text:p>0.99370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54">
                <text:p>0.54</text:p>
              </table:table-cell>
              <table:table-cell office:value-type="float" office:value="0.55">
                <text:p>0.55</text:p>
              </table:table-cell>
              <table:table-cell office:value-type="float" office:value="0.994163">
                <text:p>0.99416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53">
                <text:p>0.53</text:p>
              </table:table-cell>
              <table:table-cell office:value-type="float" office:value="0.54">
                <text:p>0.54</text:p>
              </table:table-cell>
              <table:table-cell office:value-type="float" office:value="0.993708">
                <text:p>0.99370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53">
                <text:p>0.53</text:p>
              </table:table-cell>
              <table:table-cell office:value-type="float" office:value="0.54">
                <text:p>0.54</text:p>
              </table:table-cell>
              <table:table-cell office:value-type="float" office:value="0.994163">
                <text:p>0.994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21cm" svg:height="14.749cm" xlink:href=".." xlink:type="simple" chart:class="chart:line" chart:style-name="ch1">
        <chart:title svg:x="10.923cm" svg:y="0.43cm" chart:style-name="ch2">
          <text:p>Shrinking Rectangles</text:p>
        </chart:title>
        <chart:subtitle svg:x="11.571cm" svg:y="1.529cm" chart:style-name="ch3">
          <text:p>element rejection</text:p>
        </chart:subtitle>
        <chart:legend chart:legend-position="end" svg:x="22.866cm" svg:y="6.577cm" style:legend-expansion="high" chart:style-name="ch4"/>
        <chart:plot-area chart:style-name="ch5" table:cell-range-address="rectangle_rejection.A1:rectangle_rejection.D101" chart:data-source-has-labels="both" svg:x="1.535cm" svg:y="2.532cm" svg:width="20.807cm" svg:height="10.942cm">
          <chartooo:coordinate-region svg:x="2.447cm" svg:y="2.532cm" svg:width="19.754cm" svg:height="9.483cm"/>
          <chart:axis chart:dimension="x" chart:name="primary-x" chart:style-name="ch6" chartooo:axis-type="auto">
            <chartooo:date-scale/>
            <chart:title svg:x="10.598cm" svg:y="13.768cm" chart:style-name="ch7">
              <text:p>elements rejected</text:p>
            </chart:title>
            <chart:categories table:cell-range-address="rectangle_rejection.A2:rectangle_rejection.A101"/>
          </chart:axis>
          <chart:axis chart:dimension="y" chart:name="primary-y" chart:style-name="ch8">
            <chart:title svg:x="0.451cm" svg:y="8.338cm" chart:style-name="ch9">
              <text:p>rate</text:p>
            </chart:title>
            <chart:grid chart:style-name="ch10" chart:class="major"/>
          </chart:axis>
          <chart:series chart:style-name="ch11" chart:values-cell-range-address="rectangle_rejection.B2:rectangle_rejection.B101" chart:label-cell-address="rectangle_rejection.B1:rectangle_rejection.B1" chart:class="chart:line">
            <chart:data-point chart:repeated="100"/>
          </chart:series>
          <chart:series chart:style-name="ch12" chart:values-cell-range-address="rectangle_rejection.C2:rectangle_rejection.C101" chart:label-cell-address="rectangle_rejection.C1:rectangle_rejection.C1" chart:class="chart:line">
            <chart:data-point chart:repeated="100"/>
          </chart:series>
          <chart:series chart:style-name="ch13" chart:values-cell-range-address="rectangle_rejection.D2:rectangle_rejection.D101" chart:label-cell-address="rectangle_rejection.D1:rectangle_rejection.D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ication</text:p>
                <draw:g>
                  <svg:desc>rectangle_rejection.B1:rectangle_rejection.B1</svg:desc>
                </draw:g>
              </table:table-cell>
              <table:table-cell office:value-type="string">
                <text:p>identification</text:p>
                <draw:g>
                  <svg:desc>rectangle_rejection.C1:rectangle_rejection.C1</svg:desc>
                </draw:g>
              </table:table-cell>
              <table:table-cell office:value-type="string">
                <text:p>rejection</text:p>
                <draw:g>
                  <svg:desc>rectangle_rejection.D1:rectangle_rejection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ctangle_rejection.A2:rectangle_rejection.A101</svg:desc>
                </draw:g>
              </table:table-cell>
              <table:table-cell office:value-type="float" office:value="0.41">
                <text:p>0.41</text:p>
                <draw:g>
                  <svg:desc>rectangle_rejection.B2:rectangle_rejection.B101</svg:desc>
                </draw:g>
              </table:table-cell>
              <table:table-cell office:value-type="float" office:value="0.9847">
                <text:p>0.9847</text:p>
                <draw:g>
                  <svg:desc>rectangle_rejection.C2:rectangle_rejection.C101</svg:desc>
                </draw:g>
              </table:table-cell>
              <table:table-cell office:value-type="float" office:value="0.622825">
                <text:p>0.622825</text:p>
                <draw:g>
                  <svg:desc>rectangle_rejection.D2:rectangle_rejection.D10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0.9757">
                <text:p>0.9757</text:p>
              </table:table-cell>
              <table:table-cell office:value-type="float" office:value="0.645226">
                <text:p>0.6452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974">
                <text:p>0.974</text:p>
              </table:table-cell>
              <table:table-cell office:value-type="float" office:value="0.658113">
                <text:p>0.6581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">
                <text:p>0.43</text:p>
              </table:table-cell>
              <table:table-cell office:value-type="float" office:value="0.9723">
                <text:p>0.9723</text:p>
              </table:table-cell>
              <table:table-cell office:value-type="float" office:value="0.668537">
                <text:p>0.6685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0.938">
                <text:p>0.938</text:p>
              </table:table-cell>
              <table:table-cell office:value-type="float" office:value="0.67642">
                <text:p>0.676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6">
                <text:p>0.46</text:p>
              </table:table-cell>
              <table:table-cell office:value-type="float" office:value="0.9362">
                <text:p>0.9362</text:p>
              </table:table-cell>
              <table:table-cell office:value-type="float" office:value="0.682295">
                <text:p>0.6822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">
                <text:p>0.47</text:p>
              </table:table-cell>
              <table:table-cell office:value-type="float" office:value="0.942">
                <text:p>0.942</text:p>
              </table:table-cell>
              <table:table-cell office:value-type="float" office:value="0.68673">
                <text:p>0.686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1">
                <text:p>0.51</text:p>
              </table:table-cell>
              <table:table-cell office:value-type="float" office:value="0.9418">
                <text:p>0.9418</text:p>
              </table:table-cell>
              <table:table-cell office:value-type="float" office:value="0.688398">
                <text:p>0.6883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1">
                <text:p>0.51</text:p>
              </table:table-cell>
              <table:table-cell office:value-type="float" office:value="0.9253">
                <text:p>0.9253</text:p>
              </table:table-cell>
              <table:table-cell office:value-type="float" office:value="0.697191">
                <text:p>0.6971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2">
                <text:p>0.52</text:p>
              </table:table-cell>
              <table:table-cell office:value-type="float" office:value="0.9247">
                <text:p>0.9247</text:p>
              </table:table-cell>
              <table:table-cell office:value-type="float" office:value="0.700299">
                <text:p>0.7002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331">
                <text:p>0.6331</text:p>
              </table:table-cell>
              <table:table-cell office:value-type="float" office:value="0.9237">
                <text:p>0.9237</text:p>
              </table:table-cell>
              <table:table-cell office:value-type="float" office:value="0.702081">
                <text:p>0.7020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329">
                <text:p>0.6329</text:p>
              </table:table-cell>
              <table:table-cell office:value-type="float" office:value="0.922">
                <text:p>0.922</text:p>
              </table:table-cell>
              <table:table-cell office:value-type="float" office:value="0.706667">
                <text:p>0.70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05">
                <text:p>0.6605</text:p>
              </table:table-cell>
              <table:table-cell office:value-type="float" office:value="0.9168">
                <text:p>0.9168</text:p>
              </table:table-cell>
              <table:table-cell office:value-type="float" office:value="0.712618">
                <text:p>0.7126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603">
                <text:p>0.6603</text:p>
              </table:table-cell>
              <table:table-cell office:value-type="float" office:value="0.9159">
                <text:p>0.9159</text:p>
              </table:table-cell>
              <table:table-cell office:value-type="float" office:value="0.714324">
                <text:p>0.7143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625">
                <text:p>0.6625</text:p>
              </table:table-cell>
              <table:table-cell office:value-type="float" office:value="0.9145">
                <text:p>0.9145</text:p>
              </table:table-cell>
              <table:table-cell office:value-type="float" office:value="0.717849">
                <text:p>0.71784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644">
                <text:p>0.6644</text:p>
              </table:table-cell>
              <table:table-cell office:value-type="float" office:value="0.8966">
                <text:p>0.8966</text:p>
              </table:table-cell>
              <table:table-cell office:value-type="float" office:value="0.720616">
                <text:p>0.7206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691">
                <text:p>0.6691</text:p>
              </table:table-cell>
              <table:table-cell office:value-type="float" office:value="0.8957">
                <text:p>0.8957</text:p>
              </table:table-cell>
              <table:table-cell office:value-type="float" office:value="0.724292">
                <text:p>0.72429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723">
                <text:p>0.6723</text:p>
              </table:table-cell>
              <table:table-cell office:value-type="float" office:value="0.8951">
                <text:p>0.8951</text:p>
              </table:table-cell>
              <table:table-cell office:value-type="float" office:value="0.727097">
                <text:p>0.7270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24">
                <text:p>0.6724</text:p>
              </table:table-cell>
              <table:table-cell office:value-type="float" office:value="0.893">
                <text:p>0.893</text:p>
              </table:table-cell>
              <table:table-cell office:value-type="float" office:value="0.729599">
                <text:p>0.7295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33">
                <text:p>0.6733</text:p>
              </table:table-cell>
              <table:table-cell office:value-type="float" office:value="0.8923">
                <text:p>0.8923</text:p>
              </table:table-cell>
              <table:table-cell office:value-type="float" office:value="0.730698">
                <text:p>0.7306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03">
                <text:p>0.6703</text:p>
              </table:table-cell>
              <table:table-cell office:value-type="float" office:value="0.8889">
                <text:p>0.8889</text:p>
              </table:table-cell>
              <table:table-cell office:value-type="float" office:value="0.733616">
                <text:p>0.7336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708">
                <text:p>0.6708</text:p>
              </table:table-cell>
              <table:table-cell office:value-type="float" office:value="0.8885">
                <text:p>0.8885</text:p>
              </table:table-cell>
              <table:table-cell office:value-type="float" office:value="0.736687">
                <text:p>0.7366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704">
                <text:p>0.6704</text:p>
              </table:table-cell>
              <table:table-cell office:value-type="float" office:value="0.8873">
                <text:p>0.8873</text:p>
              </table:table-cell>
              <table:table-cell office:value-type="float" office:value="0.744305">
                <text:p>0.7443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703">
                <text:p>0.6703</text:p>
              </table:table-cell>
              <table:table-cell office:value-type="float" office:value="0.8842">
                <text:p>0.8842</text:p>
              </table:table-cell>
              <table:table-cell office:value-type="float" office:value="0.745897">
                <text:p>0.7458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91">
                <text:p>0.6991</text:p>
              </table:table-cell>
              <table:table-cell office:value-type="float" office:value="0.9156">
                <text:p>0.9156</text:p>
              </table:table-cell>
              <table:table-cell office:value-type="float" office:value="0.746731">
                <text:p>0.7467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05">
                <text:p>0.7005</text:p>
              </table:table-cell>
              <table:table-cell office:value-type="float" office:value="0.9135">
                <text:p>0.9135</text:p>
              </table:table-cell>
              <table:table-cell office:value-type="float" office:value="0.753212">
                <text:p>0.75321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047">
                <text:p>0.7047</text:p>
              </table:table-cell>
              <table:table-cell office:value-type="float" office:value="0.9123">
                <text:p>0.9123</text:p>
              </table:table-cell>
              <table:table-cell office:value-type="float" office:value="0.756548">
                <text:p>0.7565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41">
                <text:p>0.7041</text:p>
              </table:table-cell>
              <table:table-cell office:value-type="float" office:value="0.9109">
                <text:p>0.9109</text:p>
              </table:table-cell>
              <table:table-cell office:value-type="float" office:value="0.764545">
                <text:p>0.7645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037">
                <text:p>0.7037</text:p>
              </table:table-cell>
              <table:table-cell office:value-type="float" office:value="0.9095">
                <text:p>0.9095</text:p>
              </table:table-cell>
              <table:table-cell office:value-type="float" office:value="0.76807">
                <text:p>0.7680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032">
                <text:p>0.7032</text:p>
              </table:table-cell>
              <table:table-cell office:value-type="float" office:value="0.9092">
                <text:p>0.9092</text:p>
              </table:table-cell>
              <table:table-cell office:value-type="float" office:value="0.77042">
                <text:p>0.7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029">
                <text:p>0.7029</text:p>
              </table:table-cell>
              <table:table-cell office:value-type="float" office:value="0.9066">
                <text:p>0.9066</text:p>
              </table:table-cell>
              <table:table-cell office:value-type="float" office:value="0.775916">
                <text:p>0.77591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018">
                <text:p>0.7018</text:p>
              </table:table-cell>
              <table:table-cell office:value-type="float" office:value="0.9">
                <text:p>0.9</text:p>
              </table:table-cell>
              <table:table-cell office:value-type="float" office:value="0.782853">
                <text:p>0.7828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015">
                <text:p>0.7015</text:p>
              </table:table-cell>
              <table:table-cell office:value-type="float" office:value="0.8995">
                <text:p>0.8995</text:p>
              </table:table-cell>
              <table:table-cell office:value-type="float" office:value="0.785203">
                <text:p>0.78520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02">
                <text:p>0.702</text:p>
              </table:table-cell>
              <table:table-cell office:value-type="float" office:value="0.898">
                <text:p>0.898</text:p>
              </table:table-cell>
              <table:table-cell office:value-type="float" office:value="0.788273">
                <text:p>0.78827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014">
                <text:p>0.7014</text:p>
              </table:table-cell>
              <table:table-cell office:value-type="float" office:value="0.8966">
                <text:p>0.8966</text:p>
              </table:table-cell>
              <table:table-cell office:value-type="float" office:value="0.790888">
                <text:p>0.79088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43">
                <text:p>0.7043</text:p>
              </table:table-cell>
              <table:table-cell office:value-type="float" office:value="0.8958">
                <text:p>0.8958</text:p>
              </table:table-cell>
              <table:table-cell office:value-type="float" office:value="0.791722">
                <text:p>0.79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026">
                <text:p>0.7026</text:p>
              </table:table-cell>
              <table:table-cell office:value-type="float" office:value="0.8933">
                <text:p>0.8933</text:p>
              </table:table-cell>
              <table:table-cell office:value-type="float" office:value="0.793049">
                <text:p>0.79304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016">
                <text:p>0.7016</text:p>
              </table:table-cell>
              <table:table-cell office:value-type="float" office:value="0.8925">
                <text:p>0.8925</text:p>
              </table:table-cell>
              <table:table-cell office:value-type="float" office:value="0.795133">
                <text:p>0.7951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994">
                <text:p>0.6994</text:p>
              </table:table-cell>
              <table:table-cell office:value-type="float" office:value="0.8903">
                <text:p>0.8903</text:p>
              </table:table-cell>
              <table:table-cell office:value-type="float" office:value="0.796422">
                <text:p>0.79642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887">
                <text:p>0.6887</text:p>
              </table:table-cell>
              <table:table-cell office:value-type="float" office:value="0.8782">
                <text:p>0.8782</text:p>
              </table:table-cell>
              <table:table-cell office:value-type="float" office:value="0.800478">
                <text:p>0.8004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839">
                <text:p>0.6839</text:p>
              </table:table-cell>
              <table:table-cell office:value-type="float" office:value="0.8703">
                <text:p>0.8703</text:p>
              </table:table-cell>
              <table:table-cell office:value-type="float" office:value="0.805746">
                <text:p>0.80574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826">
                <text:p>0.6826</text:p>
              </table:table-cell>
              <table:table-cell office:value-type="float" office:value="0.8681">
                <text:p>0.8681</text:p>
              </table:table-cell>
              <table:table-cell office:value-type="float" office:value="0.806997">
                <text:p>0.80699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818">
                <text:p>0.6818</text:p>
              </table:table-cell>
              <table:table-cell office:value-type="float" office:value="0.8654">
                <text:p>0.8654</text:p>
              </table:table-cell>
              <table:table-cell office:value-type="float" office:value="0.807945">
                <text:p>0.80794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811">
                <text:p>0.6811</text:p>
              </table:table-cell>
              <table:table-cell office:value-type="float" office:value="0.8621">
                <text:p>0.8621</text:p>
              </table:table-cell>
              <table:table-cell office:value-type="float" office:value="0.811697">
                <text:p>0.8116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811">
                <text:p>0.6811</text:p>
              </table:table-cell>
              <table:table-cell office:value-type="float" office:value="0.8621">
                <text:p>0.8621</text:p>
              </table:table-cell>
              <table:table-cell office:value-type="float" office:value="0.811697">
                <text:p>0.81169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806">
                <text:p>0.6806</text:p>
              </table:table-cell>
              <table:table-cell office:value-type="float" office:value="0.8616">
                <text:p>0.8616</text:p>
              </table:table-cell>
              <table:table-cell office:value-type="float" office:value="0.811849">
                <text:p>0.81184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904">
                <text:p>0.6904</text:p>
              </table:table-cell>
              <table:table-cell office:value-type="float" office:value="0.8548">
                <text:p>0.8548</text:p>
              </table:table-cell>
              <table:table-cell office:value-type="float" office:value="0.816662">
                <text:p>0.81666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895">
                <text:p>0.6895</text:p>
              </table:table-cell>
              <table:table-cell office:value-type="float" office:value="0.8538">
                <text:p>0.8538</text:p>
              </table:table-cell>
              <table:table-cell office:value-type="float" office:value="0.81689">
                <text:p>0.8168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89">
                <text:p>0.689</text:p>
              </table:table-cell>
              <table:table-cell office:value-type="float" office:value="0.8531">
                <text:p>0.8531</text:p>
              </table:table-cell>
              <table:table-cell office:value-type="float" office:value="0.817003">
                <text:p>0.81700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878">
                <text:p>0.6878</text:p>
              </table:table-cell>
              <table:table-cell office:value-type="float" office:value="0.8511">
                <text:p>0.8511</text:p>
              </table:table-cell>
              <table:table-cell office:value-type="float" office:value="0.821059">
                <text:p>0.8210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87">
                <text:p>0.6887</text:p>
              </table:table-cell>
              <table:table-cell office:value-type="float" office:value="0.8499">
                <text:p>0.8499</text:p>
              </table:table-cell>
              <table:table-cell office:value-type="float" office:value="0.828867">
                <text:p>0.82886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881">
                <text:p>0.6881</text:p>
              </table:table-cell>
              <table:table-cell office:value-type="float" office:value="0.8485">
                <text:p>0.8485</text:p>
              </table:table-cell>
              <table:table-cell office:value-type="float" office:value="0.830004">
                <text:p>0.8300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878">
                <text:p>0.6878</text:p>
              </table:table-cell>
              <table:table-cell office:value-type="float" office:value="0.8483">
                <text:p>0.8483</text:p>
              </table:table-cell>
              <table:table-cell office:value-type="float" office:value="0.83315">
                <text:p>0.8331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886">
                <text:p>0.6886</text:p>
              </table:table-cell>
              <table:table-cell office:value-type="float" office:value="0.8491">
                <text:p>0.8491</text:p>
              </table:table-cell>
              <table:table-cell office:value-type="float" office:value="0.833491">
                <text:p>0.8334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859">
                <text:p>0.6859</text:p>
              </table:table-cell>
              <table:table-cell office:value-type="float" office:value="0.8442">
                <text:p>0.8442</text:p>
              </table:table-cell>
              <table:table-cell office:value-type="float" office:value="0.835462">
                <text:p>0.8354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856">
                <text:p>0.6856</text:p>
              </table:table-cell>
              <table:table-cell office:value-type="float" office:value="0.8422">
                <text:p>0.8422</text:p>
              </table:table-cell>
              <table:table-cell office:value-type="float" office:value="0.835955">
                <text:p>0.83595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848">
                <text:p>0.6848</text:p>
              </table:table-cell>
              <table:table-cell office:value-type="float" office:value="0.8409">
                <text:p>0.8409</text:p>
              </table:table-cell>
              <table:table-cell office:value-type="float" office:value="0.83694">
                <text:p>0.8369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85">
                <text:p>0.685</text:p>
              </table:table-cell>
              <table:table-cell office:value-type="float" office:value="0.8402">
                <text:p>0.8402</text:p>
              </table:table-cell>
              <table:table-cell office:value-type="float" office:value="0.838267">
                <text:p>0.8382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839">
                <text:p>0.6839</text:p>
              </table:table-cell>
              <table:table-cell office:value-type="float" office:value="0.838">
                <text:p>0.838</text:p>
              </table:table-cell>
              <table:table-cell office:value-type="float" office:value="0.839328">
                <text:p>0.83932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099">
                <text:p>0.7099</text:p>
              </table:table-cell>
              <table:table-cell office:value-type="float" office:value="0.8334">
                <text:p>0.8334</text:p>
              </table:table-cell>
              <table:table-cell office:value-type="float" office:value="0.842664">
                <text:p>0.8426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117">
                <text:p>0.7117</text:p>
              </table:table-cell>
              <table:table-cell office:value-type="float" office:value="0.8297">
                <text:p>0.8297</text:p>
              </table:table-cell>
              <table:table-cell office:value-type="float" office:value="0.845014">
                <text:p>0.84501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7098">
                <text:p>0.7098</text:p>
              </table:table-cell>
              <table:table-cell office:value-type="float" office:value="0.8293">
                <text:p>0.8293</text:p>
              </table:table-cell>
              <table:table-cell office:value-type="float" office:value="0.845924">
                <text:p>0.8459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09">
                <text:p>0.709</text:p>
              </table:table-cell>
              <table:table-cell office:value-type="float" office:value="0.828">
                <text:p>0.828</text:p>
              </table:table-cell>
              <table:table-cell office:value-type="float" office:value="0.850358">
                <text:p>0.85035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159">
                <text:p>0.7159</text:p>
              </table:table-cell>
              <table:table-cell office:value-type="float" office:value="0.8248">
                <text:p>0.8248</text:p>
              </table:table-cell>
              <table:table-cell office:value-type="float" office:value="0.852822">
                <text:p>0.8528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137">
                <text:p>0.7137</text:p>
              </table:table-cell>
              <table:table-cell office:value-type="float" office:value="0.8224">
                <text:p>0.8224</text:p>
              </table:table-cell>
              <table:table-cell office:value-type="float" office:value="0.854111">
                <text:p>0.85411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7203">
                <text:p>0.7203</text:p>
              </table:table-cell>
              <table:table-cell office:value-type="float" office:value="0.8216">
                <text:p>0.8216</text:p>
              </table:table-cell>
              <table:table-cell office:value-type="float" office:value="0.855665">
                <text:p>0.85566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371">
                <text:p>0.7371</text:p>
              </table:table-cell>
              <table:table-cell office:value-type="float" office:value="0.8166">
                <text:p>0.8166</text:p>
              </table:table-cell>
              <table:table-cell office:value-type="float" office:value="0.859758">
                <text:p>0.85975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361">
                <text:p>0.7361</text:p>
              </table:table-cell>
              <table:table-cell office:value-type="float" office:value="0.8136">
                <text:p>0.8136</text:p>
              </table:table-cell>
              <table:table-cell office:value-type="float" office:value="0.863738">
                <text:p>0.86373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155">
                <text:p>0.7155</text:p>
              </table:table-cell>
              <table:table-cell office:value-type="float" office:value="0.7896">
                <text:p>0.7896</text:p>
              </table:table-cell>
              <table:table-cell office:value-type="float" office:value="0.865633">
                <text:p>0.86563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144">
                <text:p>0.7144</text:p>
              </table:table-cell>
              <table:table-cell office:value-type="float" office:value="0.7863">
                <text:p>0.7863</text:p>
              </table:table-cell>
              <table:table-cell office:value-type="float" office:value="0.866467">
                <text:p>0.8664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139">
                <text:p>0.7139</text:p>
              </table:table-cell>
              <table:table-cell office:value-type="float" office:value="0.7837">
                <text:p>0.7837</text:p>
              </table:table-cell>
              <table:table-cell office:value-type="float" office:value="0.868931">
                <text:p>0.86893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122">
                <text:p>0.7122</text:p>
              </table:table-cell>
              <table:table-cell office:value-type="float" office:value="0.7801">
                <text:p>0.7801</text:p>
              </table:table-cell>
              <table:table-cell office:value-type="float" office:value="0.868931">
                <text:p>0.86893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13">
                <text:p>0.713</text:p>
              </table:table-cell>
              <table:table-cell office:value-type="float" office:value="0.7768">
                <text:p>0.7768</text:p>
              </table:table-cell>
              <table:table-cell office:value-type="float" office:value="0.870902">
                <text:p>0.87090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7132">
                <text:p>0.7132</text:p>
              </table:table-cell>
              <table:table-cell office:value-type="float" office:value="0.7748">
                <text:p>0.7748</text:p>
              </table:table-cell>
              <table:table-cell office:value-type="float" office:value="0.872115">
                <text:p>0.87211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113">
                <text:p>0.7113</text:p>
              </table:table-cell>
              <table:table-cell office:value-type="float" office:value="0.7729">
                <text:p>0.7729</text:p>
              </table:table-cell>
              <table:table-cell office:value-type="float" office:value="0.872835">
                <text:p>0.87283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7049">
                <text:p>0.7049</text:p>
              </table:table-cell>
              <table:table-cell office:value-type="float" office:value="0.7613">
                <text:p>0.7613</text:p>
              </table:table-cell>
              <table:table-cell office:value-type="float" office:value="0.880529">
                <text:p>0.88052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963">
                <text:p>0.6963</text:p>
              </table:table-cell>
              <table:table-cell office:value-type="float" office:value="0.7479">
                <text:p>0.7479</text:p>
              </table:table-cell>
              <table:table-cell office:value-type="float" office:value="0.886404">
                <text:p>0.88640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705">
                <text:p>0.705</text:p>
              </table:table-cell>
              <table:table-cell office:value-type="float" office:value="0.7416">
                <text:p>0.7416</text:p>
              </table:table-cell>
              <table:table-cell office:value-type="float" office:value="0.889778">
                <text:p>0.88977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056">
                <text:p>0.7056</text:p>
              </table:table-cell>
              <table:table-cell office:value-type="float" office:value="0.7292">
                <text:p>0.7292</text:p>
              </table:table-cell>
              <table:table-cell office:value-type="float" office:value="0.893113">
                <text:p>0.89311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7039">
                <text:p>0.7039</text:p>
              </table:table-cell>
              <table:table-cell office:value-type="float" office:value="0.7266">
                <text:p>0.7266</text:p>
              </table:table-cell>
              <table:table-cell office:value-type="float" office:value="0.894364">
                <text:p>0.8943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05">
                <text:p>0.705</text:p>
              </table:table-cell>
              <table:table-cell office:value-type="float" office:value="0.7201">
                <text:p>0.7201</text:p>
              </table:table-cell>
              <table:table-cell office:value-type="float" office:value="0.896335">
                <text:p>0.89633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7037">
                <text:p>0.7037</text:p>
              </table:table-cell>
              <table:table-cell office:value-type="float" office:value="0.7158">
                <text:p>0.7158</text:p>
              </table:table-cell>
              <table:table-cell office:value-type="float" office:value="0.89914">
                <text:p>0.8991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023">
                <text:p>0.7023</text:p>
              </table:table-cell>
              <table:table-cell office:value-type="float" office:value="0.7126">
                <text:p>0.7126</text:p>
              </table:table-cell>
              <table:table-cell office:value-type="float" office:value="0.900125">
                <text:p>0.90012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6993">
                <text:p>0.6993</text:p>
              </table:table-cell>
              <table:table-cell office:value-type="float" office:value="0.7075">
                <text:p>0.7075</text:p>
              </table:table-cell>
              <table:table-cell office:value-type="float" office:value="0.900694">
                <text:p>0.90069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116">
                <text:p>0.7116</text:p>
              </table:table-cell>
              <table:table-cell office:value-type="float" office:value="0.7184">
                <text:p>0.7184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7087">
                <text:p>0.7087</text:p>
              </table:table-cell>
              <table:table-cell office:value-type="float" office:value="0.6959">
                <text:p>0.6959</text:p>
              </table:table-cell>
              <table:table-cell office:value-type="float" office:value="0.906872">
                <text:p>0.90687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17">
                <text:p>0.717</text:p>
              </table:table-cell>
              <table:table-cell office:value-type="float" office:value="0.7051">
                <text:p>0.7051</text:p>
              </table:table-cell>
              <table:table-cell office:value-type="float" office:value="0.906607">
                <text:p>0.90660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7131">
                <text:p>0.7131</text:p>
              </table:table-cell>
              <table:table-cell office:value-type="float" office:value="0.6989">
                <text:p>0.6989</text:p>
              </table:table-cell>
              <table:table-cell office:value-type="float" office:value="0.908426">
                <text:p>0.90842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113">
                <text:p>0.7113</text:p>
              </table:table-cell>
              <table:table-cell office:value-type="float" office:value="0.6954">
                <text:p>0.6954</text:p>
              </table:table-cell>
              <table:table-cell office:value-type="float" office:value="0.909601">
                <text:p>0.90960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7343">
                <text:p>0.7343</text:p>
              </table:table-cell>
              <table:table-cell office:value-type="float" office:value="0.6854">
                <text:p>0.6854</text:p>
              </table:table-cell>
              <table:table-cell office:value-type="float" office:value="0.917712">
                <text:p>0.91771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301">
                <text:p>0.7301</text:p>
              </table:table-cell>
              <table:table-cell office:value-type="float" office:value="0.6749">
                <text:p>0.6749</text:p>
              </table:table-cell>
              <table:table-cell office:value-type="float" office:value="0.920555">
                <text:p>0.92055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7243">
                <text:p>0.7243</text:p>
              </table:table-cell>
              <table:table-cell office:value-type="float" office:value="0.6665">
                <text:p>0.6665</text:p>
              </table:table-cell>
              <table:table-cell office:value-type="float" office:value="0.927264">
                <text:p>0.92726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123">
                <text:p>0.7123</text:p>
              </table:table-cell>
              <table:table-cell office:value-type="float" office:value="0.6528">
                <text:p>0.6528</text:p>
              </table:table-cell>
              <table:table-cell office:value-type="float" office:value="0.929159">
                <text:p>0.92915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7221">
                <text:p>0.7221</text:p>
              </table:table-cell>
              <table:table-cell office:value-type="float" office:value="0.6511">
                <text:p>0.6511</text:p>
              </table:table-cell>
              <table:table-cell office:value-type="float" office:value="0.932457">
                <text:p>0.93245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227">
                <text:p>0.7227</text:p>
              </table:table-cell>
              <table:table-cell office:value-type="float" office:value="0.645">
                <text:p>0.645</text:p>
              </table:table-cell>
              <table:table-cell office:value-type="float" office:value="0.934352">
                <text:p>0.93435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7016">
                <text:p>0.7016</text:p>
              </table:table-cell>
              <table:table-cell office:value-type="float" office:value="0.6228">
                <text:p>0.6228</text:p>
              </table:table-cell>
              <table:table-cell office:value-type="float" office:value="0.934958">
                <text:p>0.93495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6971">
                <text:p>0.6971</text:p>
              </table:table-cell>
              <table:table-cell office:value-type="float" office:value="0.6175">
                <text:p>0.6175</text:p>
              </table:table-cell>
              <table:table-cell office:value-type="float" office:value="0.936702">
                <text:p>0.93670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6946">
                <text:p>0.6946</text:p>
              </table:table-cell>
              <table:table-cell office:value-type="float" office:value="0.6135">
                <text:p>0.6135</text:p>
              </table:table-cell>
              <table:table-cell office:value-type="float" office:value="0.937687">
                <text:p>0.93768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6908">
                <text:p>0.6908</text:p>
              </table:table-cell>
              <table:table-cell office:value-type="float" office:value="0.6062">
                <text:p>0.6062</text:p>
              </table:table-cell>
              <table:table-cell office:value-type="float" office:value="0.939469">
                <text:p>0.93946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6845">
                <text:p>0.6845</text:p>
              </table:table-cell>
              <table:table-cell office:value-type="float" office:value="0.5996">
                <text:p>0.5996</text:p>
              </table:table-cell>
              <table:table-cell office:value-type="float" office:value="0.941174">
                <text:p>0.941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